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Noto_Sans_Symbols_1.ttf" manifest:media-type="application/x-font-ttf"/>
  <manifest:file-entry manifest:full-path="Fonts/Font_Noto_Sans_Symbols_2.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Title" style:master-page-name="Standard">
      <style:paragraph-properties fo:margin-top="0cm" fo:margin-bottom="0.353cm" style:contextual-spacing="false" fo:line-height="108%" fo:text-align="left" style:justify-single-word="false" style:page-number="1" fo:keep-with-next="always"/>
      <style:text-properties fo:color="#1f4e79" loext:opacity="100%" style:font-name="Aptos Display" fo:font-size="22pt" fo:font-style="normal" fo:font-weight="bold" style:font-name-asian="Aptos Display1" style:font-size-asian="22pt" style:font-style-asian="normal" style:font-weight-asian="bold"/>
    </style:style>
    <style:style style:name="P2"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style>
    <style:style style:name="P3" style:family="paragraph" style:parent-style-name="normal">
      <style:paragraph-properties fo:margin-left="0.635cm" fo:margin-top="0cm" fo:margin-bottom="0.141cm" style:contextual-spacing="false" fo:line-height="112%" fo:text-indent="0cm" style:auto-text-indent="false"/>
    </style:style>
    <style:style style:name="P4" style:family="paragraph" style:parent-style-name="normal">
      <style:paragraph-properties fo:margin-left="0.635cm" fo:margin-top="0cm" fo:margin-bottom="0.141cm" style:contextual-spacing="false" fo:line-height="112%" fo:text-indent="0cm" style:auto-text-indent="false"/>
      <style:text-properties fo:font-weight="normal" style:font-weight-asian="normal" style:font-weight-complex="normal"/>
    </style:style>
    <style:style style:name="P5" style:family="paragraph" style:parent-style-name="normal">
      <style:paragraph-properties fo:margin-left="0cm" fo:margin-top="0cm" fo:margin-bottom="0.176cm" style:contextual-spacing="false" fo:line-height="112%" fo:text-indent="0cm" style:auto-text-indent="false"/>
    </style:style>
    <style:style style:name="P6" style:family="paragraph" style:parent-style-name="normal">
      <style:paragraph-properties fo:margin-top="0cm" fo:margin-bottom="0.141cm" style:contextual-spacing="false" fo:line-height="112%"/>
      <style:text-properties fo:font-style="italic" style:font-style-asian="italic" style:font-style-complex="italic"/>
    </style:style>
    <style:style style:name="P7"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bold" officeooo:rsid="00145035" officeooo:paragraph-rsid="00145035" style:font-name-asian="Calibri1" style:font-size-asian="10.5pt" style:font-weight-asian="bold" style:font-name-complex="Calibri1" style:font-size-complex="10.5pt" style:font-weight-complex="bold"/>
    </style:style>
    <style:style style:name="P8"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rsid="00145035" officeooo:paragraph-rsid="00145035" style:font-name-asian="Calibri1" style:font-size-asian="10.5pt" style:font-weight-asian="normal" style:font-name-complex="Calibri1" style:font-size-complex="10.5pt" style:font-weight-complex="normal"/>
    </style:style>
    <style:style style:name="P9" style:family="paragraph" style:parent-style-name="normal">
      <style:paragraph-properties fo:margin-left="0cm" fo:margin-top="0cm" fo:margin-bottom="0.176cm" style:contextual-spacing="false" fo:line-height="112%" fo:text-indent="0cm" style:auto-text-indent="false"/>
      <style:text-properties officeooo:paragraph-rsid="00160648"/>
    </style:style>
    <style:style style:name="P10" style:family="paragraph" style:parent-style-name="normal">
      <style:paragraph-properties fo:margin-left="0cm" fo:margin-top="0cm" fo:margin-bottom="0.176cm" style:contextual-spacing="false" fo:line-height="112%" fo:text-indent="0cm" style:auto-text-indent="false"/>
      <style:text-properties fo:font-weight="bold" officeooo:paragraph-rsid="0050c6ef" style:font-weight-asian="bold" style:font-weight-complex="bold"/>
    </style:style>
    <style:style style:name="P11"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2" style:family="paragraph" style:parent-style-name="normal">
      <style:paragraph-properties fo:margin-left="1.27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3" style:family="paragraph" style:parent-style-name="normal">
      <style:paragraph-properties fo:margin-left="0cm" fo:margin-top="0cm" fo:margin-bottom="0.176cm" style:contextual-spacing="false" fo:line-height="112%" fo:text-indent="0cm" style:auto-text-indent="false"/>
      <style:text-properties officeooo:paragraph-rsid="003c959c"/>
    </style:style>
    <style:style style:name="P14" style:family="paragraph" style:parent-style-name="normal">
      <style:paragraph-properties fo:margin-left="0cm" fo:margin-top="0cm" fo:margin-bottom="0.176cm" style:contextual-spacing="false" fo:line-height="112%" fo:text-indent="0cm" style:auto-text-indent="false"/>
      <style:text-properties officeooo:paragraph-rsid="001be163"/>
    </style:style>
    <style:style style:name="P15" style:family="paragraph" style:parent-style-name="normal">
      <style:paragraph-properties fo:margin-left="0cm" fo:margin-top="0cm" fo:margin-bottom="0.176cm" style:contextual-spacing="false" fo:line-height="112%" fo:text-indent="0cm" style:auto-text-indent="false"/>
      <style:text-properties fo:font-weight="normal" officeooo:paragraph-rsid="001be163" style:font-weight-asian="normal"/>
    </style:style>
    <style:style style:name="P16" style:family="paragraph" style:parent-style-name="normal">
      <style:paragraph-properties fo:margin-top="0.212cm" fo:margin-bottom="0.176cm" style:contextual-spacing="false" fo:line-height="112%" fo:keep-with-next="always"/>
      <style:text-properties fo:font-weight="bold" officeooo:rsid="00412121" officeooo:paragraph-rsid="00412121" style:font-weight-asian="bold"/>
    </style:style>
    <style:style style:name="P17" style:family="paragraph" style:parent-style-name="normal">
      <style:paragraph-properties fo:margin-top="0.212cm" fo:margin-bottom="0.176cm" style:contextual-spacing="false" fo:line-height="112%"/>
      <style:text-properties fo:font-weight="normal" officeooo:rsid="00412121" officeooo:paragraph-rsid="00412121" style:font-weight-asian="normal" style:font-weight-complex="normal"/>
    </style:style>
    <style:style style:name="P18" style:family="paragraph" style:parent-style-name="normal">
      <style:paragraph-properties fo:margin-top="0.212cm" fo:margin-bottom="0.176cm" style:contextual-spacing="false" fo:line-height="112%"/>
      <style:text-properties officeooo:paragraph-rsid="00412121"/>
    </style:style>
    <style:style style:name="P19" style:family="paragraph" style:parent-style-name="normal">
      <style:paragraph-properties fo:margin-top="0.212cm" fo:margin-bottom="0.176cm" style:contextual-spacing="false" fo:line-height="112%" fo:keep-with-next="always"/>
    </style:style>
    <style:style style:name="P20" style:family="paragraph" style:parent-style-name="normal">
      <style:paragraph-properties fo:margin-top="0.212cm" fo:margin-bottom="0.176cm" style:contextual-spacing="false" fo:line-height="112%"/>
    </style:style>
    <style:style style:name="P21" style:family="paragraph" style:parent-style-name="normal">
      <style:paragraph-properties fo:margin-top="0.212cm" fo:margin-bottom="0.176cm" style:contextual-spacing="false" fo:line-height="112%"/>
      <style:text-properties fo:font-weight="bold" officeooo:paragraph-rsid="00857ed3" style:font-weight-asian="bold" style:font-weight-complex="bold"/>
    </style:style>
    <style:style style:name="P22" style:family="paragraph" style:parent-style-name="normal">
      <style:paragraph-properties fo:margin-top="0.212cm" fo:margin-bottom="0.176cm" style:contextual-spacing="false" fo:line-height="112%"/>
      <style:text-properties fo:font-weight="normal" officeooo:paragraph-rsid="00857ed3" style:font-weight-asian="normal"/>
    </style:style>
    <style:style style:name="P23" style:family="paragraph" style:parent-style-name="normal">
      <style:paragraph-properties fo:margin-top="0.212cm" fo:margin-bottom="0.176cm" style:contextual-spacing="false" fo:line-height="112%"/>
      <style:text-properties fo:font-weight="normal" officeooo:paragraph-rsid="00b68895" style:font-weight-asian="normal"/>
    </style:style>
    <style:style style:name="P24" style:family="paragraph" style:parent-style-name="normal">
      <style:paragraph-properties fo:margin-top="0.212cm" fo:margin-bottom="0.176cm" style:contextual-spacing="false" fo:line-height="112%"/>
      <style:text-properties officeooo:paragraph-rsid="00f56539"/>
    </style:style>
    <style:style style:name="P25" style:family="paragraph" style:parent-style-name="normal">
      <style:paragraph-properties fo:margin-top="0.212cm" fo:margin-bottom="0.176cm" style:contextual-spacing="false" fo:line-height="112%"/>
      <style:text-properties fo:font-weight="normal" officeooo:rsid="00f56539" officeooo:paragraph-rsid="00f56539" style:font-weight-asian="normal"/>
    </style:style>
    <style:style style:name="P26" style:family="paragraph" style:parent-style-name="normal">
      <style:paragraph-properties fo:margin-top="0.212cm" fo:margin-bottom="0.176cm" style:contextual-spacing="false" fo:line-height="112%"/>
      <style:text-properties fo:font-weight="bold" officeooo:rsid="010013af" officeooo:paragraph-rsid="010013af" style:font-weight-asian="bold"/>
    </style:style>
    <style:style style:name="P27" style:family="paragraph" style:parent-style-name="normal">
      <style:paragraph-properties fo:margin-top="0.212cm" fo:margin-bottom="0.176cm" style:contextual-spacing="false" fo:line-height="112%"/>
      <style:text-properties fo:font-weight="normal" officeooo:rsid="010013af" officeooo:paragraph-rsid="010013af" style:font-weight-asian="normal" style:font-weight-complex="normal"/>
    </style:style>
    <style:style style:name="P28" style:family="paragraph" style:parent-style-name="normal">
      <style:paragraph-properties fo:margin-top="0.212cm" fo:margin-bottom="0.176cm" style:contextual-spacing="false" fo:line-height="112%"/>
      <style:text-properties officeooo:rsid="00fbc627" officeooo:paragraph-rsid="00fbc627"/>
    </style:style>
    <style:style style:name="P29" style:family="paragraph" style:parent-style-name="normal" style:list-style-name="L1">
      <style:paragraph-properties fo:margin-top="0.212cm" fo:margin-bottom="0.176cm" style:contextual-spacing="false" fo:line-height="112%"/>
      <style:text-properties officeooo:rsid="00fbc627" officeooo:paragraph-rsid="00fbc627"/>
    </style:style>
    <style:style style:name="P30" style:family="paragraph" style:parent-style-name="normal">
      <style:paragraph-properties fo:margin-top="0.212cm" fo:margin-bottom="0.176cm" style:contextual-spacing="false" fo:line-height="112%"/>
      <style:text-properties officeooo:paragraph-rsid="010013af"/>
    </style:style>
    <style:style style:name="P31" style:family="paragraph" style:parent-style-name="normal" style:list-style-name="L2">
      <style:paragraph-properties fo:margin-top="0.212cm" fo:margin-bottom="0.176cm" style:contextual-spacing="false" fo:line-height="112%"/>
      <style:text-properties fo:font-weight="normal" officeooo:rsid="00f85eaf" officeooo:paragraph-rsid="00f56539" style:font-weight-asian="normal"/>
    </style:style>
    <style:style style:name="P32" style:family="paragraph" style:parent-style-name="normal">
      <style:paragraph-properties fo:margin-top="0.212cm" fo:margin-bottom="0.176cm" style:contextual-spacing="false" fo:line-height="112%"/>
      <style:text-properties fo:font-weight="bold" officeooo:rsid="01149fb0" officeooo:paragraph-rsid="01149fb0" style:font-weight-asian="bold"/>
    </style:style>
    <style:style style:name="P33" style:family="paragraph" style:parent-style-name="normal">
      <style:paragraph-properties fo:margin-top="0.212cm" fo:margin-bottom="0.176cm" style:contextual-spacing="false" fo:line-height="112%"/>
      <style:text-properties officeooo:paragraph-rsid="01149fb0"/>
    </style:style>
    <style:style style:name="P34" style:family="paragraph" style:parent-style-name="normal">
      <style:paragraph-properties fo:margin-top="0.212cm" fo:margin-bottom="0.176cm" style:contextual-spacing="false" fo:line-height="112%"/>
      <style:text-properties fo:font-weight="bold" officeooo:paragraph-rsid="01149fb0" style:font-weight-asian="bold" style:font-weight-complex="bold"/>
    </style:style>
    <style:style style:name="P35" style:family="paragraph" style:parent-style-name="normal">
      <style:paragraph-properties fo:margin-top="0.212cm" fo:margin-bottom="0.176cm" style:contextual-spacing="false" fo:line-height="112%"/>
      <style:text-properties fo:font-weight="normal" officeooo:paragraph-rsid="00f56539" style:font-weight-asian="normal"/>
    </style:style>
    <style:style style:name="P36"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37" style:family="paragraph" style:parent-style-name="normal">
      <style:paragraph-properties fo:margin-top="0cm" fo:margin-bottom="0.141cm" style:contextual-spacing="false" fo:line-height="112%"/>
    </style:style>
    <style:style style:name="P38" style:family="paragraph" style:parent-style-name="normal" style:list-style-name="WWNum37">
      <style:paragraph-properties fo:margin-left="0.762cm" fo:margin-top="0cm" fo:margin-bottom="0.141cm" style:contextual-spacing="false" fo:line-height="112%" fo:text-indent="0cm" style:auto-text-indent="false"/>
    </style:style>
    <style:style style:name="P39" style:family="paragraph" style:parent-style-name="normal" style:list-style-name="WWNum24">
      <style:paragraph-properties fo:margin-left="0.762cm" fo:margin-top="0cm" fo:margin-bottom="0.141cm" style:contextual-spacing="false" fo:line-height="112%" fo:text-indent="0cm" style:auto-text-indent="false"/>
    </style:style>
    <style:style style:name="P40" style:family="paragraph" style:parent-style-name="normal">
      <style:paragraph-properties fo:margin-left="0cm" fo:margin-top="0cm" fo:margin-bottom="0.141cm" style:contextual-spacing="false" fo:line-height="112%" fo:text-indent="0cm" style:auto-text-indent="false"/>
    </style:style>
    <style:style style:name="P41" style:family="paragraph" style:parent-style-name="normal" style:list-style-name="WWNum32">
      <style:paragraph-properties fo:margin-left="0.762cm" fo:margin-top="0cm" fo:margin-bottom="0.141cm" style:contextual-spacing="false" fo:line-height="112%" fo:text-indent="0cm" style:auto-text-indent="false"/>
    </style:style>
    <style:style style:name="P42" style:family="paragraph" style:parent-style-name="normal" style:list-style-name="WWNum26">
      <style:paragraph-properties fo:margin-left="0.762cm" fo:margin-top="0cm" fo:margin-bottom="0cm" style:contextual-spacing="false" fo:line-height="112%" fo:text-indent="0cm" style:auto-text-indent="false"/>
    </style:style>
    <style:style style:name="P43" style:family="paragraph" style:parent-style-name="normal" style:list-style-name="WWNum26">
      <style:paragraph-properties fo:margin-left="0.762cm" fo:margin-top="0cm" fo:margin-bottom="0.176cm" style:contextual-spacing="false" fo:line-height="112%" fo:text-indent="0cm" style:auto-text-indent="false"/>
    </style:style>
    <style:style style:name="P44" style:family="paragraph" style:parent-style-name="normal">
      <style:paragraph-properties fo:margin-top="0.282cm" fo:margin-bottom="0.141cm" style:contextual-spacing="false" fo:line-height="112%" fo:keep-together="auto" fo:keep-with-next="auto"/>
      <style:text-properties style:use-window-font-color="true" loext:opacity="0%"/>
    </style:style>
    <style:style style:name="P45" style:family="paragraph" style:parent-style-name="normal">
      <style:paragraph-properties fo:margin-left="0.457cm" fo:margin-top="0cm" fo:margin-bottom="0.176cm" style:contextual-spacing="false" fo:line-height="112%" fo:keep-together="auto" fo:text-indent="0cm" style:auto-text-indent="false" fo:keep-with-next="auto"/>
    </style:style>
    <style:style style:name="P46" style:family="paragraph" style:parent-style-name="normal">
      <style:paragraph-properties fo:margin-left="0.457cm" fo:margin-top="0cm" fo:margin-bottom="0.141cm" style:contextual-spacing="false" fo:line-height="112%" fo:keep-together="auto" fo:text-indent="0cm" style:auto-text-indent="false" fo:keep-with-next="auto"/>
      <style:text-properties style:use-window-font-color="true" loext:opacity="0%"/>
    </style:style>
    <style:style style:name="P47" style:family="paragraph" style:parent-style-name="normal">
      <style:paragraph-properties fo:margin-left="0.457cm" fo:margin-top="0cm" fo:margin-bottom="0.176cm" style:contextual-spacing="false" fo:line-height="112%" fo:keep-together="auto" fo:text-indent="0cm" style:auto-text-indent="false" fo:keep-with-next="auto"/>
      <style:text-properties style:use-window-font-color="true" loext:opacity="0%"/>
    </style:style>
    <style:style style:name="P48" style:family="paragraph" style:parent-style-name="normal">
      <style:paragraph-properties fo:margin-top="0.282cm" fo:margin-bottom="0.141cm" style:contextual-spacing="false" fo:line-height="112%" fo:keep-together="auto"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49" style:family="paragraph" style:parent-style-name="normal" style:list-style-name="WWNum18">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50"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51" style:family="paragraph" style:parent-style-name="normal" style:list-style-name="WWNum31">
      <style:paragraph-properties fo:margin-left="0.762cm" fo:margin-top="0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52" style:family="paragraph" style:parent-style-name="Heading_20_3" style:list-style-name="WWNum35">
      <style:paragraph-properties fo:margin-left="0cm" fo:margin-top="0cm" fo:margin-bottom="0cm" style:contextual-spacing="false" fo:line-height="108%" fo:text-align="left" style:justify-single-word="false" fo:keep-together="auto" fo:text-indent="0cm" style:auto-text-indent="false" fo:keep-with-next="always"/>
    </style:style>
    <style:style style:name="P53"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style>
    <style:style style:name="P54"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55"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56" style:family="paragraph" style:parent-style-name="normal" style:list-style-name="WWNum36">
      <style:paragraph-properties fo:margin-left="0.762cm" fo:margin-top="0cm" fo:margin-bottom="0.141cm" style:contextual-spacing="false" fo:line-height="112%" fo:text-indent="0cm" style:auto-text-indent="false"/>
    </style:style>
    <style:style style:name="P57" style:family="paragraph" style:parent-style-name="normal" style:list-style-name="WWNum34">
      <style:paragraph-properties fo:margin-left="0.762cm" fo:margin-top="0cm" fo:margin-bottom="0.141cm" style:contextual-spacing="false" fo:line-height="112%" fo:text-indent="0cm" style:auto-text-indent="false"/>
    </style:style>
    <style:style style:name="P58" style:family="paragraph" style:parent-style-name="normal" style:list-style-name="WWNum29">
      <style:paragraph-properties fo:margin-left="0.762cm" fo:margin-top="0cm" fo:margin-bottom="0.141cm" style:contextual-spacing="false" fo:line-height="112%" fo:text-indent="0cm" style:auto-text-indent="false"/>
    </style:style>
    <style:style style:name="P59" style:family="paragraph" style:parent-style-name="normal">
      <style:paragraph-properties fo:margin-left="0.762cm" fo:margin-top="0cm" fo:margin-bottom="0.141cm" style:contextual-spacing="false" fo:line-height="112%" fo:text-indent="0cm" style:auto-text-indent="false"/>
    </style:style>
    <style:style style:name="P60" style:family="paragraph" style:parent-style-name="Heading_20_2">
      <style:paragraph-properties fo:margin-left="0cm" fo:margin-top="0.353cm" fo:margin-bottom="0.141cm" style:contextual-spacing="false" fo:line-height="108%" fo:text-align="left" style:justify-single-word="false" fo:keep-together="auto" fo:text-indent="0cm" style:auto-text-indent="false" fo:keep-with-next="always"/>
      <style:text-properties fo:color="#2f5496" loext:opacity="100%" style:font-name="Aptos" fo:font-size="20pt" fo:font-style="normal" fo:font-weight="bold" style:font-name-asian="Aptos1" style:font-size-asian="20pt" style:font-style-asian="normal" style:font-weight-asian="bold" style:font-size-complex="20pt"/>
    </style:style>
    <style:style style:name="P61" style:family="paragraph" style:parent-style-name="normal" style:list-style-name="WWNum33">
      <style:paragraph-properties fo:margin-left="0.762cm" fo:margin-top="0cm" fo:margin-bottom="0.141cm" style:contextual-spacing="false" fo:line-height="112%" fo:text-indent="0cm" style:auto-text-indent="false"/>
    </style:style>
    <style:style style:name="P62" style:family="paragraph" style:parent-style-name="Standard">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paragraph-rsid="00716500" style:font-name-asian="Aptos1" style:font-size-asian="10.5pt" style:font-style-asian="normal" style:font-weight-asian="bold" style:font-name-complex="Calibri1" style:font-size-complex="13pt"/>
    </style:style>
    <style:style style:name="P63" style:family="paragraph" style:parent-style-name="normal">
      <style:paragraph-properties fo:margin-top="0cm" fo:margin-bottom="0.141cm" style:contextual-spacing="false" fo:line-height="112%"/>
      <style:text-properties officeooo:paragraph-rsid="00716500"/>
    </style:style>
    <style:style style:name="P64" style:family="paragraph" style:parent-style-name="normal" style:list-style-name="L3">
      <style:paragraph-properties fo:margin-top="0cm" fo:margin-bottom="0.141cm" style:contextual-spacing="false" fo:line-height="112%"/>
      <style:text-properties officeooo:paragraph-rsid="00716500"/>
    </style:style>
    <style:style style:name="P65" style:family="paragraph" style:parent-style-name="normal">
      <style:paragraph-properties fo:margin-left="0.457cm" fo:margin-top="0cm" fo:margin-bottom="0.176cm" style:contextual-spacing="false" fo:line-height="112%" fo:text-indent="0cm" style:auto-text-indent="false"/>
    </style:style>
    <style:style style:name="P66" style:family="paragraph" style:parent-style-name="normal" style:list-style-name="WWNum25">
      <style:paragraph-properties fo:margin-left="0.762cm" fo:margin-top="0cm" fo:margin-bottom="0.141cm" style:contextual-spacing="false" fo:line-height="112%" fo:text-indent="0cm" style:auto-text-indent="false"/>
    </style:style>
    <style:style style:name="P67" style:family="paragraph" style:parent-style-name="normal">
      <style:paragraph-properties fo:margin-left="0.457cm" fo:margin-top="0cm" fo:margin-bottom="0.141cm" style:contextual-spacing="false" fo:line-height="112%" fo:text-indent="0cm" style:auto-text-indent="false"/>
    </style:style>
    <style:style style:name="P68" style:family="paragraph" style:parent-style-name="normal" style:list-style-name="WWNum1">
      <style:paragraph-properties fo:margin-left="0.762cm" fo:margin-top="0cm" fo:margin-bottom="0.141cm" style:contextual-spacing="false" fo:line-height="112%" fo:text-indent="0cm" style:auto-text-indent="false"/>
    </style:style>
    <style:style style:name="P69" style:family="paragraph" style:parent-style-name="normal">
      <style:paragraph-properties fo:margin-left="0cm" fo:margin-top="0cm" fo:margin-bottom="0.176cm" style:contextual-spacing="false" fo:line-height="112%" fo:text-indent="0cm" style:auto-text-indent="false"/>
      <style:text-properties officeooo:paragraph-rsid="00846b69"/>
    </style:style>
    <style:style style:name="P70" style:family="paragraph" style:parent-style-name="normal" style:list-style-name="WWNum22">
      <style:paragraph-properties fo:margin-left="0.762cm" fo:margin-top="0cm" fo:margin-bottom="0.141cm" style:contextual-spacing="false" fo:line-height="112%" fo:text-indent="0cm" style:auto-text-indent="false"/>
    </style:style>
    <style:style style:name="P71" style:family="paragraph" style:parent-style-name="Text_20_body">
      <style:text-properties fo:font-weight="bold" style:font-weight-asian="bold" style:font-weight-complex="bold"/>
    </style:style>
    <style:style style:name="P72" style:family="paragraph" style:parent-style-name="Heading_20_3">
      <style:paragraph-properties fo:margin-left="0cm" fo:margin-top="0.282cm" fo:margin-bottom="0.071cm" style:contextual-spacing="false" fo:line-height="108%" fo:text-align="left" style:justify-single-word="false" fo:text-indent="0cm" style:auto-text-indent="false"/>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73" style:family="paragraph" style:parent-style-name="normal">
      <style:paragraph-properties fo:margin-top="0cm" fo:margin-bottom="0.141cm" style:contextual-spacing="false" fo:line-height="112%"/>
      <style:text-properties fo:font-weight="normal" style:font-weight-asian="normal" style:font-weight-complex="normal"/>
    </style:style>
    <style:style style:name="P74" style:family="paragraph" style:parent-style-name="normal" style:list-style-name="L4">
      <style:paragraph-properties fo:margin-top="0cm" fo:margin-bottom="0.141cm" style:contextual-spacing="false" fo:line-height="112%"/>
      <style:text-properties fo:font-weight="normal" style:font-weight-asian="normal" style:font-weight-complex="normal"/>
    </style:style>
    <style:style style:name="P75" style:family="paragraph" style:parent-style-name="normal">
      <style:paragraph-properties fo:margin-top="0cm" fo:margin-bottom="0.141cm" style:contextual-spacing="false" fo:line-height="112%"/>
      <style:text-properties fo:font-weight="normal" officeooo:paragraph-rsid="00ee1c05" style:font-weight-asian="normal" style:font-weight-complex="normal"/>
    </style:style>
    <style:style style:name="P76" style:family="paragraph" style:parent-style-name="normal" style:list-style-name="L5">
      <style:paragraph-properties fo:margin-top="0cm" fo:margin-bottom="0.141cm" style:contextual-spacing="false" fo:line-height="112%"/>
      <style:text-properties fo:font-weight="normal" style:font-weight-asian="normal" style:font-weight-complex="normal"/>
    </style:style>
    <style:style style:name="P77" style:family="paragraph" style:parent-style-name="normal" style:list-style-name="L6">
      <style:paragraph-properties fo:margin-top="0cm" fo:margin-bottom="0.141cm" style:contextual-spacing="false" fo:line-height="112%"/>
      <style:text-properties fo:font-weight="normal" style:font-weight-asian="normal" style:font-weight-complex="normal"/>
    </style:style>
    <style:style style:name="P78" style:family="paragraph" style:parent-style-name="normal">
      <style:paragraph-properties fo:margin-top="0cm" fo:margin-bottom="0.141cm" style:contextual-spacing="false" fo:line-height="112%"/>
      <style:text-properties fo:font-weight="bold" style:font-weight-asian="bold" style:font-weight-complex="bold"/>
    </style:style>
    <style:style style:name="P79" style:family="paragraph" style:parent-style-name="normal" style:list-style-name="WWNum27">
      <style:paragraph-properties fo:margin-left="0.762cm" fo:margin-top="0cm" fo:margin-bottom="0.141cm" style:contextual-spacing="false" fo:line-height="112%" fo:text-indent="0cm" style:auto-text-indent="false"/>
      <style:text-properties style:use-window-font-color="true" loext:opacity="0%" style:font-name="Roboto Mono" style:font-name-asian="Roboto Mono1" style:font-name-complex="Roboto Mono1"/>
    </style:style>
    <style:style style:name="P80" style:family="paragraph" style:parent-style-name="normal" style:list-style-name="WWNum17">
      <style:paragraph-properties fo:margin-left="0.762cm" fo:margin-top="0cm" fo:margin-bottom="0.141cm" style:contextual-spacing="false" fo:line-height="112%" fo:text-indent="0cm" style:auto-text-indent="false"/>
    </style:style>
    <style:style style:name="P81"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style>
    <style:style style:name="P82"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83"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532225" style:font-name-asian="Aptos1" style:font-size-asian="11.5pt" style:font-style-asian="normal" style:font-weight-asian="bold"/>
    </style:style>
    <style:style style:name="P84"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85" style:family="paragraph" style:parent-style-name="normal">
      <loext:graphic-properties draw:fill="none" draw:fill-color="#ffffff"/>
      <style:paragraph-properties fo:margin-left="1.27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rsid="00544525" officeooo:paragraph-rsid="00544525" fo:background-color="transparent" style:font-name-asian="Aptos1" style:font-size-asian="10.5pt" style:font-style-asian="normal" style:font-weight-asian="normal" style:font-name-complex="Aptos1" style:font-size-complex="10.5pt" style:font-style-complex="normal" style:font-weight-complex="normal"/>
    </style:style>
    <style:style style:name="P86" style:family="paragraph" style:parent-style-name="normal" style:list-style-name="L7">
      <style:paragraph-properties fo:margin-top="0cm" fo:margin-bottom="0.141cm" style:contextual-spacing="false" fo:line-height="112%"/>
    </style:style>
    <style:style style:name="P87" style:family="paragraph" style:parent-style-name="normal" style:list-style-name="L7">
      <style:paragraph-properties fo:margin-top="0cm" fo:margin-bottom="0.141cm" style:contextual-spacing="false" fo:line-height="112%" fo:text-align="left" style:justify-single-word="false"/>
    </style:style>
    <style:style style:name="P88" style:family="paragraph" style:parent-style-name="Heading_20_2">
      <style:paragraph-properties fo:keep-with-next="always"/>
      <style:text-properties fo:color="#2f5496" loext:opacity="100%" style:font-name="Aptos" fo:font-size="11.5pt" fo:font-style="normal" fo:font-weight="bold" style:font-name-asian="Aptos1" style:font-size-asian="11.5pt" style:font-style-asian="normal" style:font-weight-asian="bold"/>
    </style:style>
    <style:style style:name="P89" style:family="paragraph" style:parent-style-name="normal">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9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91" style:family="paragraph" style:parent-style-name="normal">
      <style:paragraph-properties fo:margin-top="0cm" fo:margin-bottom="0.141cm" style:contextual-spacing="false" fo:line-height="112%"/>
      <style:text-properties officeooo:paragraph-rsid="004bcdbb"/>
    </style:style>
    <style:style style:name="P92"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93"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d383f" style:font-name-asian="Aptos1" style:font-size-asian="11.5pt" style:font-style-asian="normal" style:font-weight-asian="bold"/>
    </style:style>
    <style:style style:name="P94" style:family="paragraph" style:parent-style-name="normal">
      <style:paragraph-properties fo:margin-top="0cm" fo:margin-bottom="0.141cm" style:contextual-spacing="false" fo:line-height="112%"/>
      <style:text-properties officeooo:paragraph-rsid="004d383f"/>
    </style:style>
    <style:style style:name="P95" style:family="paragraph" style:parent-style-name="normal">
      <style:paragraph-properties fo:margin-top="0cm" fo:margin-bottom="0.141cm" style:contextual-spacing="false" fo:line-height="112%"/>
      <style:text-properties style:use-window-font-color="true" loext:opacity="0%"/>
    </style:style>
    <style:style style:name="P96"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97" style:family="paragraph" style:parent-style-name="normal">
      <style:paragraph-properties fo:margin-left="0cm" fo:margin-top="0cm" fo:margin-bottom="0.141cm" style:contextual-spacing="false" fo:line-height="112%" fo:text-indent="0cm" style:auto-text-indent="false"/>
      <style:text-properties fo:color="#2f5496" loext:opacity="100%" style:font-name="Aptos" fo:font-size="11.5pt" fo:font-style="normal" fo:font-weight="bold" officeooo:rsid="008234ac" officeooo:paragraph-rsid="008234ac" style:font-name-asian="Aptos1" style:font-size-asian="11.5pt" style:font-style-asian="normal" style:font-weight-asian="bold"/>
    </style:style>
    <style:style style:name="P98" style:family="paragraph" style:parent-style-name="normal">
      <style:paragraph-properties fo:margin-left="0cm" fo:margin-top="0cm" fo:margin-bottom="0.141cm" style:contextual-spacing="false" fo:line-height="112%" fo:text-indent="0cm" style:auto-text-indent="false"/>
      <style:text-properties officeooo:rsid="008131be" officeooo:paragraph-rsid="008131be"/>
    </style:style>
    <style:style style:name="P99" style:family="paragraph" style:parent-style-name="normal">
      <style:paragraph-properties fo:margin-left="0cm" fo:margin-top="0cm" fo:margin-bottom="0.141cm" style:contextual-spacing="false" fo:line-height="112%" fo:text-indent="0cm" style:auto-text-indent="false"/>
      <style:text-properties fo:font-weight="bold" officeooo:rsid="008131be" officeooo:paragraph-rsid="008131be" style:font-weight-asian="bold" style:font-weight-complex="bold"/>
    </style:style>
    <style:style style:name="P100" style:family="paragraph" style:parent-style-name="normal" style:list-style-name="L8">
      <style:paragraph-properties fo:margin-top="0cm" fo:margin-bottom="0.141cm" style:contextual-spacing="false" fo:line-height="112%"/>
      <style:text-properties officeooo:rsid="008131be" officeooo:paragraph-rsid="008131be"/>
    </style:style>
    <style:style style:name="P101" style:family="paragraph" style:parent-style-name="Heading_20_3">
      <style:paragraph-properties fo:keep-with-next="always"/>
      <style:text-properties fo:color="#4472c4" loext:opacity="100%" style:font-name="Aptos" fo:font-size="10.5pt" fo:font-style="normal" fo:font-weight="bold" style:font-name-asian="Aptos1" style:font-size-asian="10.5pt" style:font-style-asian="normal" style:font-weight-asian="bold"/>
    </style:style>
    <style:style style:name="P102" style:family="paragraph" style:parent-style-name="normal" style:list-style-name="WWNum20">
      <style:paragraph-properties fo:margin-left="0.762cm" fo:margin-top="0cm" fo:margin-bottom="0.141cm" style:contextual-spacing="false" fo:line-height="112%" fo:text-indent="0cm" style:auto-text-indent="false"/>
    </style:style>
    <style:style style:name="P103"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04"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05"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eaa871" fo:background-color="transparent" style:font-name-asian="Aptos1" style:font-size-asian="10.5pt" style:font-style-asian="normal" style:font-weight-asian="normal" style:font-name-complex="Aptos1" style:font-size-complex="10.5pt" style:font-style-complex="normal" style:font-weight-complex="normal"/>
    </style:style>
    <style:style style:name="P106"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07"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writing-mode="lr-tb" style:writing-mode-automatic="fals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eaa871" fo:background-color="transparent" style:font-name-asian="Aptos1" style:font-size-asian="10.5pt" style:font-style-asian="normal" style:font-weight-asian="normal" style:font-name-complex="Aptos1" style:font-size-complex="10.5pt" style:font-style-complex="normal" style:font-weight-complex="normal"/>
    </style:style>
    <style:style style:name="P108"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officeooo:rsid="0087f1a4" officeooo:paragraph-rsid="0087f1a4"/>
    </style:style>
    <style:style style:name="P109" style:family="paragraph" style:parent-style-name="normal">
      <style:paragraph-properties fo:margin-left="0cm" fo:margin-top="0.353cm" fo:margin-bottom="0.141cm" style:contextual-spacing="false" fo:line-height="108%" fo:text-align="left" style:justify-single-word="false" fo:text-indent="0cm" style:auto-text-indent="false"/>
    </style:style>
    <style:style style:name="P110"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d9a73e"/>
    </style:style>
    <style:style style:name="P111" style:family="paragraph" style:parent-style-name="normal" style:list-style-name="L9">
      <style:paragraph-properties fo:margin-top="0.353cm" fo:margin-bottom="0.141cm" style:contextual-spacing="false" fo:line-height="108%" fo:text-align="left" style:justify-single-word="false"/>
    </style:style>
    <style:style style:name="P112" style:family="paragraph" style:parent-style-name="normal" style:list-style-name="L10">
      <style:paragraph-properties fo:margin-top="0.353cm" fo:margin-bottom="0.141cm" style:contextual-spacing="false" fo:line-height="108%" fo:text-align="left" style:justify-single-word="false"/>
    </style:style>
    <style:style style:name="P113" style:family="paragraph" style:parent-style-name="Heading_20_2">
      <style:text-properties officeooo:paragraph-rsid="00b68895"/>
    </style:style>
    <style:style style:name="P114"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b68895"/>
    </style:style>
    <style:style style:name="P115" style:family="paragraph" style:parent-style-name="normal" style:list-style-name="L11">
      <style:paragraph-properties fo:margin-top="0.353cm" fo:margin-bottom="0.141cm" style:contextual-spacing="false" fo:line-height="108%" fo:text-align="left" style:justify-single-word="false"/>
      <style:text-properties officeooo:paragraph-rsid="00b68895"/>
    </style:style>
    <style:style style:name="P116" style:family="paragraph" style:parent-style-name="normal" style:list-style-name="L12">
      <style:paragraph-properties fo:margin-top="0.353cm" fo:margin-bottom="0.141cm" style:contextual-spacing="false" fo:line-height="108%" fo:text-align="left" style:justify-single-word="false"/>
      <style:text-properties officeooo:paragraph-rsid="00b68895"/>
    </style:style>
    <style:style style:name="P117" style:family="paragraph" style:parent-style-name="normal">
      <style:paragraph-properties fo:margin-left="0cm" fo:margin-top="0.353cm" fo:margin-bottom="0.141cm" style:contextual-spacing="false" fo:line-height="108%" fo:text-align="left" style:justify-single-word="false" fo:text-indent="0cm" style:auto-text-indent="false"/>
      <style:text-properties fo:font-weight="bold" style:font-weight-asian="bold" style:font-weight-complex="bold"/>
    </style:style>
    <style:style style:name="P118" style:family="paragraph" style:parent-style-name="normal" style:list-style-name="L13">
      <style:paragraph-properties fo:margin-top="0.353cm" fo:margin-bottom="0.141cm" style:contextual-spacing="false" fo:line-height="108%" fo:text-align="left" style:justify-single-word="false"/>
    </style:style>
    <style:style style:name="P119" style:family="paragraph" style:parent-style-name="normal" style:list-style-name="L14">
      <style:paragraph-properties fo:margin-top="0.353cm" fo:margin-bottom="0.141cm" style:contextual-spacing="false" fo:line-height="108%" fo:text-align="left" style:justify-single-word="false"/>
    </style:style>
    <style:style style:name="P120" style:family="paragraph" style:parent-style-name="normal">
      <style:paragraph-properties fo:margin-top="0.353cm" fo:margin-bottom="0.141cm" style:contextual-spacing="false" fo:line-height="108%" fo:text-align="left" style:justify-single-word="false"/>
    </style:style>
    <style:style style:name="P121"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8fe7d2"/>
    </style:style>
    <style:style style:name="P122" style:family="paragraph" style:parent-style-name="normal" style:list-style-name="L15">
      <style:paragraph-properties fo:margin-top="0.353cm" fo:margin-bottom="0.141cm" style:contextual-spacing="false" fo:line-height="108%" fo:text-align="left" style:justify-single-word="false"/>
    </style:style>
    <style:style style:name="P123" style:family="paragraph" style:parent-style-name="normal" style:list-style-name="L16">
      <style:paragraph-properties fo:margin-top="0.353cm" fo:margin-bottom="0.141cm" style:contextual-spacing="false" fo:line-height="108%" fo:text-align="left" style:justify-single-word="false"/>
    </style:style>
    <style:style style:name="P124" style:family="paragraph" style:parent-style-name="normal">
      <style:paragraph-properties fo:margin-left="0cm" fo:margin-top="0.353cm" fo:margin-bottom="0.141cm" style:contextual-spacing="false" fo:line-height="108%" fo:text-align="left" style:justify-single-word="false" fo:text-indent="0cm" style:auto-text-indent="false"/>
      <style:text-properties officeooo:paragraph-rsid="00de7e42"/>
    </style:style>
    <style:style style:name="P125" style:family="paragraph" style:parent-style-name="normal" style:list-style-name="L17">
      <style:paragraph-properties fo:margin-top="0.353cm" fo:margin-bottom="0.141cm" style:contextual-spacing="false" fo:line-height="108%" fo:text-align="left" style:justify-single-word="false"/>
    </style:style>
    <style:style style:name="P126" style:family="paragraph" style:parent-style-name="normal" style:list-style-name="L18">
      <style:paragraph-properties fo:margin-top="0.353cm" fo:margin-bottom="0.141cm" style:contextual-spacing="false" fo:line-height="108%" fo:text-align="left" style:justify-single-word="false"/>
    </style:style>
    <style:style style:name="P127" style:family="paragraph" style:parent-style-name="normal" style:list-style-name="L19">
      <style:paragraph-properties fo:margin-top="0.353cm" fo:margin-bottom="0.141cm" style:contextual-spacing="false" fo:line-height="108%" fo:text-align="left" style:justify-single-word="false"/>
    </style:style>
    <style:style style:name="P128" style:family="paragraph" style:parent-style-name="normal" style:list-style-name="L20">
      <style:paragraph-properties fo:margin-top="0.353cm" fo:margin-bottom="0.141cm" style:contextual-spacing="false" fo:line-height="108%" fo:text-align="left" style:justify-single-word="false"/>
    </style:style>
    <style:style style:name="P129" style:family="paragraph" style:parent-style-name="normal" style:list-style-name="L21">
      <style:paragraph-properties fo:margin-top="0.353cm" fo:margin-bottom="0.141cm" style:contextual-spacing="false" fo:line-height="108%" fo:text-align="left" style:justify-single-word="false"/>
    </style:style>
    <style:style style:name="P130" style:family="paragraph" style:parent-style-name="normal" style:list-style-name="L22">
      <style:paragraph-properties fo:margin-top="0.353cm" fo:margin-bottom="0.141cm" style:contextual-spacing="false" fo:line-height="108%" fo:text-align="left" style:justify-single-word="false"/>
    </style:style>
    <style:style style:name="P131" style:family="paragraph" style:parent-style-name="normal" style:list-style-name="L23"/>
    <style:style style:name="P132" style:family="paragraph" style:parent-style-name="normal" style:list-style-name="L24"/>
    <style:style style:name="P133" style:family="paragraph" style:parent-style-name="normal" style:list-style-name="L25"/>
    <style:style style:name="P134" style:family="paragraph" style:parent-style-name="normal" style:list-style-name="L26"/>
    <style:style style:name="P135" style:family="paragraph" style:parent-style-name="normal">
      <style:text-properties fo:font-weight="bold" style:font-weight-asian="bold" style:font-weight-complex="bold"/>
    </style:style>
    <style:style style:name="P136" style:family="paragraph" style:parent-style-name="Text_20_body">
      <style:text-properties officeooo:paragraph-rsid="00ad75d1"/>
    </style:style>
    <style:style style:name="P137" style:family="paragraph" style:parent-style-name="normal" style:list-style-name="L27"/>
    <style:style style:name="P138" style:family="paragraph" style:parent-style-name="normal" style:list-style-name="L28"/>
    <style:style style:name="P139" style:family="paragraph" style:parent-style-name="Heading_20_2">
      <style:text-properties officeooo:paragraph-rsid="00d29f68"/>
    </style:style>
    <style:style style:name="P140" style:family="paragraph" style:parent-style-name="normal">
      <style:text-properties officeooo:paragraph-rsid="00d29f68"/>
    </style:style>
    <style:style style:name="P141" style:family="paragraph" style:parent-style-name="normal" style:list-style-name="L29">
      <style:text-properties officeooo:paragraph-rsid="00d29f68"/>
    </style:style>
    <style:style style:name="P142" style:family="paragraph" style:parent-style-name="normal">
      <style:text-properties fo:font-weight="bold" officeooo:paragraph-rsid="00d29f68" style:font-weight-asian="bold" style:font-weight-complex="bold"/>
    </style:style>
    <style:style style:name="P143" style:family="paragraph" style:parent-style-name="normal">
      <style:text-properties officeooo:paragraph-rsid="00b5cc02"/>
    </style:style>
    <style:style style:name="P144" style:family="paragraph" style:parent-style-name="normal" style:list-style-name="L30"/>
    <style:style style:name="P145" style:family="paragraph" style:parent-style-name="normal" style:list-style-name="L31"/>
    <style:style style:name="P146" style:family="paragraph" style:parent-style-name="normal">
      <style:text-properties officeooo:paragraph-rsid="008c55b3"/>
    </style:style>
    <style:style style:name="P147"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48" style:family="paragraph" style:parent-style-name="normal" style:list-style-name="L32">
      <style:paragraph-properties fo:margin-top="0cm" fo:margin-bottom="0.141cm" style:contextual-spacing="false" fo:line-height="112%"/>
      <style:text-properties style:use-window-font-color="true" loext:opacity="0%"/>
    </style:style>
    <style:style style:name="P149" style:family="paragraph" style:parent-style-name="normal" style:list-style-name="L33">
      <style:paragraph-properties fo:margin-top="0cm" fo:margin-bottom="0.141cm" style:contextual-spacing="false" fo:line-height="112%"/>
    </style:style>
    <style:style style:name="P150" style:family="paragraph" style:parent-style-name="normal" style:list-style-name="L34">
      <style:paragraph-properties fo:margin-top="0cm" fo:margin-bottom="0.141cm" style:contextual-spacing="false" fo:line-height="112%"/>
    </style:style>
    <style:style style:name="P151"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103ceea" fo:background-color="transparent" style:font-name-asian="Aptos1" style:font-size-asian="10.5pt" style:font-style-asian="normal" style:font-weight-asian="normal" style:font-name-complex="Aptos1" style:font-size-complex="10.5pt" style:font-style-complex="normal" style:font-weight-complex="normal"/>
    </style:style>
    <style:style style:name="P152"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53" style:family="paragraph" style:parent-style-name="normal">
      <style:paragraph-properties fo:margin-top="0cm" fo:margin-bottom="0.141cm" style:contextual-spacing="false" fo:line-height="112%"/>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54" style:family="paragraph" style:parent-style-name="normal" style:list-style-name="L35">
      <style:paragraph-properties fo:margin-top="0cm" fo:margin-bottom="0.141cm" style:contextual-spacing="false" fo:line-height="112%"/>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55"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1069f1b" fo:background-color="transparent" style:font-name-asian="Aptos1" style:font-size-asian="10.5pt" style:font-style-asian="normal" style:font-weight-asian="normal" style:font-name-complex="Aptos1" style:font-size-complex="10.5pt" style:font-style-complex="normal" style:font-weight-complex="normal"/>
    </style:style>
    <style:style style:name="P156" style:family="paragraph" style:parent-style-name="Heading_20_1">
      <style:text-properties officeooo:rsid="00fe9be1" officeooo:paragraph-rsid="00fe9be1"/>
    </style:style>
    <style:style style:name="P157" style:family="paragraph" style:parent-style-name="normal">
      <style:text-properties officeooo:paragraph-rsid="01073788"/>
    </style:style>
    <style:style style:name="P158" style:family="paragraph" style:parent-style-name="normal">
      <style:text-properties officeooo:rsid="00fe9be1" officeooo:paragraph-rsid="01073788"/>
    </style:style>
    <style:style style:name="P159" style:family="paragraph" style:parent-style-name="normal">
      <style:text-properties officeooo:rsid="00fe9be1" officeooo:paragraph-rsid="00fe9be1"/>
    </style:style>
    <style:style style:name="P160" style:family="paragraph" style:parent-style-name="normal" style:list-style-name="L36">
      <style:text-properties officeooo:rsid="00fe9be1" officeooo:paragraph-rsid="00fe9be1"/>
    </style:style>
    <style:style style:name="P161" style:family="paragraph" style:parent-style-name="normal" style:list-style-name="L37">
      <style:text-properties officeooo:rsid="00fe9be1" officeooo:paragraph-rsid="00fe9be1"/>
    </style:style>
    <style:style style:name="P162" style:family="paragraph" style:parent-style-name="normal" style:list-style-name="L38">
      <style:text-properties officeooo:rsid="00fe9be1" officeooo:paragraph-rsid="00fe9be1"/>
    </style:style>
    <style:style style:name="P163" style:family="paragraph" style:parent-style-name="normal" style:list-style-name="L38">
      <style:text-properties officeooo:rsid="00fe9be1" officeooo:paragraph-rsid="010abcbc"/>
    </style:style>
    <style:style style:name="P164" style:family="paragraph" style:parent-style-name="normal" style:list-style-name="L38">
      <style:text-properties officeooo:rsid="00fe9be1" officeooo:paragraph-rsid="010c4e0c"/>
    </style:style>
    <style:style style:name="P165" style:family="paragraph" style:parent-style-name="normal" style:list-style-name="L39">
      <style:text-properties officeooo:rsid="00fe9be1" officeooo:paragraph-rsid="00fe9be1"/>
    </style:style>
    <style:style style:name="P166" style:family="paragraph" style:parent-style-name="normal" style:list-style-name="L40">
      <style:text-properties officeooo:rsid="00fe9be1" officeooo:paragraph-rsid="00fe9be1"/>
    </style:style>
    <style:style style:name="P167" style:family="paragraph" style:parent-style-name="normal" style:list-style-name="L41">
      <style:text-properties officeooo:rsid="00fe9be1" officeooo:paragraph-rsid="00fe9be1"/>
    </style:style>
    <style:style style:name="P168" style:family="paragraph" style:parent-style-name="Heading_20_1">
      <style:paragraph-properties style:writing-mode="lr-tb" style:writing-mode-automatic="false"/>
      <style:text-properties officeooo:rsid="01100b0f" officeooo:paragraph-rsid="01100b0f"/>
    </style:style>
    <style:style style:name="P169" style:family="paragraph" style:parent-style-name="Heading_20_1">
      <style:paragraph-properties style:writing-mode="lr-tb" style:writing-mode-automatic="false"/>
      <style:text-properties officeooo:rsid="0110453f" officeooo:paragraph-rsid="0110453f"/>
    </style:style>
    <style:style style:name="P170" style:family="paragraph" style:parent-style-name="Heading_20_1">
      <style:paragraph-properties style:writing-mode="lr-tb" style:writing-mode-automatic="false"/>
    </style:style>
    <style:style style:name="P171" style:family="paragraph" style:parent-style-name="normal">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72"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73"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style>
    <style:style style:name="P174"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style>
    <style:style style:name="P175"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11150e1" fo:background-color="transparent" style:font-name-asian="Aptos1" style:font-size-asian="10.5pt" style:font-style-asian="normal" style:font-weight-asian="normal" style:font-name-complex="Aptos1" style:font-size-complex="10.5pt" style:font-style-complex="normal" style:font-weight-complex="normal"/>
    </style:style>
    <style:style style:name="P176" style:family="paragraph" style:parent-style-name="Heading_20_1" style:list-style-name="WWNum6">
      <style:paragraph-properties fo:margin-left="0cm" fo:text-indent="0cm" style:auto-text-indent="false"/>
      <style:text-properties officeooo:paragraph-rsid="011b6fa8"/>
    </style:style>
    <style:style style:name="P177"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officeooo:paragraph-rsid="0045cb45"/>
    </style:style>
    <style:style style:name="P178" style:family="paragraph" style:parent-style-name="Heading_20_1">
      <style:text-properties officeooo:rsid="0112be24" officeooo:paragraph-rsid="0112be24"/>
    </style:style>
    <style:style style:name="P179" style:family="paragraph" style:parent-style-name="normal">
      <style:text-properties officeooo:paragraph-rsid="0112be24"/>
    </style:style>
    <style:style style:name="P180" style:family="paragraph" style:parent-style-name="Heading_20_1">
      <style:text-properties officeooo:paragraph-rsid="0112be24"/>
    </style:style>
    <style:style style:name="P181" style:family="paragraph" style:parent-style-name="Heading_20_1">
      <style:text-properties officeooo:rsid="0117007f" officeooo:paragraph-rsid="0117007f"/>
    </style:style>
    <style:style style:name="P182" style:family="paragraph" style:parent-style-name="normal">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officeooo:rsid="01004c52" officeooo:paragraph-rsid="01004c52" style:font-name-asian="Aptos1" style:font-size-asian="11.5pt" style:font-style-asian="normal" style:font-weight-asian="bold"/>
    </style:style>
    <style:style style:name="P183"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font-size-complex="13pt"/>
    </style:style>
    <style:style style:name="P184" style:family="paragraph" style:parent-style-name="normal" style:list-style-name="WWNum15">
      <style:paragraph-properties fo:margin-left="0cm" fo:margin-top="0cm" fo:margin-bottom="0.141cm" style:contextual-spacing="false" fo:line-height="112%" fo:text-indent="0cm" style:auto-text-indent="false"/>
      <style:text-properties officeooo:paragraph-rsid="01201ca9"/>
    </style:style>
    <style:style style:name="P185" style:family="paragraph" style:parent-style-name="normal" style:list-style-name="WWNum15">
      <style:paragraph-properties fo:margin-left="0cm" fo:margin-top="0cm" fo:margin-bottom="0.141cm" style:contextual-spacing="false" fo:line-height="112%" fo:text-indent="0cm" style:auto-text-indent="false"/>
      <style:text-properties officeooo:paragraph-rsid="011d164f"/>
    </style:style>
    <style:style style:name="P186" style:family="paragraph" style:parent-style-name="normal">
      <style:paragraph-properties fo:margin-left="0cm" fo:margin-top="0cm" fo:margin-bottom="0.141cm" style:contextual-spacing="false" fo:line-height="112%" fo:text-indent="0cm" style:auto-text-indent="false"/>
      <style:text-properties officeooo:paragraph-rsid="011d164f"/>
    </style:style>
    <style:style style:name="P187" style:family="paragraph" style:parent-style-name="normal">
      <style:paragraph-properties fo:margin-top="0cm" fo:margin-bottom="0.141cm" style:contextual-spacing="false" fo:line-height="112%"/>
      <style:text-properties style:use-window-font-color="true" loext:opacity="0%" style:font-name="Roboto Mono" style:font-name-asian="Roboto Mono1" style:font-name-complex="Roboto Mono1"/>
    </style:style>
    <style:style style:name="P188" style:family="paragraph" style:parent-style-name="normal">
      <style:paragraph-properties fo:margin-top="0cm" fo:margin-bottom="0.141cm" style:contextual-spacing="false" fo:line-height="112%"/>
      <style:text-properties fo:color="#188038" loext:opacity="100%" style:font-name="Roboto Mono" style:font-name-asian="Roboto Mono1" style:font-name-complex="Roboto Mono1"/>
    </style:style>
    <style:style style:name="P189" style:family="paragraph" style:parent-style-name="normal" style:list-style-name="WWNum11">
      <style:paragraph-properties fo:margin-left="0.762cm" fo:margin-top="0cm" fo:margin-bottom="0.141cm" style:contextual-spacing="false" fo:line-height="112%" fo:text-indent="0cm" style:auto-text-indent="false"/>
    </style:style>
    <style:style style:name="P190"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officeooo:paragraph-rsid="00622ff3" style:font-name-asian="Aptos1" style:font-size-asian="11.5pt" style:font-style-asian="normal" style:font-weight-asian="bold" style:font-size-complex="13pt"/>
    </style:style>
    <style:style style:name="P191" style:family="paragraph" style:parent-style-name="normal">
      <style:paragraph-properties fo:margin-top="0cm" fo:margin-bottom="0.141cm" style:contextual-spacing="false" fo:line-height="112%"/>
      <style:text-properties officeooo:paragraph-rsid="00622ff3"/>
    </style:style>
    <style:style style:name="P192" style:family="paragraph" style:parent-style-name="normal" style:list-style-name="WWNum8">
      <style:paragraph-properties fo:margin-left="0.762cm" fo:margin-top="0cm" fo:margin-bottom="0.141cm" style:contextual-spacing="false" fo:line-height="112%" fo:text-indent="0cm" style:auto-text-indent="false"/>
    </style:style>
    <style:style style:name="P193" style:family="paragraph" style:parent-style-name="normal" style:list-style-name="WWNum16">
      <style:paragraph-properties fo:margin-left="0.762cm" fo:margin-top="0cm" fo:margin-bottom="0.141cm" style:contextual-spacing="false" fo:line-height="112%"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a92817" style:font-weight-asian="normal" style:font-weight-complex="normal"/>
    </style:style>
    <style:style style:name="T4" style:family="text">
      <style:text-properties fo:font-weight="bold" officeooo:rsid="002430ee" style:font-weight-asian="bold" style:font-weight-complex="bold"/>
    </style:style>
    <style:style style:name="T5" style:family="text">
      <style:text-properties fo:font-weight="normal" officeooo:rsid="01264630" style:font-weight-asian="normal" style:font-weight-complex="normal"/>
    </style:style>
    <style:style style:name="T6" style:family="text">
      <style:text-properties fo:font-weight="bold" officeooo:rsid="011b6fa8" style:font-weight-asian="bold" style:font-weight-complex="bold"/>
    </style:style>
    <style:style style:name="T7" style:family="text">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loext:char-shading-value="0" style:font-name-asian="Aptos1" style:font-size-asian="10.5pt" style:font-style-asian="normal" style:font-weight-asian="normal" style:font-name-complex="Aptos1" style:font-size-complex="10.5pt" style:font-style-complex="normal" style:font-weight-complex="normal"/>
    </style:style>
    <style:style style:name="T8" style:family="text">
      <style:text-properties fo:color="#1f4e79" loext:opacity="100%" style:font-name="Aptos" fo:font-size="22pt" fo:font-style="normal" fo:font-weight="bold" style:font-name-asian="Aptos1" style:font-size-asian="22pt" style:font-style-asian="normal" style:font-weight-asian="bold" style:font-size-complex="22pt"/>
    </style:style>
    <style:style style:name="T9" style:family="text">
      <style:text-properties style:font-name="Calibri" fo:font-size="10.5pt" fo:font-weight="bold" style:font-name-asian="Calibri1" style:font-size-asian="10.5pt" style:font-weight-asian="bold" style:font-name-complex="Calibri1" style:font-size-complex="10.5pt" style:font-weight-complex="bold"/>
    </style:style>
    <style:style style:name="T10" style:family="text">
      <style:text-properties style:font-name="Calibri" fo:font-size="10.5pt" fo:font-weight="normal" style:font-name-asian="Calibri1" style:font-size-asian="10.5pt" style:font-weight-asian="normal" style:font-name-complex="Calibri1" style:font-size-complex="10.5pt" style:font-weight-complex="normal"/>
    </style:style>
    <style:style style:name="T11" style:family="text">
      <style:text-properties style:font-name="Calibri" fo:font-size="10.5pt" fo:font-weight="normal" officeooo:rsid="00145035" style:font-name-asian="Calibri1" style:font-size-asian="10.5pt" style:font-weight-asian="normal" style:font-name-complex="Calibri1" style:font-size-complex="10.5pt" style:font-weight-complex="normal"/>
    </style:style>
    <style:style style:name="T12" style:family="text">
      <style:text-properties officeooo:rsid="0050c6ef"/>
    </style:style>
    <style:style style:name="T13" style:family="text">
      <style:text-properties style:font-name="Calibri" fo:font-size="10.5pt" fo:font-weight="bold" officeooo:rsid="001a7bdc" style:font-name-asian="Calibri1" style:font-size-asian="10.5pt" style:font-weight-asian="bold" style:font-name-complex="Calibri1" style:font-size-complex="10.5pt" style:font-weight-complex="bold"/>
    </style:style>
    <style:style style:name="T14" style:family="text">
      <style:text-properties style:font-name="Calibri" fo:font-size="10.5pt" fo:font-weight="normal" officeooo:rsid="003c959c" style:font-name-asian="Calibri1" style:font-size-asian="10.5pt" style:font-weight-asian="normal" style:font-name-complex="Calibri1" style:font-size-complex="10.5pt" style:font-weight-complex="normal"/>
    </style:style>
    <style:style style:name="T15" style:family="text">
      <style:text-properties fo:font-weight="bold" style:font-weight-asian="bold"/>
    </style:style>
    <style:style style:name="T16" style:family="text">
      <style:text-properties fo:font-weight="normal" style:font-weight-asian="normal"/>
    </style:style>
    <style:style style:name="T17" style:family="text">
      <style:text-properties fo:font-weight="bold" officeooo:rsid="00857ed3" style:font-weight-asian="bold"/>
    </style:style>
    <style:style style:name="T18" style:family="text">
      <style:text-properties fo:font-weight="normal" officeooo:rsid="00a92817" style:font-weight-asian="normal"/>
    </style:style>
    <style:style style:name="T19" style:family="text">
      <style:text-properties officeooo:rsid="00a9b7ab"/>
    </style:style>
    <style:style style:name="T20" style:family="text">
      <style:text-properties fo:font-weight="bold" officeooo:rsid="00f56539" style:font-weight-asian="bold"/>
    </style:style>
    <style:style style:name="T21" style:family="text">
      <style:text-properties fo:font-weight="normal" officeooo:rsid="00f56539" style:font-weight-asian="normal"/>
    </style:style>
    <style:style style:name="T22" style:family="text">
      <style:text-properties officeooo:rsid="010013af"/>
    </style:style>
    <style:style style:name="T23" style:family="text">
      <style:text-properties fo:font-weight="normal" officeooo:rsid="00f85eaf" style:font-weight-asian="normal"/>
    </style:style>
    <style:style style:name="T24" style:family="text">
      <style:text-properties style:font-name="Calibri" fo:font-size="13pt" fo:font-weight="normal" style:font-name-asian="Calibri1" style:font-size-asian="13pt" style:font-weight-asian="normal" style:font-name-complex="Calibri1" style:font-size-complex="13pt" style:font-weight-complex="normal"/>
    </style:style>
    <style:style style:name="T25" style:family="text">
      <style:text-properties style:font-name="Roboto Mono" fo:font-size="13pt" fo:font-weight="normal" style:font-name-asian="Roboto Mono1" style:font-size-asian="13pt" style:font-weight-asian="normal" style:font-name-complex="Roboto Mono1" style:font-size-complex="13pt" style:font-weight-complex="normal"/>
    </style:style>
    <style:style style:name="T26"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font-weight-complex="normal"/>
    </style:style>
    <style:style style:name="T27" style:family="text">
      <style:text-properties fo:color="#4472c4" loext:opacity="100%" style:font-name="Aptos" fo:font-size="10.5pt" fo:font-style="normal" fo:font-weight="bold" style:font-name-asian="Aptos1" style:font-size-asian="10.5pt" style:font-style-asian="normal" style:font-weight-asian="bold" style:font-name-complex="Roboto Mono1" style:font-size-complex="13pt" style:font-weight-complex="normal"/>
    </style:style>
    <style:style style:name="T28" style:family="text">
      <style:text-properties fo:color="#188038" loext:opacity="100%" style:font-name="Roboto Mono" style:font-name-asian="Roboto Mono1" style:font-name-complex="Roboto Mono1"/>
    </style:style>
    <style:style style:name="T29" style:family="text">
      <style:text-properties officeooo:rsid="00a7bddd"/>
    </style:style>
    <style:style style:name="T30" style:family="text">
      <style:text-properties fo:font-variant="normal" fo:text-transform="none" fo:color="#ffffff" loext:opacity="100%" fo:font-family="apple-system, BlinkMacSystemFont, 'Segoe UI', sans-serif" fo:font-size="11.25pt" fo:letter-spacing="normal" fo:font-style="normal" fo:font-weight="normal" style:font-name-asian="Calibri1" style:font-size-asian="10.5pt" style:font-weight-asian="normal" style:font-name-complex="Calibri1" style:font-size-complex="10.5pt" style:font-weight-complex="normal"/>
    </style:style>
    <style:style style:name="T31" style:family="text">
      <style:text-properties officeooo:rsid="0089707f"/>
    </style:style>
    <style:style style:name="T32" style:family="text">
      <style:text-properties officeooo:rsid="00eaa871"/>
    </style:style>
    <style:style style:name="T33" style:family="text">
      <style:text-properties officeooo:rsid="008fe7d2"/>
    </style:style>
    <style:style style:name="T34" style:family="text">
      <style:text-properties officeooo:rsid="0093b9bc"/>
    </style:style>
    <style:style style:name="T35" style:family="text">
      <style:text-properties officeooo:rsid="00d1c964"/>
    </style:style>
    <style:style style:name="T36" style:family="text">
      <style:text-properties officeooo:rsid="00efd2a7"/>
    </style:style>
    <style:style style:name="T37" style:family="text">
      <style:text-properties officeooo:rsid="002430ee"/>
    </style:style>
    <style:style style:name="T38" style:family="text">
      <style:text-properties officeooo:rsid="010abcbc"/>
    </style:style>
    <style:style style:name="T39" style:family="text">
      <style:text-properties fo:font-weight="bold" officeooo:rsid="010abcbc" style:font-weight-asian="bold" style:font-weight-complex="bold"/>
    </style:style>
    <style:style style:name="T40" style:family="text">
      <style:text-properties officeooo:rsid="010c8536"/>
    </style:style>
    <style:style style:name="T41" style:family="text">
      <style:text-properties officeooo:rsid="011b6fa8"/>
    </style:style>
    <style:style style:name="T42" style:family="text">
      <style:text-properties officeooo:rsid="011a081b"/>
    </style:style>
    <style:style style:name="T43" style:family="text">
      <style:text-properties officeooo:rsid="01201ca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vesting Tool Outline</text:p>
      <text:p text:style-name="P2">Stage Overview</text:p>
      <text:p text:style-name="P3"><text:span text:style-name="T1">Stage 1: Movement Detection — </text:span>The tool scans the video and detects movement spans. At this stage, it only determines when visible movement begins, when it ends, and which grid coordinates were touched during that interval.</text:p>
      <text:p text:style-name="P3"><text:span text:style-name="T1">Stage 2: Union Construction — </text:span>The tool groups nearby movement spans into candidate unions. A candidate union is a union worth investigating, but it is not yet accepted or rejected.</text:p>
      <text:p text:style-name="P3"><text:span text:style-name="T1">Stage 3: Union Screening — </text:span><text:span text:style-name="T2">The tool evaluates each candidate union using a coarse two-step screening process. It first attempts a simple </text:span><text:span text:style-name="T3">full</text:span><text:span text:style-name="T2">-footprint before/after comparison using nearby trustworthy reference windows. If that is not sufficient, it falls back to composite snapshot rescue to reconstruct a trustworthy baseline for the union footprint and resolve as much of the union as possible without borrowing unrelated future evidence. Rejected unions are discarded. Surviving unions move forward for deeper refinement.</text:span></text:p>
      <text:p text:style-name="P3"><text:span text:style-name="T1">Stage 4: </text:span><text:span text:style-name="T4">Top-Level </text:span><text:span text:style-name="T1">Time Slice Classification — </text:span><text:span text:style-name="T2">??? </text:span><text:span text:style-name="T5">need to update</text:span></text:p>
      <text:p text:style-name="P3"><text:span text:style-name="T1">Stage 5: </text:span><text:span text:style-name="T6">Local Boundary</text:span><text:span text:style-name="T1"> Refinement — </text:span><text:span text:style-name="T2">??? </text:span><text:span text:style-name="T5">need to update</text:span></text:p>
      <text:p text:style-name="P3"><text:span text:style-name="T1">Stage 6: Final Clip Construction — </text:span><text:span text:style-name="T2">The tool builds final clips from valid material and may attach adjacent boundary material as edge support. Every final clip must contain at least one valid slice.</text:span></text:p>
      <text:p text:style-name="P4"/>
      <text:p text:style-name="P4"/>
      <text:p text:style-name="Title"><text:span text:style-name="T7"><text:line-break/></text:span><text:span text:style-name="T8">Definitions</text:span></text:p>
      <text:p text:style-name="P5"><text:span text:style-name="T9">Movement Span</text:span><text:line-break/><text:span text:style-name="T10">A contiguous interval of time during which visible movement is detected. This term says only that visible change is happening. It does not say that the change is meaningful art change.</text:span></text:p>
      <text:p text:style-name="P5"><text:span text:style-name="T9">Footprint</text:span><text:line-break/><text:span text:style-name="T10">The set of grid coordinates in which visible change was detected during a given interval. A footprint is a spatial record of where change happened, not a judgment about whether that change was valid.</text:span></text:p>
      <text:p text:style-name="P5"><text:span text:style-name="T9">Footprint Size</text:span><text:line-break/><text:span text:style-name="T10">The size of a footprint, measured by how many grid coordinates it contains. This is just a summary measure of spatial extent.</text:span></text:p>
      <text:p text:style-name="P5"><text:span text:style-name="T9">Candidate Union</text:span><text:line-break/><text:span text:style-name="T10">A grouping of one or more movement spans that are close enough in time and space to be treated as one episode worth investigating. A candidate union is only a container for investigation. It is not yet accepted or rejected.</text:span></text:p>
      <text:p text:style-name="P6">Note: A candidate union is constructed from movement spans, not directly from footprints. Footprints are used later to evaluate whether a candidate union contains enough lasting meaningful change.</text:p>
      <text:p text:style-name="P5"><text:span text:style-name="T9">Rejected Union</text:span><text:line-break/><text:span text:style-name="T10">A candidate union that fails Stage 3 screening and is discarded from further refinement. This means the union’s footprint data did not show enough evidence of lasting meaningful change.</text:span></text:p>
      <text:p text:style-name="P5"><text:soft-page-break/><text:span text:style-name="T9">Surviving Union</text:span><text:line-break/><text:span text:style-name="T10">A candidate union that passes Stage 3 screening and remains plausible enough to justify finer inspection. A surviving union is still not a clip and is not yet proof of meaningful lasting change.</text:span></text:p>
      <text:p text:style-name="P5"><text:span text:style-name="T9">Union Footprint</text:span><text:line-break/><text:span text:style-name="T10">The set of grid coordinates touched by any movement span contained within a candidate union.</text:span></text:p>
      <text:p text:style-name="P5"><text:span text:style-name="T9">Union Footprint Size</text:span><text:line-break/><text:span text:style-name="T10">The size of a union footprint, measured by how many grid coordinates it contains.</text:span></text:p>
      <text:p text:style-name="P5"><text:span text:style-name="T9">Stopping Rule</text:span><text:line-break/><text:span text:style-name="T10">The rule that determines what happens when an undetermined sub-time slice reaches the minimum allowed subdivision size.</text:span></text:p>
      <text:p text:style-name="P5"><text:span text:style-name="T9">Merge Rule</text:span><text:line-break/>The rule that determines when nearby valid material and boundary material should be merged into the same final clip.</text:p>
      <text:p text:style-name="P5"><text:span text:style-name="T9">Time Slice</text:span><text:line-break/><text:span text:style-name="T10">A subdivision of a surviving union. A time slice is a temporary analysis unit, not a final output.</text:span></text:p>
      <text:p text:style-name="P5"><text:span text:style-name="T9">Sub-Time Slice</text:span><text:line-break/><text:span text:style-name="T10">A deeper subdivision created from an undetermined slice during Stage 5 refinement.</text:span></text:p>
      <text:p text:style-name="P5"><text:span text:style-name="T9">Valid Slice</text:span><text:line-break/><text:span text:style-name="T10">A time slice or sub-time slice whose evidence is strong enough to count as meaningful lasting change. This means the slice is kept for later clip construction.</text:span></text:p>
      <text:p text:style-name="P5"><text:span text:style-name="T9">Invalid Slice</text:span><text:line-break/><text:span text:style-name="T10">A time slice or sub-time slice whose evidence is strong enough to reject it as not containing meaningful lasting change. This means the slice is discarded.</text:span></text:p>
      <text:p text:style-name="P5"><text:span text:style-name="T9">Undetermined Slice</text:span><text:line-break/><text:span text:style-name="T11">A time slice or sub-time slice whose evidence is still too mixed or unclear to decide as valid or invalid at the current granularity. Undetermined is a temporary investigation state, not a final-output class.</text:span></text:p>
      <text:p text:style-name="P7">Boundary Slice</text:p>
      <text:p text:style-name="P8">A final edge-support slice created only after refinement is complete, when unresolved material is retained as supporting context next to valid material rather than being promoted to truth on its own.</text:p>
      <text:p text:style-name="P5"><text:span text:style-name="T9">Subdivision Depth Convention</text:span><text:line-break/><text:span text:style-name="T10">Sub-time slices may optionally be labeled by subdivision depth for clarity. For example, a time slice may subdivide into Sub-Time Slice A, then Sub-Time Slice B, then Sub-Time Slice C, where the label indicates how many rounds of subdivision have occurred.</text:span></text:p>
      <text:p text:style-name="P5"><text:span text:style-name="T9">Slice Footprint</text:span><text:line-break/><text:span text:style-name="T10">The set of grid coordinates touched by movement evidence records whose evaluation points fall within a specific time slice.</text:span></text:p>
      <text:p text:style-name="P9"><text:span text:style-name="T9">Slice Footprint Size</text:span><text:line-break/><text:span text:style-name="T10">The size of a slice footprint, measured by how many grid coordinates it contains.</text:span></text:p>
      <text:p text:style-name="P5"><text:span text:style-name="T9">Sub-Time-Slice Footprint</text:span><text:line-break/><text:span text:style-name="T10">The set of grid coordinates touched by movement evidence records whose evaluation points fall within a specific sub-time slice.</text:span></text:p>
      <text:p text:style-name="P5"><text:soft-page-break/><text:span text:style-name="T9">Sub-Time-Slice Footprint Size</text:span><text:line-break/><text:span text:style-name="T10">The size of a sub-time-slice footprint, measured by how many grid coordinates it contains.</text:span></text:p>
      <text:p text:style-name="P5"><text:span text:style-name="T9">Movement Evidence Record</text:span><text:line-break/><text:span text:style-name="T10">The smallest carried-forward unit of detected movement evidence in the pipeline. A Movement Evidence Record stores the result of one evaluation point so later stages can refine earlier evidence without recomputing movement evidence from the raw video from scratch.</text:span></text:p>
      <text:p text:style-name="P10">Evaluation Point Cadence</text:p>
      <text:p text:style-name="P11">The fixed temporal spacing used to create Movement Evidence Records across the video timeline. For the initial default design, Stage 1 should create one Movement Evidence Record for every video frame in the working timeline.</text:p>
      <text:p text:style-name="P12"><text:span text:style-name="T12">Cadence Note: </text:span>At 30 FPS, this means consecutive evaluation points are one frame apart. All short temporal rules that depend on evaluation points, including span opening, continuation, closing, temporal persistence, quiet-region detection, and minimum subdivision size, should be interpreted against that fixed per-frame cadence unless a later benchmark justifies a different sampling strategy.</text:p>
      <text:p text:style-name="P5"><text:span text:style-name="T9">Clip</text:span><text:line-break/><text:span text:style-name="T10">A final constructed output assembled from one or more valid slices, with optional adjacent boundary support. A clip may never be formed from boundary material alone.</text:span></text:p>
      <text:p text:style-name="P5"><text:span text:style-name="T9">Movement Event</text:span><text:line-break/><text:span text:style-name="T10">A general name for any detected visible-change occurrence before it has been formally stored as a movement span. This is useful when describing raw detection logic, because sometimes you want to talk about detected movement before it has opened or closed into a full span.</text:span></text:p>
      <text:p text:style-name="P5"><text:span text:style-name="T9">Lasting Change</text:span><text:line-break/><text:span text:style-name="T10">A visible difference in the artwork that remains present after the relevant movement interval, rather than disappearing immediately.</text:span></text:p>
      <text:p text:style-name="P5"><text:span text:style-name="T9">Evaluation Point</text:span><text:line-break/><text:span text:style-name="T10">A single moment in time at which the system measures whether visible movement evidence is present.</text:span></text:p>
      <text:p text:style-name="P5"><text:span text:style-name="T9">Temporal Gap</text:span><text:line-break/><text:span text:style-name="T10">The amount of time between the end of one movement span and the start of the next movement span.</text:span></text:p>
      <text:p text:style-name="P5"><text:span text:style-name="T9">Temporal Continuity</text:span><text:line-break/><text:span text:style-name="T10">The judgment that two spans are close enough in time to still plausibly belong to the same ongoing episode. Temporal gap is the measurement; temporal continuity is the decision.</text:span></text:p>
      <text:p text:style-name="P5"><text:span text:style-name="T9">Spatial Overlap</text:span><text:line-break/><text:span text:style-name="T10">The new span footprint and the comparison footprint share at least one grid coordinate.</text:span></text:p>
      <text:p text:style-name="P5"><text:span text:style-name="T9">Spatial Adjacency</text:span><text:line-break/><text:span text:style-name="T10">The new span footprint touches the comparison footprint in neighboring grid coordinates, including diagonal contact.</text:span></text:p>
      <text:p text:style-name="P5"><text:span text:style-name="T9">Spatial Distance</text:span><text:line-break/><text:span text:style-name="T10">The smallest grid distance between any coordinate in the new span footprint and any coordinate in the comparison footprint.</text:span></text:p>
      <text:p text:style-name="P5"><text:span text:style-name="T9">Spatial Proximity</text:span><text:line-break/><text:span text:style-name="T10">The judgment that two footprints are close enough in space to plausibly belong to the same movement episode.</text:span></text:p>
      <text:p text:style-name="P13"><text:soft-page-break/><text:span text:style-name="T13">Boundary Material</text:span><text:line-break/><text:span text:style-name="T10">Boundary material is the collective term for boundary slices carried into Stage 6 as edge support. </text:span><text:span text:style-name="T14">Boundary Material is material that </text:span><text:span text:style-name="T10">was unresolved during refinement but was finally retained as boundary support rather than promoted to valid. Boundary material may support a clip, but may not create one on its own.</text:span></text:p>
      <text:p text:style-name="P14"><text:span text:style-name="T9">Undetermined Classification Band</text:span><text:line-break/><text:span text:style-name="T10">The range of evidence values that is too strong to classify as invalid, but not strong enough to classify as valid.<text:line-break/></text:span></text:p>
      <text:p text:style-name="P14"><text:span text:style-name="T15">Retained Unit</text:span><text:line-break/><text:span text:style-name="T16">Any individual valid slice or boundary slice that survives refinement and is allowed to participate in Stage 6 clip construction. Invalid material is never a retained unit, and undetermined material must be resolved before Stage 6 begins.</text:span></text:p>
      <text:p text:style-name="P15">Retained is not a classification label of its own. It is only a collective term for valid and boundary material after refinement is complete.</text:p>
      <text:p text:style-name="P16">Retained Material</text:p>
      <text:p text:style-name="P17">The full set of retained units carried into Stage 6. Retained material consists only of valid slices and boundary slices.</text:p>
      <text:p text:style-name="P18"><text:span text:style-name="T15">Pre-Clip</text:span><text:line-break/><text:span text:style-name="T16">A merged interval of valid and boundary units before lead-in and tail-after are applied.</text:span></text:p>
      <text:p text:style-name="P19"><text:span text:style-name="T15">Minimum Allowed Subdivision Size</text:span><text:line-break/><text:span text:style-name="T16">The smallest time duration a time slice or sub-time slice is allowed to reach before further splitting must stop. Initial default: 00:00:00:15</text:span></text:p>
      <text:p text:style-name="P20"><text:span text:style-name="T15">Lasting Change Evidence Score</text:span><text:line-break/><text:span text:style-name="T16">A normalized score from 0.0 to 1.0 representing how strongly a candidate union, time slice, or sub-time slice appears to contain persistent art change within its relevant footprint.</text:span></text:p>
      <text:p text:style-name="P20"><text:span text:style-name="T15">Directly Adjacent in Time</text:span><text:line-break/><text:span text:style-name="T16">Two time-bounded units are directly adjacent in time when one ends exactly where the other begins, with no gap between them.</text:span></text:p>
      <text:p text:style-name="P20"><text:span text:style-name="T17">Snapshot Rescue</text:span><text:line-break/><text:span text:style-name="T16">A Stage 3 fallback procedure used when a trustworthy nearby </text:span><text:span text:style-name="T18">full</text:span><text:span text:style-name="T16">-footprint reference comparison cannot be formed. Instead of requiring one perfect reference window, snapshot rescue is allowed to reconstruct a composite reference state for the footprint from multiple trustworthy observations of its sub-regions over time.</text:span></text:p>
      <text:p text:style-name="P21">Composite Snapshot</text:p>
      <text:p text:style-name="P22">A stitched reference state built from multiple trustworthy observations of different parts of the same footprint at different nearby times. A composite snapshot is not required to come from one single frame or one single continuous window.</text:p>
      <text:p text:style-name="P21">Endpoint Ambiguity</text:p>
      <text:p text:style-name="P22">A condition in Stage 3 where one or more cells at the end of a union remain <text:span text:style-name="T19">resolved ambiguous</text:span> because the cursor or ongoing motion still obscures them and no trustworthy reference is available to invalidate them confidently.</text:p>
      <text:p text:style-name="P21">Endpoint Ambiguity Flag</text:p>
      <text:p text:style-name="P23">A debug flag indicating that a union survived Stage 3 with one or more resolved ambiguous endpoint cells.</text:p>
      <text:p text:style-name="P23"><text:soft-page-break/>This flag does not imply that the union is valid; it only records that Stage 3 could not confidently invalidate the remaining ambiguous endpoint area.</text:p>
      <text:p text:style-name="P21">Trustworthy Reference Window</text:p>
      <text:p text:style-name="P22">A before or after comparison window that is acceptable for Stage 3 because the footprint region being evaluated is free of meaningful movement contamination and can support a reliable coarse comparison. A trustworthy reference window may still allow unrelated movement elsewhere in the frame, provided the evaluated footprint region remains clean.</text:p>
      <text:p text:style-name="P20"><text:span text:style-name="T15">Per-Point Movement Evidence Threshold</text:span><text:line-break/><text:span text:style-name="T16">The minimum movement strength score required for a Movement Evidence Record to set movement_present = true, provided the touched footprint is not trivially empty.</text:span></text:p>
      <text:p text:style-name="P24"><text:span text:style-name="T20">Probe anchor time</text:span><text:span text:style-name="T21"><text:line-break/>The single timestamp inside a surviving union that the probe is centered on. It is not the whole thing being evaluated by itself; it is just the reference point for the probe.</text:span></text:p>
      <text:p text:style-name="P25"><text:tab/>Example: if a surviving union starts at 00:00:24:20 and we probe every 2 seconds, the first anchor might <text:tab/>be 00:00:26:20.</text:p>
      <text:p text:style-name="P24"><text:span text:style-name="T20">Probe-</text:span><text:span text:style-name="T15">Local evaluation window</text:span><text:line-break/>A short time window around the probe anchor that Stage 4 uses to gather evidence for that probe. This should not be one exact frame. It is the small local span used to inspect movement, determine which cells are active, and decide which cells are currently judgeable.</text:p>
      <text:p text:style-name="P24"><text:tab/>Example: a probe anchored at 00:00:26:20 might inspect something like 00:00:26:10 -&gt; 00:00:26:30</text:p>
      <text:p text:style-name="P24"><text:span text:style-name="T20">Recently active cells</text:span><text:line-break/><text:span text:style-name="T21">Cells in the union footprint that have movement evidence during the current probe’s local evaluation window, or in the span since the previous probe. These are the cells most relevant to the probe.</text:span></text:p>
      <text:p text:style-name="P26">Baseline Comparison State</text:p>
      <text:p text:style-name="P27">The best trusted “before” reference currently available for the cells being evaluated.</text:p>
      <text:p text:style-name="P27">This normally begins with the union-level before-state established in Stage 3, but may later be supplemented by information gathered from earlier Stage 4 probes when that helps clarify local time structure.</text:p>
      <text:p text:style-name="P24"><text:span text:style-name="T15">Judgeable cells</text:span><text:line-break/>Cells that are relevant to the current probe and are currently readable enough to compare against the inherited <text:span text:style-name="T22">baseline comparison s</text:span>tate. In practice, these are cells where the cursor is no longer clearly parked or hovering in a way that prevents a stable reading.</text:p>
      <text:p text:style-name="P28">A judgable cell can have 3 classifications:</text:p>
      <text:list text:style-name="L1">
        <text:list-item>
          <text:p text:style-name="P29"><text:span text:style-name="T1">confirmed unchanged: </text:span>The measured difference stays at or near the normal flicker/noise level for that cell.</text:p>
        </text:list-item>
        <text:list-item>
          <text:p text:style-name="P29"><text:span text:style-name="T1">confirmed changed: </text:span>The measured difference is clearly above the normal noise level and looks like a real lasting update.</text:p>
        </text:list-item>
        <text:list-item>
          <text:p text:style-name="P29"><text:span text:style-name="T1">Unresolved: </text:span>The measured difference sits in the middle zone where it is too large to confidently call unchanged, but not strong enough yet to confidently call changed.</text:p>
        </text:list-item>
      </text:list>
      <text:p text:style-name="P24"><text:span text:style-name="T20">Contaminated cells</text:span><text:line-break/><text:span text:style-name="T21">Cells that are relevant to the current probe but are still too obscured by ongoing cursor presence or motion to support a clean current-state reading.</text:span></text:p>
      <text:p text:style-name="P30"><text:soft-page-break/><text:span text:style-name="T15">Confirmed changed cells</text:span><text:line-break/>Judgeable cells whose current state differs from the inherited <text:span text:style-name="T22">baseline comparison s</text:span>tate by enough to clear the natural noise threshold and count as a genuine lasting canvas change.</text:p>
      <text:p text:style-name="P24"><text:span text:style-name="T20">Unresolved cells</text:span><text:line-break/><text:span text:style-name="T21">Relevant cells that cannot yet be confidently classified as changed or unchanged at the current probe. This may happen because they are still contaminated, only partially readable, or sitting in the middle band between noise and confirmed change.</text:span></text:p>
      <text:p text:style-name="P24"><text:span text:style-name="T15">Changed support score</text:span><text:line-break/>A probe-level score describing how much credible changed evidence the probe currently has. This should be driven mainly by how many judgeable cells are confirmed changed and how strong those changes are.</text:p>
      <text:p text:style-name="P24"><text:span text:style-name="T20">Unchanged support score</text:span><text:line-break/><text:span text:style-name="T21">A probe-level score describing how much credible evidence there is that the currently judgeable relevant cells have not meaningfully changed.</text:span></text:p>
      <text:p text:style-name="P24"><text:span text:style-name="T15">Unresolved support score</text:span><text:line-break/>A probe-level score describing how much of the currently relevant area is still unresolved. This is important because unresolved does not mean invalid. It means “we may need another probe before deciding.”</text:p>
      <text:p text:style-name="P24"><text:span text:style-name="T20">Final probe label</text:span><text:line-break/><text:span text:style-name="T21">The probe’s final classification after all of its evidence has been summarized. </text:span><text:span text:style-name="T23">These may be one of the following:</text:span></text:p>
      <text:list text:style-name="L2">
        <text:list-item>
          <text:p text:style-name="P31">positive: the probe shows meaningful valid art-changing activity</text:p>
        </text:list-item>
        <text:list-item>
          <text:p text:style-name="P31">negative: the probe shows no meaningful valid art-changing activity</text:p>
        </text:list-item>
        <text:list-item>
          <text:p text:style-name="P31">holding: the probe is unresolved, but in a way that is consistent with ongoing valid activity still in progress</text:p>
        </text:list-item>
        <text:list-item>
          <text:p text:style-name="P31">unclear: the probe does not yet have enough evidence to confidently help open or close a band</text:p>
        </text:list-item>
      </text:list>
      <text:p text:style-name="P32">Provisional valid activity band </text:p>
      <text:p text:style-name="P33">A time span inside a surviving union that Stage 4 has identified as containing valid art-changing activity based on probe evidence.</text:p>
      <text:p text:style-name="P33">It is provisional because Stage 4 is expected to discover the correct broad temporal structure first, while Stage 5 may still refine the band’s exact start and end boundaries later if those boundaries remain uncertain.</text:p>
      <text:p text:style-name="P34">Band boundary confidence</text:p>
      <text:p text:style-name="P33">Metadata describing how certain Stage 4 is about the start and end boundaries of a provisional valid activity band.</text:p>
      <text:p text:style-name="P33">High-confidence boundaries may pass straight through to later stages with little or no refinement. Low-confidence boundaries should be handed to Stage 5 for local boundary refinement.</text:p>
      <text:p text:style-name="P33"/>
      <text:p text:style-name="P35"/>
      <text:p text:style-name="Title"><text:bookmark text:name="_pehm2888ehzl"/>Movement Evidence Record Structure</text:p>
      <text:p text:style-name="P36"><text:bookmark text:name="_56cpuuhtlw3j"/>Purpose</text:p>
      <text:p text:style-name="P37">A Movement Evidence Record is the smallest carried-forward unit of detected movement evidence in the pipeline.</text:p>
      <text:p text:style-name="P37">Its role is to preserve the result of one evaluation point so that later stages can:</text:p>
      <text:list text:style-name="WWNum37">
        <text:list-item>
          <text:p text:style-name="P38">derive footprints</text:p>
        </text:list-item>
        <text:list-item>
          <text:p text:style-name="P38"><text:soft-page-break/>build movement spans</text:p>
        </text:list-item>
        <text:list-item>
          <text:p text:style-name="P38">build candidate unions</text:p>
        </text:list-item>
        <text:list-item>
          <text:p text:style-name="P38">build time slices and sub-time slices</text:p>
        </text:list-item>
        <text:list-item>
          <text:p text:style-name="P38">refine earlier evidence without recomputing movement evidence from raw video from scratch</text:p>
        </text:list-item>
      </text:list>
      <text:p text:style-name="P36"><text:bookmark text:name="_8hdxuqb16zdt"/>Core rule</text:p>
      <text:p text:style-name="P37">Stage 1 should produce one Movement Evidence Record for each evaluation point it processes.</text:p>
      <text:p text:style-name="P37">These records are ordered chronologically and carried forward through later stages.</text:p>
      <text:p text:style-name="P37">A Movement Evidence Record may represent either:</text:p>
      <text:list text:style-name="WWNum24">
        <text:list-item>
          <text:p text:style-name="P39">meaningful movement evidence being present</text:p>
        </text:list-item>
        <text:list-item>
          <text:p text:style-name="P39">or no meaningful movement evidence being present</text:p>
        </text:list-item>
      </text:list>
      <text:p text:style-name="P40">Both cases are important, because later stages need to reason about:</text:p>
      <text:list text:style-name="WWNum32">
        <text:list-item>
          <text:p text:style-name="P41">active periods</text:p>
        </text:list-item>
        <text:list-item>
          <text:p text:style-name="P41">inactive gaps</text:p>
        </text:list-item>
        <text:list-item>
          <text:p text:style-name="P41">nearby quiet reference regions</text:p>
        </text:list-item>
      </text:list>
      <text:p text:style-name="P36"><text:bookmark text:name="_r6g2y2n4qpkp"/>Mandatory fields</text:p>
      <text:p text:style-name="P37">Each Movement Evidence Record should store:</text:p>
      <text:list text:style-name="WWNum26">
        <text:list-item>
          <text:p text:style-name="P42"><text:span text:style-name="T9">record_index</text:span><text:line-break/><text:span text:style-name="T10"> A sequential index identifying the record’s position in the evaluation order.</text:span></text:p>
        </text:list-item>
        <text:list-item>
          <text:p text:style-name="P42"><text:span text:style-name="T9">evaluation_point_timecode</text:span><text:line-break/><text:span text:style-name="T10"> The 30 FPS timecode of the evaluation point.</text:span></text:p>
        </text:list-item>
        <text:list-item>
          <text:p text:style-name="P42"><text:span text:style-name="T9">frame_index</text:span><text:line-break/><text:span text:style-name="T10"> The frame index associated with the evaluation point.</text:span></text:p>
        </text:list-item>
        <text:list-item>
          <text:p text:style-name="P43"><text:span text:style-name="T9">movement_present</text:span><text:line-break/><text:span text:style-name="T10"> A boolean indicating whether meaningful movement evidence was detected at that evaluation point.</text:span></text:p>
        </text:list-item>
        <text:list-item>
          <text:p text:style-name="P43"><text:span text:style-name="T9">touched_grid_coordinates</text:span><text:line-break/><text:span text:style-name="T10"> The set of grid coordinates in which movement evidence was detected at that evaluation point.</text:span></text:p>
        </text:list-item>
        <text:list-item>
          <text:p text:style-name="P43"><text:span text:style-name="T9">touched_grid_coordinate_count</text:span><text:line-break/><text:span text:style-name="T10"> The number of touched grid coordinates in that record.</text:span></text:p>
        </text:list-item>
        <text:list-item>
          <text:p text:style-name="P43"><text:span text:style-name="T9">change_magnitude_score</text:span><text:line-break/><text:span text:style-name="T10"> A normalized score representing how strongly visible change exceeds noise at that evaluation point.</text:span></text:p>
        </text:list-item>
        <text:list-item>
          <text:p text:style-name="P43"><text:span text:style-name="T9">spatial_extent_score</text:span><text:line-break/><text:span text:style-name="T10"> A normalized score representing how large the touched region is at that evaluation point.</text:span></text:p>
        </text:list-item>
        <text:list-item>
          <text:p text:style-name="P43"><text:span text:style-name="T9">temporal_persistence_score</text:span><text:line-break/><text:span text:style-name="T10"> A normalized score representing how persistent the movement evidence is across nearby evaluation points.</text:span></text:p>
        </text:list-item>
        <text:list-item>
          <text:p text:style-name="P43"><text:span text:style-name="T9">movement_strength_score</text:span><text:line-break/><text:span text:style-name="T10"> A normalized combined score representing the overall strength of movement evidence at that evaluation point.</text:span></text:p>
        </text:list-item>
      </text:list>
      <text:p text:style-name="P36"><text:bookmark text:name="_vv1o8opi7g56"/>Score field operational definitions</text:p>
      <text:p text:style-name="P44"><text:bookmark text:name="_tn1fs11m3m8r"/><text:span text:style-name="T24">All Movement Evidence Record score fields are normalized to a </text:span><text:span text:style-name="T25">0.0–1.0</text:span><text:span text:style-name="T24"> scale.</text:span></text:p>
      <text:p text:style-name="P45"><text:soft-page-break/><text:span text:style-name="T9">change_magnitude_score</text:span><text:line-break/><text:span text:style-name="T10"> Represents how strongly visible image difference exceeds the noise floor at the current evaluation point.</text:span></text:p>
      <text:p text:style-name="P46"><text:span text:style-name="T24">A value of </text:span><text:span text:style-name="T25">0.0</text:span><text:span text:style-name="T24"> means no meaningful visible difference.<text:line-break/> A value of </text:span><text:span text:style-name="T25">1.0</text:span><text:span text:style-name="T24"> means very strong visible difference.</text:span></text:p>
      <text:p text:style-name="P47"><text:span text:style-name="T9">spatial_extent_score</text:span><text:line-break/><text:span text:style-name="T10"> Represents how much of the working grid is meaningfully affected at the current evaluation point.</text:span></text:p>
      <text:p text:style-name="P48">It is derived from the proportion of touched grid coordinates relative to the full working grid.</text:p>
      <text:p text:style-name="P46"><text:span text:style-name="T24">A value of </text:span><text:span text:style-name="T25">0.0</text:span><text:span text:style-name="T24"> means a trivial spatial footprint.<text:line-break/> A value of </text:span><text:span text:style-name="T25">1.0</text:span><text:span text:style-name="T24"> means a very large spatial footprint.</text:span></text:p>
      <text:p text:style-name="P47"><text:span text:style-name="T9">temporal_persistence_score</text:span><text:line-break/><text:span text:style-name="T10"> Represents how strongly the current evaluation point is supported by nearby evaluation points in time.</text:span></text:p>
      <text:p text:style-name="P48">It is derived from the amount of nearby temporal support for meaningful movement evidence.</text:p>
      <text:p text:style-name="P46"><text:span text:style-name="T24">A value of </text:span><text:span text:style-name="T25">0.0</text:span><text:span text:style-name="T24"> means the evidence appears isolated or flicker-like.<text:line-break/> A value of </text:span><text:span text:style-name="T25">1.0</text:span><text:span text:style-name="T24"> means the evidence is strongly supported across a short temporal neighborhood.</text:span></text:p>
      <text:p text:style-name="P47"><text:span text:style-name="T9">movement_strength_score</text:span><text:line-break/><text:span text:style-name="T10"> Represents the overall strength of movement evidence at the current evaluation point.</text:span></text:p>
      <text:p text:style-name="P48">For initial implementation and benchmark testing, it should be computed as:</text:p>
      <text:list text:style-name="WWNum18">
        <text:list-item>
          <text:p text:style-name="P49">0.40 * change_magnitude_score</text:p>
        </text:list-item>
        <text:list-item>
          <text:p text:style-name="P49">0.30 * spatial_extent_score</text:p>
        </text:list-item>
        <text:list-item>
          <text:p text:style-name="P49">0.30 * temporal_persistence_score</text:p>
        </text:list-item>
      </text:list>
      <text:p text:style-name="P50">These weighted components are summed to produce the normalized movement strength score.</text:p>
      <text:p text:style-name="P47"><text:span text:style-name="T9">movement_present rule</text:span><text:line-break/><text:span text:style-name="T10"> A Movement Evidence Record should set movement_present = true only when:</text:span></text:p>
      <text:list text:style-name="WWNum31">
        <text:list-item>
          <text:p text:style-name="P51">the movement strength score exceeds the Stage 1 per-point movement evidence threshold</text:p>
        </text:list-item>
        <text:list-item>
          <text:p text:style-name="P51">and the touched footprint is not trivially empty</text:p>
        </text:list-item>
      </text:list>
      <text:p text:style-name="P48"><text:bookmark text:name="_v16ydjdw0h3b"/>These score definitions are starting defaults and may be tuned later through benchmark testing.</text:p>
      <text:p text:style-name="P45"><text:span text:style-name="T9">Per-point movement evidence threshold</text:span><text:line-break/><text:span text:style-name="T10"> For initial implementation and benchmark testing, Stage 1 should use:</text:span></text:p>
      <text:list text:style-name="WWNum35">
        <text:list-item>
          <text:p text:style-name="P52"><text:soft-page-break/><text:span text:style-name="T26">Per-Point Movement Evidence Threshold = </text:span><text:span text:style-name="T27">0.50</text:span></text:p>
        </text:list-item>
      </text:list>
      <text:p text:style-name="P53"><text:span text:style-name="T24">A Movement Evidence Record should set </text:span><text:span text:style-name="T25">movement_present = true</text:span><text:span text:style-name="T24"> only when:</text:span></text:p>
      <text:list text:style-name="WWNum2">
        <text:list-item>
          <text:p text:style-name="P54">movement_strength_score &gt;= 0.50</text:p>
        </text:list-item>
        <text:list-item>
          <text:p text:style-name="P55"><text:span text:style-name="T24">and </text:span><text:span text:style-name="T25">touched_grid_coordinate_count &gt;= 1</text:span></text:p>
        </text:list-item>
      </text:list>
      <text:p text:style-name="P53"><text:span text:style-name="T24">Otherwise, </text:span><text:span text:style-name="T25">movement_present = false</text:span><text:span text:style-name="T24">.</text:span></text:p>
      <text:p text:style-name="P48">This threshold is a record-level evidence decision only. It does not by itself open, continue, or close a movement span.</text:p>
      <text:p text:style-name="P48"><text:bookmark text:name="_9o3glu1a8q32"/>These are starting defaults, not final truths, and may be tuned later through benchmark testing.</text:p>
      <text:p text:style-name="P36"><text:bookmark text:name="_o0awwuyxb4ek"/>Optional fields</text:p>
      <text:p text:style-name="P37">The implementation may also store optional diagnostic or helper fields, such as:</text:p>
      <text:list text:style-name="WWNum36">
        <text:list-item>
          <text:p text:style-name="P56">mask summaries</text:p>
        </text:list-item>
        <text:list-item>
          <text:p text:style-name="P56">active block counts</text:p>
        </text:list-item>
        <text:list-item>
          <text:p text:style-name="P56">debug threshold flags</text:p>
        </text:list-item>
        <text:list-item>
          <text:p text:style-name="P56">crop-relative statistics</text:p>
        </text:list-item>
        <text:list-item>
          <text:p text:style-name="P56">reference links to later spans or unions</text:p>
        </text:list-item>
      </text:list>
      <text:p text:style-name="P37">These optional fields may support debugging and tuning, but are not required by the core design.</text:p>
      <text:p text:style-name="P36"><text:bookmark text:name="_g5ouvs1agfro"/>Footprint derivation rule</text:p>
      <text:p text:style-name="P37">Later stages should derive footprints from Movement Evidence Records rather than rediscovering movement from raw video.</text:p>
      <text:p text:style-name="P37">A footprint for any time-bounded object is formed by taking the union of all touched grid coordinates from the Movement Evidence Records whose evaluation points fall within that object’s time range.</text:p>
      <text:p text:style-name="P37">This applies to:</text:p>
      <text:list text:style-name="WWNum34">
        <text:list-item>
          <text:p text:style-name="P57">movement span footprints</text:p>
        </text:list-item>
        <text:list-item>
          <text:p text:style-name="P57">union footprints</text:p>
        </text:list-item>
        <text:list-item>
          <text:p text:style-name="P57">slice footprints</text:p>
        </text:list-item>
        <text:list-item>
          <text:p text:style-name="P57">sub-time-slice footprints</text:p>
        </text:list-item>
      </text:list>
      <text:p text:style-name="P36"><text:bookmark text:name="_qhm0j1u49qwm"/>Inclusion rule</text:p>
      <text:p text:style-name="P37">A grid coordinate contributes to a derived footprint if it appears in at least one Movement Evidence Record whose evaluation point falls inside the relevant time range.</text:p>
      <text:p text:style-name="P36"><text:bookmark text:name="_1sald5a5coow"/>Evidence reuse rule</text:p>
      <text:p text:style-name="P37">Later stages should refine the Movement Evidence Records carried forward from Stage 1 rather than recomputing movement evidence from raw video from scratch by default.</text:p>
      <text:p text:style-name="P36"><text:bookmark text:name="_unclsgtw0xl4"/>Design principles</text:p>
      <text:p text:style-name="P37">The Movement Evidence Record system should follow these principles:</text:p>
      <text:list text:style-name="WWNum29">
        <text:list-item>
          <text:p text:style-name="P58">one record per evaluation point</text:p>
        </text:list-item>
        <text:list-item>
          <text:p text:style-name="P58">chronological ordering is preserved</text:p>
        </text:list-item>
        <text:list-item>
          <text:p text:style-name="P58"><text:soft-page-break/>inactive evaluation points are still recorded</text:p>
        </text:list-item>
        <text:list-item>
          <text:p text:style-name="P58">later stages derive footprints from records rather than rescanning raw video</text:p>
        </text:list-item>
        <text:list-item>
          <text:p text:style-name="P58">records provide the shared evidence base for the whole staged pipeline</text:p>
        </text:list-item>
      </text:list>
      <text:p text:style-name="P59"/>
      <text:p text:style-name="P59"/>
      <text:p text:style-name="P59"/>
      <text:p text:style-name="P60"><text:bookmark text:name="_i6mos56hqajv"/>Lasting Change Evidence Score Structure</text:p>
      <text:p text:style-name="P36"><text:bookmark text:name="_fw84gve472an"/>Purpose</text:p>
      <text:p text:style-name="P37">The Lasting Change Evidence Score is a normalized <text:span text:style-name="T28">0.0–1.0</text:span> score representing how strongly persistent art change is supported within the relevant footprint.</text:p>
      <text:p text:style-name="P37">It is used in:</text:p>
      <text:list text:style-name="WWNum33">
        <text:list-item>
          <text:p text:style-name="P61">Stage 3 as an optional supporting measurement inside candidate union screening</text:p>
        </text:list-item>
        <text:list-item>
          <text:p text:style-name="P61">Stage 4 for time-slice classification</text:p>
        </text:list-item>
        <text:list-item>
          <text:p text:style-name="P61">Stage 5 for sub-time-slice classification</text:p>
        </text:list-item>
      </text:list>
      <text:p text:style-name="P36"><text:bookmark text:name="_vvtcq5wgd3rw"/>Core rule</text:p>
      <text:p text:style-name="P37">The Lasting Change Evidence Score should always be computed from normalized component scores.</text:p>
      <text:p text:style-name="P37">Each component score should be normalized to a <text:span text:style-name="T28">0.0–1.0</text:span> scale before combination.</text:p>
      <text:p text:style-name="P37">The final Lasting Change Evidence Score should also be normalized to a <text:span text:style-name="T28">0.0–1.0</text:span> scale.</text:p>
      <text:p text:style-name="P62">Stage 4 / Stage 5 local-settlement scoring rule</text:p>
      <text:p text:style-name="P63">For Stage 4 and Stage 5, the shared score components must be interpreted through settled sub-regions within the relevant slice footprint or sub-time-slice footprint, rather than by treating the <text:span text:style-name="T29">full</text:span> footprint as one uniformly settled area.</text:p>
      <text:p text:style-name="P63">This means the score should be driven by the local regions within the footprint that have actually settled enough to support a meaningful before/after comparison.</text:p>
      <text:p text:style-name="P63">Regions that are still actively changing or still obscured by ongoing motion at the end of the slice or sub-time slice must not be treated as settled support for lasting-change scoring.</text:p>
      <text:p text:style-name="P63">As a result:</text:p>
      <text:list text:style-name="L3">
        <text:list-item>
          <text:p text:style-name="P64">persistent_difference_score should reflect meaningful lasting difference in settled sub-regions</text:p>
        </text:list-item>
        <text:list-item>
          <text:p text:style-name="P64">footprint_support_score should reflect how much of the relevant settled local footprint is actually supported by lasting change</text:p>
        </text:list-item>
        <text:list-item>
          <text:p text:style-name="P64">after_window_persistence_score should reflect whether those settled local changes remain present across the after window </text:p>
        </text:list-item>
      </text:list>
      <text:p text:style-name="P36"><text:bookmark text:name="_ntsyv82kohnw"/>Shared component scores</text:p>
      <text:p text:style-name="P65"><text:span text:style-name="T9">persistent_difference_score</text:span><text:line-break/><text:span text:style-name="T10"> Represents how much meaningful visual difference exists between the relevant before state and after state inside the relevant footprint.</text:span></text:p>
      <text:p text:style-name="P37">It should be computed by:</text:p>
      <text:list text:style-name="WWNum25">
        <text:list-item>
          <text:p text:style-name="P66">comparing the before state and after state inside the relevant footprint</text:p>
        </text:list-item>
        <text:list-item>
          <text:p text:style-name="P66">ignoring differences below the noise floor</text:p>
        </text:list-item>
        <text:list-item>
          <text:p text:style-name="P66"><text:soft-page-break/>measuring the remaining normalized difference magnitude</text:p>
        </text:list-item>
        <text:list-item>
          <text:p text:style-name="P66">clamping or normalizing the result to a <text:span text:style-name="T28">0.0–1.0</text:span> scale</text:p>
        </text:list-item>
      </text:list>
      <text:p text:style-name="P67">A value of <text:span text:style-name="T28">0.0</text:span> means no meaningful persistent difference.<text:line-break/> A value of <text:span text:style-name="T28">1.0</text:span> means very strong persistent difference.</text:p>
      <text:p text:style-name="P65"><text:span text:style-name="T9">footprint_support_score</text:span><text:line-break/><text:span text:style-name="T10"> Represents how much of the relevant footprint is actually supported by lasting change rather than being trivial, sparse, or weakly supported.</text:span></text:p>
      <text:p text:style-name="P37">It should be computed by:</text:p>
      <text:list text:style-name="WWNum1">
        <text:list-item>
          <text:p text:style-name="P68">identifying which grid coordinates inside the relevant footprint show lasting difference between the before state and after state</text:p>
        </text:list-item>
        <text:list-item>
          <text:p text:style-name="P68">dividing that count by the total number of grid coordinates in the relevant footprint</text:p>
        </text:list-item>
        <text:list-item>
          <text:p text:style-name="P68">normalizing the result to a <text:span text:style-name="T28">0.0–1.0</text:span> scale</text:p>
        </text:list-item>
      </text:list>
      <text:p text:style-name="P67">A value of <text:span text:style-name="T28">0.0</text:span> means the footprint provides little or no meaningful support.<text:line-break/> A value of <text:span text:style-name="T28">1.0</text:span> means the footprint provides strong meaningful support.</text:p>
      <text:p text:style-name="P69"><text:span text:style-name="T30">For Stage 4 and Stage 5, footprint support should be judged from settled sub-regions within the relevant slice or sub-time-slice footprint, not from gross footprint size alone.</text:span><text:span text:style-name="T10"> </text:span></text:p>
      <text:p text:style-name="P65"><text:span text:style-name="T9">after_window_persistence_score</text:span><text:line-break/><text:span text:style-name="T10"> Represents how consistently the detected change remains present across the full after window rather than appearing only briefly and then disappearing.</text:span></text:p>
      <text:p text:style-name="P37">It should be computed by:</text:p>
      <text:list text:style-name="WWNum22">
        <text:list-item>
          <text:p text:style-name="P70">comparing each sampled point in the after window against the relevant before state inside the relevant footprint</text:p>
        </text:list-item>
        <text:list-item>
          <text:p text:style-name="P70">measuring whether the detected change is still present</text:p>
        </text:list-item>
        <text:list-item>
          <text:p text:style-name="P70">averaging that persistence across the after window</text:p>
        </text:list-item>
        <text:list-item>
          <text:p text:style-name="P70">normalizing the result to a <text:span text:style-name="T28">0.0–1.0</text:span> scale</text:p>
        </text:list-item>
      </text:list>
      <text:p text:style-name="P67">A value of <text:span text:style-name="T28">0.0</text:span> means the change is not stable across the after window.<text:line-break/> A value of <text:span text:style-name="T28">1.0</text:span> means the change remains strongly stable across the after window.</text:p>
      <text:p text:style-name="P71">reveal_window_hold_score</text:p>
      <text:p text:style-name="Text_20_body">This score measures whether the post-union changed state remains revealed and stable in a short follow-up window after the initial after window.</text:p>
      <text:p text:style-name="Text_20_body">Its purpose is to reduce false survival from cases where the immediate after window appears supportive, but the supposed lasting change is not actually held once the scene continues to settle.</text:p>
      <text:p text:style-name="Text_20_body">A higher reveal_window_hold_score means the changed state remains visibly present and stable beyond the initial after window.</text:p>
      <text:p text:style-name="Text_20_body"/>
      <text:p text:style-name="P72"><text:bookmark text:name="_ywzzztvxijf4"/>Stage 3 <text:span text:style-name="T31">decision model</text:span></text:p>
      <text:p text:style-name="P73">For the updated Stage 3 design, candidate union screening is no longer defined primarily as one weighted union-level score formula.</text:p>
      <text:p text:style-name="P73">Instead, Stage 3 uses a two-step decision model:</text:p>
      <text:list text:style-name="L4">
        <text:list-item>
          <text:p text:style-name="P74"><text:soft-page-break/>a simple nearby whole-footprint before/after comparison</text:p>
        </text:list-item>
        <text:list-item>
          <text:p text:style-name="P74">snapshot rescue when a trustworthy full-footprint reference comparison cannot be formed</text:p>
        </text:list-item>
      </text:list>
      <text:p text:style-name="P73"/>
      <text:p text:style-name="P73">Stage 3 uses a coarse union-screening decision model.</text:p>
      <text:p text:style-name="P73">It first attempts a simple full-footprint before/after comparison using nearby trustworthy reference windows.</text:p>
      <text:p text:style-name="P73">If that is not sufficient, it falls back to composite snapshot rescue to reconstruct a trustworthy baseline for the union footprint and resolve as much of the union as possible without borrowing unrelated future evidence.</text:p>
      <text:p text:style-name="P73">If the broad union-level evidence is clearly strong, the union survives.</text:p>
      <text:p text:style-name="P73">If the broad union-level evidence is clearly weak and no locally credible changed cluster is present, the union is rejected.</text:p>
      <text:p text:style-name="P73">If the union is broad or mixed and the union-wide evidence is diluted, Stage 3 may still allow the union to survive when one or more locally meaningful movement-derived clusters show strong settled-change evidence.</text:p>
      <text:p text:style-name="P73">This local-cluster path exists to prevent genuine lasting canvas changes from being rejected merely because they occupy only part of a large mixed union.</text:p>
      <text:p text:style-name="P73"/>
      <text:p text:style-name="Heading_20_2">Local cluster survival rule</text:p>
      <text:p text:style-name="P75">Stage 3 may evaluate local movement-derived clusters within a candidate union footprint.</text:p>
      <text:p text:style-name="P73">A local cluster is a connected or conservatively merged group of footprint cells derived from the union’s own movement footprint, not an arbitrary fixed canvas tile.</text:p>
      <text:p text:style-name="P73">Each local cluster may be evaluated using local settled-change evidence, including:</text:p>
      <text:list text:style-name="L5">
        <text:list-item>
          <text:p text:style-name="P76">local persistent difference</text:p>
        </text:list-item>
        <text:list-item>
          <text:p text:style-name="P76">local footprint support</text:p>
        </text:list-item>
        <text:list-item>
          <text:p text:style-name="P76">local after-window persistence</text:p>
        </text:list-item>
        <text:list-item>
          <text:p text:style-name="P76">local unresolved or still-active ratio</text:p>
        </text:list-item>
      </text:list>
      <text:p text:style-name="P73">A candidate union may survive when at least one local cluster is judged to be a credible changed cluster, even if the union-wide averaged evidence is diluted.</text:p>
      <text:p text:style-name="P73">A credible changed cluster must satisfy a minimum credibility rule. It must be large enough and strong enough to avoid rescuing a union on the basis of trivial noise or a tiny accidental fluctuation.</text:p>
      <text:p text:style-name="P73">This rule allows small but genuine lasting changes to justify survival without requiring them to dominate the whole union footprint.</text:p>
      <text:p text:style-name="P73"/>
      <text:p text:style-name="P73"/>
      <text:p text:style-name="Heading_20_2">Stage 3 support-metric rule</text:p>
      <text:p text:style-name="P73">Stage 3 may compute supporting measurements such as persistent difference strength, footprint support, after-window persistence, follow-up hold checks, and local cluster credibility.</text:p>
      <text:p text:style-name="P73">These measurements are supporting signals inside the Stage 3 decision model, not the sole conceptual definition of Stage 3 classification.</text:p>
      <text:p text:style-name="P73">Stage 3 should not be defined by one single weighted score threshold applied only across the whole union footprint.</text:p>
      <text:p text:style-name="P73"><text:soft-page-break/>Instead, Stage 3 should use support metrics to help determine whether the available broad union evidence or the strongest locally credible changed cluster provides enough settled-change support for survival.</text:p>
      <text:p text:style-name="P73">This means a union may survive either because its broad union-level evidence is clearly strong or because it contains a locally strong settled-change cluster, even when the union-wide average is diluted by unrelated movement elsewhere in the same union.</text:p>
      <text:p text:style-name="Heading_20_2"/>
      <text:p text:style-name="Heading_20_2">Stage 3 support-metric implementation scope</text:p>
      <text:p text:style-name="P73">For the first implementation, Stage 3 support metrics should be treated as optional diagnostics rather than required components of the survive or reject decision.</text:p>
      <text:p text:style-name="P73"/>
      <text:p text:style-name="P73">Stage 3 correctness should come from the main Stage 3 decision structure itself, including:</text:p>
      <text:list text:style-name="L6">
        <text:list-item>
          <text:p text:style-name="P77">the Step 1 reference comparison rules</text:p>
        </text:list-item>
        <text:list-item>
          <text:p text:style-name="P77">the snapshot rescue rules</text:p>
        </text:list-item>
        <text:list-item>
          <text:p text:style-name="P77">the Stage 3 coverage buckets</text:p>
        </text:list-item>
        <text:list-item>
          <text:p text:style-name="P77">the Stage 3 coverage aggregation rule</text:p>
        </text:list-item>
        <text:list-item>
          <text:p text:style-name="P77">the Stage 3 placeholder thresholds</text:p>
        </text:list-item>
        <text:list-item>
          <text:p text:style-name="P77">the bounded-ambiguity rules</text:p>
        </text:list-item>
        <text:list-item>
          <text:p text:style-name="P77">the anti-borrowing rules</text:p>
        </text:list-item>
        <text:list-item>
          <text:p text:style-name="P77">the internal-settlement rule</text:p>
        </text:list-item>
      </text:list>
      <text:p text:style-name="P73"/>
      <text:p text:style-name="P73">This means a first implementation may omit optional Stage 3 support metrics without violating the conceptual Stage 3 design, provided that the main Stage 3 decision rules are implemented correctly.</text:p>
      <text:p text:style-name="P73">If Stage 3 support metrics are implemented, they should be used only as supporting diagnostics or tuning aids.</text:p>
      <text:p text:style-name="P73">They may help explain why a comparison was strong enough or weak enough, but they must not replace the primary Stage 3 decision rules and must not become a hidden weighted-score survival formula.</text:p>
      <text:p text:style-name="P73"/>
      <text:p text:style-name="P78">Implementation note:</text:p>
      <text:p text:style-name="P73">For the first implementation, it is acceptable to defer optional Stage 3 support metrics until after the core Step 1 and snapshot-rescue decision flow is working and benchmarkable.</text:p>
      <text:p text:style-name="P73"/>
      <text:p text:style-name="P36"><text:bookmark text:name="_crlp6t9bnhkh"/>Stage 4 and Stage 5 score formula</text:p>
      <text:p text:style-name="P37">For initial implementation and benchmark testing, Stage 4 and Stage 5 should compute Lasting Change Evidence Score as:</text:p>
      <text:list text:style-name="WWNum27">
        <text:list-item>
          <text:p text:style-name="P79">0.45 * persistent_difference_score</text:p>
        </text:list-item>
        <text:list-item>
          <text:p text:style-name="P79">0.35 * footprint_support_score</text:p>
        </text:list-item>
        <text:list-item>
          <text:p text:style-name="P79">0.20 * after_window_persistence_score</text:p>
        </text:list-item>
      </text:list>
      <text:p text:style-name="P37">These weighted components are summed to produce the normalized Stage 4 / Stage 5 Lasting Change Evidence Score.</text:p>
      <text:p text:style-name="P36"><text:bookmark text:name="_qbkvnw15vecd"/><text:soft-page-break/>Design principle</text:p>
      <text:p text:style-name="P37">The Lasting Change Evidence Score uses one shared conceptual model across Stages 3, 4, and 5, but the exact weighting may differ by stage depending on whether the stage is performing:</text:p>
      <text:list text:style-name="WWNum17">
        <text:list-item>
          <text:p text:style-name="P80">coarse union screening</text:p>
        </text:list-item>
        <text:list-item>
          <text:p text:style-name="P80">or finer slice-level classification</text:p>
        </text:list-item>
      </text:list>
      <text:p text:style-name="P36"><text:bookmark text:name="_1dn3m8bjkexh"/>Tuning note</text:p>
      <text:p text:style-name="P37">These score formulas are starting defaults, not final truths, and may be tuned later through benchmark testing.</text:p>
      <text:p text:style-name="P37"/>
      <text:p text:style-name="P37"/>
      <text:p text:style-name="Title">Stage 1: Movement Detection</text:p>
      <text:p text:style-name="P81">Purpose</text:p>
      <text:p text:style-name="P37">Stage 1 detects movement spans in the video. Its role is only to determine:</text:p>
      <text:list text:style-name="WWNum6">
        <text:list-item>
          <text:p text:style-name="P82">when visible movement begins</text:p>
        </text:list-item>
        <text:list-item>
          <text:p text:style-name="P82">when visible movement ends</text:p>
        </text:list-item>
        <text:list-item>
          <text:p text:style-name="P82">which grid coordinates were touched during that interval</text:p>
        </text:list-item>
      </text:list>
      <text:p text:style-name="P40">Stage 1 does not decide whether the movement is meaningful art change.</text:p>
      <text:p text:style-name="P81">Inputs</text:p>
      <text:list text:continue-numbering="true" text:style-name="WWNum6">
        <text:list-item>
          <text:p text:style-name="P82">video frames</text:p>
        </text:list-item>
        <text:list-item>
          <text:p text:style-name="P82">grid overlay</text:p>
        </text:list-item>
      </text:list>
      <text:p text:style-name="P81">Outputs</text:p>
      <text:p text:style-name="P37">A list of movement spans. Each movement span stores:</text:p>
      <text:list text:continue-numbering="true" text:style-name="WWNum6">
        <text:list-item>
          <text:p text:style-name="P82">start_time</text:p>
        </text:list-item>
        <text:list-item>
          <text:p text:style-name="P82">end_time</text:p>
        </text:list-item>
        <text:list-item>
          <text:p text:style-name="P82">footprint</text:p>
        </text:list-item>
        <text:list-item>
          <text:p text:style-name="P82">footprint_size</text:p>
        </text:list-item>
      </text:list>
      <text:p text:style-name="P83">Evaluation-point cadence rule</text:p>
      <text:p text:style-name="P84">Stage 1 should evaluate the video at a fixed cadence rather than at irregular or event-driven points.</text:p>
      <text:p text:style-name="P84">For the initial default design, one Movement Evidence Record should be created for every video frame in the working timeline</text:p>
      <text:p text:style-name="P85">Design Note: The default Stage 1 span state machine assumes this per-frame evaluation cadence.</text:p>
      <text:p text:style-name="P85"><text:soft-page-break/>If the evaluation cadence is changed in a later implementation, any rule expressed in counts of evaluation points must be re-tuned accordingly.</text:p>
      <text:p text:style-name="P81">Responsibilities</text:p>
      <text:list text:continue-numbering="true" text:style-name="WWNum6">
        <text:list-item>
          <text:p text:style-name="P82">scans the video in time order</text:p>
        </text:list-item>
        <text:list-item>
          <text:p text:style-name="P82">detects movement events</text:p>
        </text:list-item>
        <text:list-item>
          <text:p text:style-name="P82">opens a movement span when movement evidence becomes strong enough and sustained enough</text:p>
        </text:list-item>
        <text:list-item>
          <text:p text:style-name="P82">keeps the span open while movement continues</text:p>
        </text:list-item>
        <text:list-item>
          <text:p text:style-name="P82">closes the span when inactivity becomes sustained</text:p>
        </text:list-item>
        <text:list-item>
          <text:p text:style-name="P82">records all touched grid coordinates as the span’s footprint</text:p>
        </text:list-item>
      </text:list>
      <text:p text:style-name="P81">Non-responsibilities</text:p>
      <text:list xml:id="list145013217349746" text:continue-numbering="true" text:style-name="WWNum6">
        <text:list-item>
          <text:p text:style-name="P82">group spans together</text:p>
        </text:list-item>
        <text:list-item>
          <text:p text:style-name="P82">construct candidate unions</text:p>
        </text:list-item>
        <text:list-item>
          <text:p text:style-name="P82">judge validity</text:p>
        </text:list-item>
        <text:list-item>
          <text:p text:style-name="P82">compare before and after for lasting change</text:p>
        </text:list-item>
        <text:list-item>
          <text:p text:style-name="P82">classify unions as rejected or surviving</text:p>
        </text:list-item>
        <text:list-item>
          <text:p text:style-name="P82">refine slices</text:p>
        </text:list-item>
        <text:list-item>
          <text:p text:style-name="P82">construct clips</text:p>
        </text:list-item>
      </text:list>
      <text:p text:style-name="P81">Meaningful movement evidence</text:p>
      <text:p text:style-name="P37">For Stage 1, movement evidence must not be based on a single changed pixel or a single changed frame.</text:p>
      <text:p text:style-name="P37"/>
      <text:p text:style-name="P37">Stage 1 should judge meaningful movement evidence from the combined contribution of:</text:p>
      <text:p text:style-name="P37"/>
      <text:list text:style-name="L7">
        <text:list-item>
          <text:p text:style-name="P86">change magnitude — enough visible difference to exceed noise</text:p>
        </text:list-item>
        <text:list-item>
          <text:p text:style-name="P87">spatial extent — enough touched grid coordinates to be more than a trivial blip</text:p>
        </text:list-item>
        <text:list-item>
          <text:p text:style-name="P87">temporal persistence — evidence of change across multiple nearby evaluation points</text:p>
        </text:list-item>
        <text:list-item>
          <text:p text:style-name="P87">No single component is sufficient on its own.</text:p>
        </text:list-item>
      </text:list>
      <text:p text:style-name="P37">Instead, Stage 1 should combine these components into the movement strength score and use that combined evidence to decide whether movement is present, with the additional safeguard that the touched footprint must not be trivially empty.</text:p>
      <text:p text:style-name="P88"><text:soft-page-break/>Stage 1 record-to-span rule</text:p>
      <text:p text:style-name="P40">Stage 1 uses Movement Evidence Records as its evidence base.</text:p>
      <text:p text:style-name="P37">At the record level, <text:span text:style-name="T28">movement_present</text:span> identifies whether a single evaluation point contains meaningful movement evidence.</text:p>
      <text:p text:style-name="P37">At the span level, opening, continuation, and closing decisions are made from sequences of records rather than from any single record alone.</text:p>
      <text:p text:style-name="P81">Movement span opening rule</text:p>
      <text:p text:style-name="P37">A movement span opens when visible change is detected strongly enough across a short temporal sequence of evaluation points to exceed the movement-opening threshold. Conceptually, this means:</text:p>
      <text:list text:continue-list="list145013217349746" text:style-name="WWNum6">
        <text:list-item>
          <text:p text:style-name="P82">movement appears across multiple nearby evaluation points</text:p>
        </text:list-item>
        <text:list-item>
          <text:p text:style-name="P82">the detected footprint is large enough to exceed trivial noise</text:p>
        </text:list-item>
        <text:list-item>
          <text:p text:style-name="P82">the change is persistent enough to count as a real movement event rather than a one-frame flicker</text:p>
        </text:list-item>
      </text:list>
      <text:p text:style-name="P40">Opening should require stronger evidence than continuing.</text:p>
      <text:p text:style-name="P81">Movement span continuation rule</text:p>
      <text:p text:style-name="P37">A movement span continues while visible change remains above the continuation threshold, or while any inactivity gap is still shorter than the movement-closing threshold. Conceptually, this means:</text:p>
      <text:list text:continue-numbering="true" text:style-name="WWNum6">
        <text:list-item>
          <text:p text:style-name="P82">the movement still appears active</text:p>
        </text:list-item>
        <text:list-item>
          <text:p text:style-name="P82">or the pause is short enough that it still belongs to the same ongoing movement span</text:p>
        </text:list-item>
      </text:list>
      <text:p text:style-name="P37">Continuation should be more forgiving than opening, so that one real movement episode does not fragment too easily.</text:p>
      <text:p text:style-name="P81">Movement span closing rule</text:p>
      <text:p text:style-name="P37">A movement span closes when visible change remains below threshold for a sustained inactive streak long enough to count as a true stop. Conceptually, this means:</text:p>
      <text:list text:continue-numbering="true" text:style-name="WWNum6">
        <text:list-item>
          <text:p text:style-name="P82">one quiet evaluation point is not enough to close a span</text:p>
        </text:list-item>
        <text:list-item>
          <text:p text:style-name="P82">closing requires consecutive inactivity</text:p>
        </text:list-item>
        <text:list-item>
          <text:p text:style-name="P82">the span ends only when movement has clearly stopped rather than merely dipped briefly</text:p>
        </text:list-item>
      </text:list>
      <text:p text:style-name="P89"/>
      <text:p text:style-name="P90">Default span state machine rule</text:p>
      <text:p text:style-name="P91">For initial implementation and benchmark testing, Stage 1 should use a simple record-based span state machine built from Movement Evidence Records rather than opening or closing spans from any single evaluation point alone.</text:p>
      <text:p text:style-name="P90">Default opening rule</text:p>
      <text:p text:style-name="P91">A movement span should open only when meaningful movement evidence appears in a short recent cluster of evaluation points.</text:p>
      <text:p text:style-name="P91"><text:soft-page-break/>For the initial default rule, Stage 1 should open a movement span when at least 2 of the last 3 evaluation points have movement_present = true.</text:p>
      <text:p text:style-name="P90">Default continuation rule</text:p>
      <text:p text:style-name="P91">Once a movement span is open, it should remain open while movement evidence continues often enough to suggest the same movement episode is still ongoing.</text:p>
      <text:p text:style-name="P91">For the initial default rule, Stage 1 should keep the span open unless the closing rule has been satisfied.</text:p>
      <text:p text:style-name="P91">This allows brief dips in activity without fragmenting one real movement episode into many small spans.</text:p>
      <text:p text:style-name="P92">Default closing rule</text:p>
      <text:p text:style-name="P91">A movement span should close only after sustained inactivity, not after a single quiet evaluation point.</text:p>
      <text:p text:style-name="P91">For the initial default rule, Stage 1 should close a movement span after 3 consecutive evaluation points with movement_present = false.</text:p>
      <text:p text:style-name="P93">Design note</text:p>
      <text:p text:style-name="P94">These defaults are intended to provide a concrete operational baseline, not final tuned values.</text:p>
      <text:p text:style-name="P94">They may be adjusted later through benchmark testing if the tool proves too eager to fragment movement spans or too slow to close them.</text:p>
      <text:p text:style-name="P81">Footprint rule</text:p>
      <text:p text:style-name="P37">While a movement span is open, any grid coordinate in which visible change is detected is added to that span’s footprint. The footprint therefore represents the full set of grid coordinates touched by detected movement during the lifetime of that span.</text:p>
      <text:p text:style-name="P81">Design principles for Stage 1</text:p>
      <text:list text:continue-numbering="true" text:style-name="WWNum6">
        <text:list-item>
          <text:p text:style-name="P82">opening requires stronger evidence than continuing</text:p>
        </text:list-item>
        <text:list-item>
          <text:p text:style-name="P82">continuing allows brief dips without fragmenting the span</text:p>
        </text:list-item>
        <text:list-item>
          <text:p text:style-name="P82">closing requires sustained inactivity</text:p>
        </text:list-item>
        <text:list-item>
          <text:p text:style-name="P82">movement evidence must combine magnitude, spatial extent, and persistence</text:p>
        </text:list-item>
        <text:list-item>
          <text:p text:style-name="P82">Stage 1 detects visible movement only, not meaningful art change</text:p>
        </text:list-item>
      </text:list>
      <text:p text:style-name="P81">Placeholder tuning guidance</text:p>
      <text:p text:style-name="P37">The exact numeric thresholds for opening, continuing, and closing are still tuning parameters, not final design truths. For now, Stage 1 should assume:</text:p>
      <text:list text:continue-numbering="true" text:style-name="WWNum6">
        <text:list-item>
          <text:p text:style-name="P82">opening uses a stricter threshold than continuation</text:p>
        </text:list-item>
        <text:list-item>
          <text:p text:style-name="P82">continuation uses a slightly lower threshold than opening</text:p>
        </text:list-item>
        <text:list-item>
          <text:p text:style-name="P82">closing depends on multiple consecutive inactive evaluation points rather than a single quiet point</text:p>
        </text:list-item>
      </text:list>
      <text:p text:style-name="P37">The exact placeholder numbers should be defined separately as tunable parameters, not embedded into the conceptual definition itself.</text:p>
      <text:p text:style-name="Title"><text:soft-page-break/></text:p>
      <text:p text:style-name="Title"/>
      <text:p text:style-name="Title"/>
      <text:p text:style-name="Title">Stage 2: Union Construction</text:p>
      <text:p text:style-name="P81">Purpose</text:p>
      <text:p text:style-name="P37">Stage 2 groups nearby movement spans into candidate unions. Its role is only to determine:</text:p>
      <text:list text:continue-numbering="true" text:style-name="WWNum6">
        <text:list-item>
          <text:p text:style-name="P82">which movement spans plausibly belong to the same movement episode</text:p>
        </text:list-item>
        <text:list-item>
          <text:p text:style-name="P82">where each candidate union begins and ends</text:p>
        </text:list-item>
        <text:list-item>
          <text:p text:style-name="P82">what the combined footprint of that union is</text:p>
        </text:list-item>
      </text:list>
      <text:p text:style-name="P40">Stage 2 does not decide whether a candidate union contains meaningful lasting change.</text:p>
      <text:p text:style-name="P37">Stage 2 should prefer mild over-grouping to over-splitting, because Stage 3 is responsible for rejecting candidate unions that do not show enough lasting change.</text:p>
      <text:p text:style-name="P81">Inputs</text:p>
      <text:list xml:id="list145013451427217" text:continue-numbering="true" text:style-name="WWNum6">
        <text:list-item>
          <text:p text:style-name="P82">the list of movement spans from Stage 1</text:p>
        </text:list-item>
      </text:list>
      <text:p text:style-name="P95">Required movement span fields:</text:p>
      <text:list text:style-name="WWNum7">
        <text:list-item>
          <text:p text:style-name="P96">start_time</text:p>
        </text:list-item>
        <text:list-item>
          <text:p text:style-name="P96">end_time</text:p>
        </text:list-item>
        <text:list-item>
          <text:p text:style-name="P96">footprint</text:p>
        </text:list-item>
        <text:list-item>
          <text:p text:style-name="P96">footprint_size</text:p>
        </text:list-item>
      </text:list>
      <text:p text:style-name="P81">Outputs</text:p>
      <text:p text:style-name="P37">Stage 2 outputs a list of candidate unions. Each candidate union stores:</text:p>
      <text:list text:continue-list="list145013451427217" text:style-name="WWNum6">
        <text:list-item>
          <text:p text:style-name="P82">start_time</text:p>
        </text:list-item>
        <text:list-item>
          <text:p text:style-name="P82">end_time</text:p>
        </text:list-item>
        <text:list-item>
          <text:p text:style-name="P82">member_movement_spans</text:p>
        </text:list-item>
        <text:list-item>
          <text:p text:style-name="P82">union_footprint</text:p>
        </text:list-item>
        <text:list-item>
          <text:p text:style-name="P82"><text:soft-page-break/>union_footprint_size</text:p>
        </text:list-item>
      </text:list>
      <text:p text:style-name="P81">Core idea</text:p>
      <text:p text:style-name="P37">Stage 2 groups movement spans into broader episodes worth investigating. Validity is not decided until later stages.</text:p>
      <text:p text:style-name="P81">Comparison policy</text:p>
      <text:p text:style-name="P37">When evaluating whether a new movement span should join the current candidate union:</text:p>
      <text:list text:continue-numbering="true" text:style-name="WWNum6">
        <text:list-item>
          <text:p text:style-name="P82">the temporal relationship is compared against the immediately previous movement span</text:p>
        </text:list-item>
        <text:list-item>
          <text:p text:style-name="P82">the spatial relationship is compared against the current candidate union footprint</text:p>
        </text:list-item>
      </text:list>
      <text:p text:style-name="P81">Temporal rule</text:p>
      <text:p text:style-name="P37">Stage 2 uses two temporal thresholds:</text:p>
      <text:list text:continue-numbering="true" text:style-name="WWNum6">
        <text:list-item>
          <text:p text:style-name="P82">Strong Continuity Gap — a very short temporal gap that strongly suggests the new span belongs to the same ongoing episode.</text:p>
        </text:list-item>
        <text:list-item>
          <text:p text:style-name="P82">Maximum Union Gap — the largest temporal gap that still allows a new span to belong to the current candidate union.</text:p>
        </text:list-item>
      </text:list>
      <text:p text:style-name="P37">The grouping logic is:</text:p>
      <text:list text:continue-numbering="true" text:style-name="WWNum6">
        <text:list-item>
          <text:p text:style-name="P82">if the temporal gap is greater than the Maximum Union Gap, start a new candidate union</text:p>
        </text:list-item>
        <text:list-item>
          <text:p text:style-name="P82">if the temporal gap is within the Strong Continuity Gap, join the current candidate union automatically</text:p>
        </text:list-item>
        <text:list-item>
          <text:p text:style-name="P82">if the temporal gap falls between those two thresholds, spatial evidence is used to decide whether the new span should join the current union</text:p>
        </text:list-item>
      </text:list>
      <text:p text:style-name="P81">Spatial rule</text:p>
      <text:p text:style-name="P37">A new movement span is considered spatially proximate to the current candidate union if its footprint:</text:p>
      <text:list xml:id="list145011828531988" text:continue-numbering="true" text:style-name="WWNum6">
        <text:list-item>
          <text:p text:style-name="P82">overlaps the current union footprint</text:p>
        </text:list-item>
        <text:list-item>
          <text:p text:style-name="P82">or is adjacent to it</text:p>
        </text:list-item>
        <text:list-item>
          <text:p text:style-name="P82">or lies within the allowed maximum spatial distance of it</text:p>
        </text:list-item>
      </text:list>
      <text:p text:style-name="P40">Spatial proximity is a supporting signal, not a hard requirement in all cases.</text:p>
      <text:p text:style-name="P40"/>
      <text:p text:style-name="P97">Working-grid note:</text:p>
      <text:p text:style-name="P98">For the current default design, spatial distance on the working grid is measured using Chebyshev distance, so diagonal neighbors count as distance 1.</text:p>
      <text:p text:style-name="P98">Stage 2 intentionally allows mild over-grouping by comparing new spans against the growing union footprint, but this is constrained by conservative temporal-gap limits and by union-expansion guardrails that prevent large sudden footprint growth from being absorbed too freely.</text:p>
      <text:p text:style-name="P98"><text:soft-page-break/></text:p>
      <text:p text:style-name="Heading_20_2">Union-expansion guardrail rule</text:p>
      <text:p text:style-name="P98">When a new movement span is being considered for addition to an existing candidate union through the weaker spatial-support path rather than through the Strong Continuity Gap path, Stage 2 should apply a conservative union-expansion guardrail.</text:p>
      <text:p text:style-name="P98">A new span should not be absorbed into the current candidate union through that weaker path if it would introduce a large sudden block of newly touched footprint cells with only weak attachment to the current growing union footprint.</text:p>
      <text:p text:style-name="P98">For the first implementation, this guardrail should be evaluated from two simple signals:</text:p>
      <text:p text:style-name="P99">new-cell growth:</text:p>
      <text:p text:style-name="P98">how many footprint cells in the new span were not already present in the current growing union footprint</text:p>
      <text:p text:style-name="P98"/>
      <text:p text:style-name="P99">attachment strength:</text:p>
      <text:p text:style-name="P98">what proportion of those newly introduced cells still remain spatially attached to the current growing union footprint under the normal Stage 2 spatial-support rules</text:p>
      <text:p text:style-name="P98"/>
      <text:p text:style-name="P98">The current default design should assume the following placeholder guardrail cutoffs:</text:p>
      <text:list text:style-name="L8">
        <text:list-item>
          <text:p text:style-name="P100">Maximum New-Cell Growth For Weak-Path Union Expansion = 4 cells</text:p>
        </text:list-item>
        <text:list-item>
          <text:p text:style-name="P100">Minimum Attachment Ratio For Weak-Path Union Expansion = 0.50</text:p>
        </text:list-item>
      </text:list>
      <text:p text:style-name="P98"/>
      <text:p text:style-name="P98">If the new span exceeds the maximum new-cell-growth cutoff and also falls below the minimum attachment-ratio cutoff, Stage 2 should start a new candidate union instead of expanding the current one.</text:p>
      <text:p text:style-name="P98">If those cutoff conditions are not both met, Stage 2 may still expand the current union if the normal Stage 2 grouping rules otherwise support grouping.</text:p>
      <text:p text:style-name="P98"/>
      <text:p text:style-name="Heading_20_2">Strong-continuity exception</text:p>
      <text:p text:style-name="P98">If the new span falls within the Strong Continuity Gap, that strong temporal continuity may still allow grouping even when footprint growth is larger, because that path represents the more conservative continuity case.</text:p>
      <text:p text:style-name="P98"/>
      <text:p text:style-name="P99">Design note:</text:p>
      <text:p text:style-name="P98">This rule exists to prevent mild Stage 2 over-grouping from turning into aggressive absorption of large sudden footprint jumps.</text:p>
      <text:p text:style-name="P98">These are placeholder implementation cutoffs for the first pass and should be treated as tunable values rather than final design truths.</text:p>
      <text:p text:style-name="P98"/>
      <text:p text:style-name="P98"/>
      <text:p text:style-name="P81">Grouping rule</text:p>
      <text:p text:style-name="P37">A new movement span joins the current candidate union when:</text:p>
      <text:list text:continue-list="list145011828531988" text:style-name="WWNum6">
        <text:list-item>
          <text:p text:style-name="P82">its temporal gap is small enough to remain eligible for grouping</text:p>
        </text:list-item>
        <text:list-item>
          <text:p text:style-name="P82"><text:soft-page-break/>and either:</text:p>
        </text:list-item>
        <text:list-item>
          <text:p text:style-name="P82">the temporal gap is within the Strong Continuity Gap</text:p>
        </text:list-item>
        <text:list-item>
          <text:p text:style-name="P82">or the spatial relationship supports grouping</text:p>
        </text:list-item>
      </text:list>
      <text:p text:style-name="P40">If neither condition is satisfied, a new candidate union begins.</text:p>
      <text:p text:style-name="P81">Responsibilities</text:p>
      <text:list text:continue-numbering="true" text:style-name="WWNum6">
        <text:list-item>
          <text:p text:style-name="P82">processes movement spans in chronological order</text:p>
        </text:list-item>
        <text:list-item>
          <text:p text:style-name="P82">compares each new movement span against the current candidate union</text:p>
        </text:list-item>
        <text:list-item>
          <text:p text:style-name="P82">groups spans into candidate unions when the grouping rule is satisfied</text:p>
        </text:list-item>
        <text:list-item>
          <text:p text:style-name="P82">updates the union footprint as new spans are added</text:p>
        </text:list-item>
        <text:list-item>
          <text:p text:style-name="P82">closes a candidate union when the next span no longer qualifies to join it</text:p>
        </text:list-item>
      </text:list>
      <text:p text:style-name="P81">Non-responsibilities</text:p>
      <text:list text:continue-numbering="true" text:style-name="WWNum6">
        <text:list-item>
          <text:p text:style-name="P82">judge validity</text:p>
        </text:list-item>
        <text:list-item>
          <text:p text:style-name="P82">compare before and after for lasting change</text:p>
        </text:list-item>
        <text:list-item>
          <text:p text:style-name="P82">classify unions as rejected or surviving</text:p>
        </text:list-item>
        <text:list-item>
          <text:p text:style-name="P82">refine unions into slices</text:p>
        </text:list-item>
        <text:list-item>
          <text:p text:style-name="P82">construct clips</text:p>
        </text:list-item>
      </text:list>
      <text:p text:style-name="P81">Open parameter questions</text:p>
      <text:p text:style-name="P37">The exact placeholder values still need to be chosen for:</text:p>
      <text:list xml:id="list145012721920258" text:continue-numbering="true" text:style-name="WWNum6">
        <text:list-item>
          <text:p text:style-name="P82">Strong Continuity Gap</text:p>
        </text:list-item>
        <text:list-item>
          <text:p text:style-name="P82">Maximum Union Gap</text:p>
        </text:list-item>
        <text:list-item>
          <text:p text:style-name="P82">Maximum Spatial Distance</text:p>
        </text:list-item>
      </text:list>
      <text:p text:style-name="P37">These are tuning parameters, not conceptual definitions. These values will need to be discovered and adjusted through testing.</text:p>
      <text:p text:style-name="P101">Initial default parameters</text:p>
      <text:p text:style-name="P67">For initial implementation and benchmark testing, Stage 2 should use:</text:p>
      <text:list text:style-name="WWNum20">
        <text:list-item>
          <text:p text:style-name="P102"><text:span text:style-name="T1">Strong Continuity Gap</text:span> = <text:span text:style-name="T28">00:00:00:10</text:span></text:p>
        </text:list-item>
        <text:list-item>
          <text:p text:style-name="P102"><text:span text:style-name="T1">Maximum Union Gap</text:span> = <text:span text:style-name="T28">00:00:01:00</text:span></text:p>
        </text:list-item>
        <text:list-item>
          <text:p text:style-name="P102"><text:span text:style-name="T1">Maximum Spatial Distance</text:span> = <text:span text:style-name="T28">2</text:span> grid cells</text:p>
        </text:list-item>
      </text:list>
      <text:p text:style-name="P37"><text:soft-page-break/>These are starting defaults, not final truths, and may be tuned later through benchmark testing.</text:p>
      <text:p text:style-name="P37"/>
      <text:p text:style-name="P37"/>
      <text:p text:style-name="Title">Stage 3: Union Screening</text:p>
      <text:p text:style-name="P81">Purpose</text:p>
      <text:p text:style-name="P37">Stage 3 evaluates each candidate union and decides whether it should be discarded or carried forward for deeper refinement.</text:p>
      <text:p text:style-name="P37">Its role is to perform coarse whole-union screening, not precise internal slicing.</text:p>
      <text:p text:style-name="P37">Stage 3 does not determine the exact valid sub-ranges inside the union. It decides whether the union is clearly weak enough to reject, clearly strong enough to survive, or ambiguous enough that it should survive for deeper refinement.</text:p>
      <text:p text:style-name="P37">A union does not need to show strong lasting-change evidence across its entire footprint in order to survive. A broad mixed union may still survive when it contains one or more locally meaningful settled-change clusters whose evidence is strong enough to justify deeper refinement.</text:p>
      <text:p text:style-name="P37"/>
      <text:p text:style-name="P81">Inputs</text:p>
      <text:list text:continue-list="list145012721920258" text:style-name="WWNum6">
        <text:list-item>
          <text:p text:style-name="P82">the list of candidate unions from Stage 2</text:p>
        </text:list-item>
        <text:list-item>
          <text:p text:style-name="P103">the video frames needed for coarse before/after comparison</text:p>
        </text:list-item>
        <text:list-item>
          <text:p text:style-name="P103">the movement evidence needed to determine which footprint regions are active or inactive during nearby comparison windows</text:p>
        </text:list-item>
      </text:list>
      <text:p text:style-name="P81">Outputs</text:p>
      <text:list text:continue-numbering="true" text:style-name="WWNum6">
        <text:list-item>
          <text:p text:style-name="P82">rejected unions</text:p>
        </text:list-item>
        <text:list-item>
          <text:p text:style-name="P82">surviving unions</text:p>
        </text:list-item>
      </text:list>
      <text:p text:style-name="P81">Responsibilities</text:p>
      <text:list text:continue-numbering="true" text:style-name="WWNum6">
        <text:list-header>
          <text:p text:style-name="P104">Stage 3:</text:p>
        </text:list-header>
        <text:list-item>
          <text:p text:style-name="P105">processes each candidate union independently</text:p>
        </text:list-item>
        <text:list-item>
          <text:p text:style-name="P105">attempts a trustworthy coarse before/after comparison across the union footprint</text:p>
        </text:list-item>
        <text:list-item>
          <text:p text:style-name="P106">uses nearby trustworthy reference windows whenever possible</text:p>
        </text:list-item>
        <text:list-item>
          <text:p text:style-name="P106"><text:span text:style-name="T32">f</text:span>alls back to composite snapshot rescue when a single trustworthy full-footprint comparison is not available</text:p>
        </text:list-item>
        <text:list-item>
          <text:p text:style-name="P106">determines whether the union contains meaningful lasting-change evidence</text:p>
        </text:list-item>
        <text:list-item>
          <text:p text:style-name="P106"><text:soft-page-break/>is allowed to inspect locally meaningful movement-derived clusters within the union footprint as part of the survival decision</text:p>
        </text:list-item>
        <text:list-item>
          <text:p text:style-name="P106">rejects clearly weak unions</text:p>
        </text:list-item>
        <text:list-item>
          <text:p text:style-name="P106">keeps clearly plausible or locally credible unions alive for later refinement</text:p>
          <text:p text:style-name="P106"/>
          <text:p text:style-name="P107">Stage 3 does not:</text:p>
        </text:list-item>
        <text:list-item>
          <text:p text:style-name="P105">determine exact valid internal time boundaries</text:p>
        </text:list-item>
        <text:list-item>
          <text:p text:style-name="P106">perform precise slice-level classification</text:p>
        </text:list-item>
        <text:list-item>
          <text:p text:style-name="P106"><text:span text:style-name="T32">r</text:span>equire lasting change to dominate the entire union footprint before survival is allowed</text:p>
        </text:list-item>
      </text:list>
      <text:p text:style-name="P81">Non-responsibilities</text:p>
      <text:list xml:id="list145012115394945" text:continue-numbering="true" text:style-name="WWNum6">
        <text:list-item>
          <text:p text:style-name="P82">split unions into time slices</text:p>
        </text:list-item>
        <text:list-item>
          <text:p text:style-name="P103">classify any internal portion of a union as valid, invalid, or undetermined at slice precision</text:p>
        </text:list-item>
        <text:list-item>
          <text:p text:style-name="P103">construct clips</text:p>
        </text:list-item>
        <text:list-item>
          <text:p text:style-name="P103">regroup unions</text:p>
        </text:list-item>
        <text:list-item>
          <text:p text:style-name="P103">borrow unrelated future activity as proof that the current union is valid</text:p>
        </text:list-item>
      </text:list>
      <text:p text:style-name="P108">Conceptual Rule</text:p>
      <text:p text:style-name="Standard">Stage 3 uses a two-step screening model.</text:p>
      <text:p text:style-name="P109">Step 1 is a simple whole-footprint comparison. Step 2 is snapshot rescue.</text:p>
      <text:p text:style-name="P109">If Step 1 produces a trustworthy and clear result, that result should be used immediately.</text:p>
      <text:p text:style-name="P109">If Step 1 cannot produce a trustworthy or clear result, Stage 3 should move to snapshot rescue rather than forcing a decision from contaminated evidence.</text:p>
      <text:p text:style-name="P109"/>
      <text:p text:style-name="Heading_20_2">Step 1: simple whole-footprint comparison</text:p>
      <text:p text:style-name="P109">Stage 3 should first search for a nearby before reference and after reference for the union footprint.</text:p>
      <text:p text:style-name="P109">These references should be searched for within a short nearby window around the union. For the current default design, this nearby search window is a tunable parameter and should initially be treated as ten seconds before the union and ten seconds after the union.</text:p>
      <text:p text:style-name="P109">The preferred reference is the nearest trustworthy reference on each side.</text:p>
      <text:p text:style-name="P109"><text:soft-page-break/>A nearby reference is trustworthy only for the footprint cells that remain free of meaningful movement contamination across that reference window. Unrelated movement elsewhere in the frame does not automatically disqualify the reference window, provided the union footprint region remains clean enough for comparison.</text:p>
      <text:p text:style-name="P109">The before reference should represent the visual state of the union footprint before the movement episode occurred.</text:p>
      <text:p text:style-name="P109">The after reference should represent the visual state of the union footprint shortly after the union, but should not borrow evidence from unrelated later movement that belongs to a different activity episode.</text:p>
      <text:p text:style-name="P109">If Step 1 finds a trustworthy before reference and a trustworthy after reference for the <text:span text:style-name="T29">full</text:span> footprint, Stage 3 should compare them coarsely across the whole union footprint.</text:p>
      <text:p text:style-name="P109">If the before and after states clearly show no lasting change, the union should be rejected.</text:p>
      <text:p text:style-name="P109">If the before and after states clearly show lasting change, the union should survive.</text:p>
      <text:p text:style-name="P109"/>
      <text:p text:style-name="P109">If either reference is unavailable, contaminated, or unclear, Step 1 does not force survival or rejection. Instead, Stage 3 moves to snapshot rescue.</text:p>
      <text:p text:style-name="P109"/>
      <text:p text:style-name="Heading_20_2">Step 1 reference-window rule</text:p>
      <text:p text:style-name="P109">For Stage 3, Step 1 should search for trustworthy before and after reference windows in a deterministic order.</text:p>
      <text:p text:style-name="P109">Reference windows are judged locally with respect to the union footprint, not with respect to the whole frame.</text:p>
      <text:p text:style-name="P109">A footprint region may still be considered trustworthy for comparison if unrelated movement exists elsewhere in the frame but the union footprint itself remains clean enough for the candidate reference window to remain trustworthy.</text:p>
      <text:p text:style-name="P109"/>
      <text:p text:style-name="P109"/>
      <text:p text:style-name="Heading_20_2">Step 1 evidence sufficiency rule</text:p>
      <text:p text:style-name="P109">Stage 3 Step 1 does not require every footprint cell to be resolved before the union may survive.</text:p>
      <text:p text:style-name="P110">If a trustworthy resolved subset of the footprint already shows clear and convincing lasting change, Step 1 may classify the union as surviving without forcing a full-footprint resolution.</text:p>
      <text:p text:style-name="P110">However, unresolved or ambiguous cells may not be used as positive evidence. If the surviving decision would depend on cells that remain unresolved, contaminated, or potentially still occupied by the cursor or active tool, Step 1 is not sufficient and the union must fall through to snapshot rescue.</text:p>
      <text:p text:style-name="P109"/>
      <text:p text:style-name="Heading_20_2">Occupied-cell trust rule</text:p>
      <text:p text:style-name="P109">For Stage 3, the absence of movement inside a footprint cell is not always sufficient by itself to make that cell trustworthy for positive validation.</text:p>
      <text:p text:style-name="P109"><text:soft-page-break/>If a cell may still contain a resting cursor, tool overlay, or other settled movement residue, that cell should not be treated as positive evidence of lasting canvas change unless Stage 3 has evidence that the movement has progressed beyond that cell.</text:p>
      <text:p text:style-name="P109">In practice, this means that cells whose trust depends on proving that the cursor or active tool has vacated them require evidence of movement elsewhere outside those cells, or other equally strong evidence that the movement has passed beyond them.</text:p>
      <text:p text:style-name="P109"/>
      <text:p text:style-name="Heading_20_2">Before-reference search rule</text:p>
      <text:p text:style-name="P109">Stage 3 should search backward from the start of the current union for the nearest trustworthy full-footprint before reference window within the nearby simple-search range.</text:p>
      <text:p text:style-name="P109">A candidate before reference window is eligible only if that reference window ends at least the configured Before Reference Offset before the current union begins.</text:p>
      <text:p text:style-name="P109">Stage 3 should begin its before-reference search from the nearest window that satisfies that offset constraint.</text:p>
      <text:p text:style-name="P109">If more than one trustworthy before reference is available, Stage 3 should prefer the nearest one.</text:p>
      <text:p text:style-name="P109">If no trustworthy full-footprint before reference window is found within the nearby simple-search range, the before side is unavailable for Step 1.</text:p>
      <text:p text:style-name="P109">A before reference may be formed from either:</text:p>
      <text:list text:style-name="L9">
        <text:list-item>
          <text:p text:style-name="P111">a trustworthy pre-union reference window, or</text:p>
        </text:list-item>
        <text:list-item>
          <text:p text:style-name="P111">a union-internal moment for footprint cells that have not yet experienced movement since the start of the current union.</text:p>
        </text:list-item>
      </text:list>
      <text:p text:style-name="P109">For a union-internal before reference, a cell remains eligible only until meaningful movement first occurs in that cell during the union. Once movement has occurred in that cell, that cell may no longer be treated as reliable evidence of its pre-union state.</text:p>
      <text:p text:style-name="P109">A pre-union external before reference is strongly trustworthy only when the evaluated cells are clean while meaningful movement is occurring elsewhere outside those cells, unless those cells are being reconstructed from safe union-internal untouched state.</text:p>
      <text:p text:style-name="Heading_20_2">After-reference search rule</text:p>
      <text:p text:style-name="P109">Stage 3 should search for a trustworthy full-footprint after reference window only in intervals that begin at least the configured After Reference Delay after the current union ends.</text:p>
      <text:p text:style-name="P109">Stage 3 should first search for a trustworthy full-footprint after reference window in the earliest eligible interval after the union ends.</text:p>
      <text:p text:style-name="P109">If a clean idle gap exists between the end of the current union and the start of the next union, Stage 3 should search that gap first and should prefer the nearest trustworthy after reference found there, provided that reference window also satisfies the After Reference Delay constraint.</text:p>
      <text:p text:style-name="P109">If no trustworthy full-footprint after reference exists in that immediate eligible post-union idle gap, Stage 3 may continue searching outward within the nearby simple-search range.</text:p>
      <text:p text:style-name="P109"><text:soft-page-break/>If more than one trustworthy after reference is available, Stage 3 should prefer the nearest one that still reflects the current union's own immediate post-union state.</text:p>
      <text:p text:style-name="P109">If no trustworthy full-footprint after reference window is found before later unrelated activity begins affecting the evaluated footprint cells, the after side is unavailable for Step 1.</text:p>
      <text:p text:style-name="P109">An after reference may be formed from either:</text:p>
      <text:list text:style-name="L10">
        <text:list-item>
          <text:p text:style-name="P112">a trustworthy post-union reference window, or</text:p>
        </text:list-item>
        <text:list-item>
          <text:p text:style-name="P112">a union-internal moment for footprint cells only after movement has passed through those cells for the final time within the union.</text:p>
        </text:list-item>
      </text:list>
      <text:p text:style-name="P109">A cell is not eligible for union-internal after reference merely because it is quiet at one moment inside the union. It becomes eligible only after its final in-union movement has ended and no later movement within the same union re-enters that cell.</text:p>
      <text:p text:style-name="P109">For endpoint or settled-location cells, a quiet idle window is not sufficient if the cursor or active tool may still be resting there. Those cells become trustworthy only once Stage 3 has evidence that movement has progressed beyond them.</text:p>
      <text:p text:style-name="P109"/>
      <text:p text:style-name="Heading_20_2">Reference-boundary rule</text:p>
      <text:p text:style-name="P109">A Step 1 reference window must satisfy both its normal trustworthiness requirements and its offset or delay boundary requirement before it may be considered eligible for comparison.</text:p>
      <text:p text:style-name="P109">A reference window should not be treated as eligible merely because it is nearby if it overlaps the forbidden offset or delay zone around the union boundary.</text:p>
      <text:p text:style-name="P109"/>
      <text:p text:style-name="Heading_20_2">Step 1 sufficiency rule</text:p>
      <text:p text:style-name="P109">Step 1 is sufficient when it can produce enough trustworthy resolved evidence to support an immediate union-level decision.</text:p>
      <text:p text:style-name="P109">If trustworthy resolved evidence already shows clear survival or clear rejection, Step 1 may classify the union without requiring every footprint cell to be resolved.</text:p>
      <text:p text:style-name="P109">If Step 1 cannot produce enough trustworthy resolved evidence to support a clear decision, it is insufficient and Stage 3 should move to snapshot rescue.</text:p>
      <text:p text:style-name="P109"/>
      <text:p text:style-name="P113">Step 1 clarity rule</text:p>
      <text:p text:style-name="P114">Step 1 should classify a union immediately only when the trustworthy resolved evidence is clear enough to satisfy the Stage 3 placeholder threshold rule without needing snapshot rescue.</text:p>
      <text:p text:style-name="P114">This evidence may come from a full-footprint comparison or from a trustworthy resolved subset of the footprint, provided the resolved subset already gives clear and convincing support for survival or rejection.</text:p>
      <text:p text:style-name="P114">If the available Step 1 evidence remains too incomplete, too ambiguous, or too dependent on unresolved or potentially occupied cells, Step 1 should not force a decision and Stage 3 should move to snapshot rescue.</text:p>
      <text:p text:style-name="P114"><text:soft-page-break/></text:p>
      <text:p text:style-name="P113">Step 1 clear survival rule</text:p>
      <text:p text:style-name="P114">Step 1 is clear enough for immediate survival when:</text:p>
      <text:list text:style-name="L11">
        <text:list-item>
          <text:p text:style-name="P115">resolved changed coverage reaches at least the minimum resolved-changed coverage threshold</text:p>
        </text:list-item>
        <text:list-item>
          <text:p text:style-name="P115">resolved ambiguous coverage does not exceed the maximum bounded-ambiguity threshold</text:p>
        </text:list-item>
        <text:list-item>
          <text:p text:style-name="P115">the changed evidence includes at least one connected resolved-changed cluster that satisfies the minimum changed-cluster size under the Stage 3 changed-cluster rule</text:p>
        </text:list-item>
        <text:list-item>
          <text:p text:style-name="P115">the resolved-unchanged rejection-priority threshold is not simultaneously satisfied</text:p>
        </text:list-item>
      </text:list>
      <text:p text:style-name="P114"/>
      <text:p text:style-name="P113">Step 1 clear rejection rule</text:p>
      <text:p text:style-name="P114">Step 1 is clear enough for immediate rejection when:</text:p>
      <text:list text:style-name="L12">
        <text:list-item>
          <text:p text:style-name="P116">resolved unchanged coverage reaches at least the resolved-unchanged rejection-priority threshold</text:p>
        </text:list-item>
        <text:list-item>
          <text:p text:style-name="P116">resolved ambiguous coverage does not exceed the maximum bounded-ambiguity threshold</text:p>
        </text:list-item>
        <text:list-item>
          <text:p text:style-name="P116">the remaining resolved ambiguous cells are not strong enough to block rejection under the normal Stage 3 bounded-ambiguity rules</text:p>
        </text:list-item>
      </text:list>
      <text:p text:style-name="P114"/>
      <text:p text:style-name="P113">Step 1 unclear rule</text:p>
      <text:p text:style-name="P114">If the full-footprint comparison does not satisfy either the clear-survival rule or the clear-rejection rule, Step 1 must be treated as unclear.</text:p>
      <text:p text:style-name="P114">In that case, Stage 3 should not force an immediate survive or reject decision from Step 1 alone and should move to snapshot rescue.</text:p>
      <text:p text:style-name="P114"/>
      <text:p text:style-name="P117">Design note:</text:p>
      <text:p text:style-name="P109">This search order exists to keep Step 1 simple, local, and conservative.</text:p>
      <text:p text:style-name="P109">Step 1 should prefer the nearest trustworthy comparison material and should prefer immediate post-union idle material before looking deeper into later timeline activity.</text:p>
      <text:p text:style-name="P109"/>
      <text:p text:style-name="Heading_20_2"/>
      <text:p text:style-name="P109"/>
      <text:p text:style-name="Heading_20_2">Anti-borrowing rule</text:p>
      <text:p text:style-name="P109">Stage 3 must not justify the current union by borrowing evidence from a different later activity episode.</text:p>
      <text:p text:style-name="P109"><text:soft-page-break/>A reference window may only be used as positive support for the current union when that reference window reflects the current union's own lasting result rather than a later unrelated change.</text:p>
      <text:p text:style-name="P109"/>
      <text:p text:style-name="Heading_20_2">Step 1 anti-borrowing rule</text:p>
      <text:p text:style-name="P109">For the simple full-footprint comparison path, Stage 3 should prefer the nearest trustworthy after reference for which no later movement evidence has yet affected the evaluated footprint cells since the current union ended.</text:p>
      <text:p text:style-name="P109">If a clean idle gap exists between the current union and the next union and that gap provides a trustworthy after reference, Stage 3 should prefer that gap rather than looking into later activity.</text:p>
      <text:p text:style-name="P109">If no trustworthy full-footprint after reference exists before later unrelated activity begins to affect the evaluated footprint cells, Step 1 should be treated as insufficient and should hand off to snapshot rescue.</text:p>
      <text:p text:style-name="P109"/>
      <text:p text:style-name="Heading_20_2">Post-union-state guardrail</text:p>
      <text:p text:style-name="P109">For Stage 3, later material may count as the current union's own post-union state only while no later movement evidence has affected the evaluated footprint cells since the current union ended.</text:p>
      <text:p text:style-name="P109">If later movement evidence touches the evaluated cells after the current union has ended, later material must no longer be used as positive support for those cells.</text:p>
      <text:p text:style-name="P109">At that point, later material may still be used only under the stricter invalidation rules that already apply to Stage 3 cell-specific after-reference use.</text:p>
      <text:p text:style-name="P109"/>
      <text:p text:style-name="P117">Design note:</text:p>
      <text:p text:style-name="P109">This rule gives Stage 3 a concrete cutoff for when later reference material stops belonging to the current union's own post-union state and starts belonging to a different later activity episode.</text:p>
      <text:p text:style-name="P109"/>
      <text:p text:style-name="Heading_20_2">Snapshot rescue anti-borrowing rule</text:p>
      <text:p text:style-name="P109">Snapshot rescue may search backward in time to reconstruct the before state of the footprint.</text:p>
      <text:p text:style-name="P109"/>
      <text:p text:style-name="P109">However, snapshot rescue should not freely reconstruct a positive after state from later unrelated activity, because that risks validating the current union with evidence that belongs to a different later event.</text:p>
      <text:p text:style-name="P109">Later material may be used conservatively for invalidation, but not freely for positive validation.</text:p>
      <text:p text:style-name="Heading_20_2">Snapshot rescue non-invention rule</text:p>
      <text:p text:style-name="P109">Snapshot rescue must not invent missing cell states and must not treat unresolved cells as if they matched the reconstructed state.</text:p>
      <text:p text:style-name="P109"><text:soft-page-break/>If no trustworthy observation can be found for a cell within the allowed rescue search, that cell should remain unresolved. Rescue may still succeed from the resolved subset if that subset already provides sufficient clear evidence, but rescue must not upgrade uncertainty into positive proof.</text:p>
      <text:p text:style-name="P109"/>
      <text:p text:style-name="Heading_20_2">Cell-specific after-reference anti-borrowing rule</text:p>
      <text:p text:style-name="P109">A later cell-specific after reference may be used to invalidate leftover ambiguous cells when that later reference shows that those cells return to or match the before state, or otherwise clearly fail to show lasting change attributable to the current union.</text:p>
      <text:p text:style-name="P109">A later cell-specific after reference should not be used as standalone positive proof that the current union caused a lasting change if that supposed support may instead come from a different later activity episode.</text:p>
      <text:p text:style-name="P109"/>
      <text:p text:style-name="Heading_20_2">Future-activity guardrail</text:p>
      <text:p text:style-name="P109">If later movement evidence affects the evaluated cells after the current union has ended, any later meaningful canvas change in those cells must not be counted as positive Stage 3 support for the current union.</text:p>
      <text:p text:style-name="P109">In those cases, Stage 3 should either rely on earlier trustworthy comparison material, rely on the union's own internally settled state where allowed, use the later material only for conservative invalidation where appropriate, or leave the affected cells resolved ambiguous.</text:p>
      <text:p text:style-name="P109"/>
      <text:p text:style-name="P117">Design note:</text:p>
      <text:p text:style-name="P109">This rule exists to prevent false survival from borrowed future evidence.</text:p>
      <text:p text:style-name="P109">Stage 3 may use later material cautiously to rule out supposed lasting change, but it must not use later unrelated change as proof that the current union itself was valid.</text:p>
      <text:p text:style-name="P109"/>
      <text:p text:style-name="Heading_20_2">Trustworthy reference-window rule</text:p>
      <text:p text:style-name="P109">For Stage 3, trustworthiness should be judged at the level of the footprint cells being evaluated, not at the level of the whole frame.</text:p>
      <text:p text:style-name="P109">A reference window is trustworthy only when the specific footprint cells being evaluated are free of meaningful movement contamination and stable enough to support a coarse before/after comparison.</text:p>
      <text:p text:style-name="P117">Vacated-footprint trust clarification</text:p>
      <text:p text:style-name="P109">A footprint cell may be locally clean yet still fail to provide trustworthy positive evidence if the cursor or active tool may simply be resting there.</text:p>
      <text:p text:style-name="P109">For cells that have already been clearly passed through and vacated by movement, later quiet observation of those cells may be sufficient for comparison so long as no later movement has re-entered them.</text:p>
      <text:p text:style-name="P109">For cells whose trust depends on proving that the movement has moved beyond them, Stage 3 should require evidence that movement is occurring elsewhere outside those cells, or other equally strong evidence that the active movement has progressed beyond them.</text:p>
      <text:p text:style-name="P109"><text:soft-page-break/></text:p>
      <text:p text:style-name="Heading_20_2">Cell-level trust rule</text:p>
      <text:p text:style-name="P109">A footprint cell is trustworthy within a candidate reference window when:</text:p>
      <text:list text:style-name="L13">
        <text:list-item>
          <text:p text:style-name="P118">no meaningful movement evidence is present in that cell during the reference window</text:p>
        </text:list-item>
        <text:list-item>
          <text:p text:style-name="P118">the cell is not still being actively contaminated by cursor movement, tool-overlay movement, or other ongoing activity recorded by the movement evidence</text:p>
        </text:list-item>
        <text:list-item>
          <text:p text:style-name="P118">the cell remains visually stable enough across the reference window to act as a coarse comparison state</text:p>
        </text:list-item>
      </text:list>
      <text:p text:style-name="P109">A footprint cell is not trustworthy within a candidate reference window when:</text:p>
      <text:list text:style-name="L14">
        <text:list-item>
          <text:p text:style-name="P119">meaningful movement evidence remains present in that cell during the window</text:p>
        </text:list-item>
        <text:list-item>
          <text:p text:style-name="P119">the cell is still being actively obscured or contaminated by ongoing motion</text:p>
        </text:list-item>
        <text:list-item>
          <text:p text:style-name="P119">the observed state of the cell is too unstable to support a reliable coarse comparison</text:p>
        </text:list-item>
      </text:list>
      <text:p text:style-name="P120"/>
      <text:p text:style-name="Heading_20_2"><text:span text:style-name="T33">Reference-</text:span><text:span text:style-name="T34">w</text:span>indow-level trust rule</text:p>
      <text:p text:style-name="P109">A reference window is trustworthy for a full-footprint Stage 3 comparison only when every footprint cell needed for that full-footprint comparison is trustworthy within that reference window.</text:p>
      <text:p text:style-name="P121">If only part of the footprint is trustworthy within the candidate reference window, then that reference window is not trustworthy for the full footprint.</text:p>
      <text:p text:style-name="P121">However, that same reference window may still be used for snapshot rescue or for cell-specific after-reference invalidation for the subset of footprint cells that are trustworthy within it.</text:p>
      <text:p text:style-name="P109"/>
      <text:p text:style-name="Heading_20_2">Trust source rule</text:p>
      <text:p text:style-name="P109">For the current Stage 3 design, trustworthiness should be judged primarily from footprint-local movement evidence and footprint-local activity state, not from a full semantic interpretation of the frame.</text:p>
      <text:p text:style-name="P109">This keeps Stage 3 grounded in the same movement-evidence model established by Stage 1 and Stage 2.</text:p>
      <text:p text:style-name="P109"/>
      <text:p text:style-name="Heading_20_2">Stage 3 trust and stability mechanics rule</text:p>
      <text:p text:style-name="P109">For the first implementation, Stage 3 should use short fixed placeholder check windows when deciding whether a footprint cell is trustworthy in a reference window or internally settled within the union.</text:p>
      <text:p text:style-name="P109">The current default design should assume:</text:p>
      <text:list text:style-name="L15">
        <text:list-item>
          <text:p text:style-name="P122">Stage 3 Reference Stability Check Length = 3 frames</text:p>
        </text:list-item>
        <text:list-item>
          <text:p text:style-name="P122">Stage 3 Internal Settlement Check Length = 3 frames</text:p>
        </text:list-item>
      </text:list>
      <text:p text:style-name="P109"/>
      <text:p text:style-name="Heading_20_2"><text:soft-page-break/>Reference-window trust mechanics</text:p>
      <text:p text:style-name="P109">A footprint cell should be treated as trustworthy within a candidate reference window only when all of the following are true across the full reference stability check length:</text:p>
      <text:list text:style-name="L16">
        <text:list-item>
          <text:p text:style-name="P123">no meaningful movement evidence is present in that cell</text:p>
        </text:list-item>
        <text:list-item>
          <text:p text:style-name="P123">the cell is not actively obscured by cursor movement, tool-overlay movement, or other ongoing local contamination</text:p>
        </text:list-item>
        <text:list-item>
          <text:p text:style-name="P123">the observed cell state remains materially stable enough across the check to support coarse comparison</text:p>
        </text:list-item>
      </text:list>
      <text:p text:style-name="P124"><text:line-break/><text:span text:style-name="T1">Cell-history trust mechanics</text:span></text:p>
      <text:p text:style-name="P124">Trustworthiness depends not only on whether a cell is currently quiet, but also on that cell’s movement history relative to the current union.</text:p>
      <text:p text:style-name="P124">For before-state use, a cell is trustworthy only while no movement has yet occurred in that cell since the union began.</text:p>
      <text:p text:style-name="P124">For after-state use, a cell is trustworthy only after movement has passed through that cell for the final time within the union, and no later movement evidence within the same union re-enters it.</text:p>
      <text:p text:style-name="P124">If a cell may still be occupied by the cursor or active tool, that cell should remain untrustworthy for positive validation until Stage 3 has evidence that the movement has progressed beyond it.</text:p>
      <text:p text:style-name="P124">If any frame within that check length violates one of those conditions, the cell should be treated as untrustworthy for that reference window.</text:p>
      <text:p text:style-name="P109"/>
      <text:p text:style-name="Heading_20_2">Internal-settlement mechanics</text:p>
      <text:p text:style-name="P109">A footprint cell or sub-region should be treated as internally settled for Stage 3 only when all of the following are true across the full internal settlement check length:</text:p>
      <text:list text:style-name="L17">
        <text:list-item>
          <text:p text:style-name="P125">no meaningful movement evidence remains present in that cell or sub-region</text:p>
        </text:list-item>
        <text:list-item>
          <text:p text:style-name="P125">the cell or sub-region is not actively obscured by cursor movement, tool-overlay movement, or other ongoing local contamination</text:p>
        </text:list-item>
        <text:list-item>
          <text:p text:style-name="P125">the observed state remains materially stable enough across the check to support coarse comparison against the reconstructed before state</text:p>
        </text:list-item>
      </text:list>
      <text:p text:style-name="P109">If any frame within that check length violates one of those conditions, the cell or sub-region should remain unsettled.</text:p>
      <text:p text:style-name="P109"/>
      <text:p text:style-name="P117">Design note:</text:p>
      <text:p text:style-name="P109">These are placeholder mechanics for the first implementation.</text:p>
      <text:p text:style-name="P109">The exact frame counts and exact stability-comparison method are tuning parameters, but Stage 3 should not leave trust or settlement entirely to ad hoc judgment in code.</text:p>
      <text:p text:style-name="P109"><text:soft-page-break/></text:p>
      <text:p text:style-name="P109"/>
      <text:p text:style-name="Heading_20_2">Contaminated-frame rule</text:p>
      <text:p text:style-name="P109">If a footprint cell is meaningfully contaminated during any part of the candidate reference window in a way that affects the coarse comparison state, that cell should be treated as untrustworthy for that reference window.</text:p>
      <text:p text:style-name="P109">A reference window should not be treated as trustworthy for a cell merely because contamination is brief, unless later tuning explicitly defines a more permissive rule.</text:p>
      <text:p text:style-name="Heading_20_2"/>
      <text:p text:style-name="Heading_20_2">Reference-use rule</text:p>
      <text:p text:style-name="P109">A trustworthy reference window may be used only when it reflects the state of the evaluated footprint cells themselves and does not borrow unrelated future activity as proof for the current union.</text:p>
      <text:p text:style-name="P109">This means a reference window may be trustworthy for invalidating a cell or union only when the evaluated cells remain trustworthy within that window.</text:p>
      <text:p text:style-name="P109">This also means a later window should not be used to validate the current union if the supposed support comes from a different later activity episode rather than from the current union's own lasting result.</text:p>
      <text:p text:style-name="P109"/>
      <text:p text:style-name="Heading_20_1">Snapshot rescue</text:p>
      <text:p text:style-name="P109">Snapshot rescue is the Stage 3 fallback path for troublesome unions.</text:p>
      <text:p text:style-name="P109">Instead of requiring one single perfect before window and one single perfect after window, snapshot rescue is allowed to reconstruct the relevant footprint state from multiple trustworthy observations of different footprint sub-regions over time.</text:p>
      <text:p text:style-name="P109">The strongest use of snapshot rescue is reconstruction of the before state.</text:p>
      <text:p text:style-name="P109">In practice, Stage 3 should begin <text:s/>with the footprint cells that can already be trusted in the nearest nearby <text:span text:style-name="T29">reference </text:span>window, then expand outward in time to fill in any missing or contaminated cells until a sufficiently complete before snapshot has been constructed.</text:p>
      <text:p text:style-name="P109">This means the reconstructed before state does not need to come from one single frame or one single continuous <text:span text:style-name="T29">reference </text:span>window.</text:p>
      <text:p text:style-name="P109">It may be stitched together from multiple nearby trustworthy observations of different parts of the footprint.</text:p>
      <text:p text:style-name="P109"/>
      <text:p text:style-name="Heading_20_2">Snapshot rescue construction rule</text:p>
      <text:p text:style-name="P109">Snapshot rescue reconstructs comparison state at the level of footprint cells or local sub-regions rather than requiring one perfect full-footprint window.</text:p>
      <text:p text:style-name="P109">For before-state rescue, Stage 3 should search backward from the union boundary and prefer the nearest trustworthy observation for each cell or sub-region. A before-state cell may be reconstructed from pre-union <text:soft-page-break/>material or from union-internal material only while that cell has not yet experienced movement since the union began.</text:p>
      <text:p text:style-name="P109">For after-state rescue, Stage 3 should search forward from the union boundary and prefer the nearest trustworthy observation for each cell or sub-region. An after-state cell may be reconstructed from union-internal material only after movement has passed through that cell for the final time within the union. Post-union idle material may be used for that cell so long as no later movement has affected it and the cell is not still plausibly occupied by the cursor or active tool.</text:p>
      <text:p text:style-name="P109">Snapshot rescue should prefer nearer trustworthy observations over older or more distant ones.</text:p>
      <text:p text:style-name="Heading_20_2">Incomplete snapshot rule</text:p>
      <text:p text:style-name="P109">Snapshot rescue does not require every footprint cell to be reconstructed in order to succeed.</text:p>
      <text:p text:style-name="P109">If the resolved cells already provide clear and convincing evidence of lasting change, Stage 3 may allow the union to survive even when some cells remain unresolved.</text:p>
      <text:p text:style-name="P109">However, unresolved cells may not be treated as positive evidence. If the unresolved portion is central to the only plausible justification for survival, the snapshot is incomplete and should not produce a positive Stage 3 survival decision on that basis alone.</text:p>
      <text:p text:style-name="P109"/>
      <text:p text:style-name="Heading_20_2">Snapshot rescue stitching rule</text:p>
      <text:p text:style-name="P109">When snapshot rescue reconstructs a composite before snapshot, it should do so with a deterministic per-cell stitching order.</text:p>
      <text:p text:style-name="P109">For each missing footprint cell that still needs a trustworthy before-state observation, Stage 3 should prefer the temporally nearest trustworthy pre-union observation for that cell within the allowed rescue-search range.</text:p>
      <text:p text:style-name="P109">If more than one trustworthy candidate observation exists for the same cell, Stage 3 should choose the temporally nearest one.</text:p>
      <text:p text:style-name="P109">If two candidate observations are equally near, Stage 3 should break the tie in favor of the earlier observation.</text:p>
      <text:p text:style-name="P109">Stage 3 should not choose among multiple trustworthy candidate observations arbitrarily.</text:p>
      <text:p text:style-name="P117"/>
      <text:p text:style-name="P117">Design note:</text:p>
      <text:p text:style-name="P109">This rule exists to keep snapshot rescue reproducible and auditable.</text:p>
      <text:p text:style-name="P109">It does not change the conceptual purpose of snapshot rescue. It only ensures that composite before-state reconstruction follows one stable stitching order rather than ad hoc selection.</text:p>
      <text:p text:style-name="P109"/>
      <text:p text:style-name="Heading_20_2">Comparison target during snapshot rescue</text:p>
      <text:p text:style-name="P109">Once a trustworthy before snapshot has been reconstructed, Stage 3 should compare that baseline against the union's own later internal state only where the relevant footprint cells or sub-regions satisfy the Stage 3 internal-settlement rule strongly enough to support a coarse judgment.</text:p>
      <text:p text:style-name="P109"><text:soft-page-break/>This allows Stage 3 to resolve large portions of the footprint without needing to borrow unrelated future activity as proof.</text:p>
      <text:p text:style-name="P109">Stage 3 should be cautious about reconstructing an after state from later unrelated footage, because that risks validating a union with evidence that belongs to a different later event.</text:p>
      <text:p text:style-name="P109"/>
      <text:p text:style-name="Heading_20_2">Stage 3 internal-settlement rule</text:p>
      <text:p text:style-name="P109">When Stage 3 uses the union's own later internal state as comparison evidence during snapshot rescue, it may do so only for footprint cells or sub-regions that are internally settled.</text:p>
      <text:p text:style-name="P109">A footprint cell or sub-region is internally settled for Stage 3 only when all of the following are true:</text:p>
      <text:list text:style-name="L18">
        <text:list-item>
          <text:p text:style-name="P126">meaningful movement evidence is no longer present in that cell or sub-region</text:p>
        </text:list-item>
        <text:list-item>
          <text:p text:style-name="P126">the cell or sub-region is no longer actively obscured by cursor movement, tool-overlay movement, or other ongoing local contamination</text:p>
        </text:list-item>
        <text:list-item>
          <text:p text:style-name="P126">the observed state of that cell or sub-region remains stable across a short nearby check window that is sufficient for coarse comparison</text:p>
        </text:list-item>
      </text:list>
      <text:p text:style-name="P109">A footprint cell or sub-region must not be treated as internally settled merely because the main movement episode has advanced elsewhere.</text:p>
      <text:p text:style-name="P109">If the cell itself is still active, still obscured, or still visually unstable, it remains unsettled and cannot support resolved changed or resolved unchanged classification at Stage 3.</text:p>
      <text:p text:style-name="P109"/>
      <text:p text:style-name="Heading_20_2">Stage 3 settlement note</text:p>
      <text:p text:style-name="P109">This is a coarse settlement rule, not a fine slice-level rule.</text:p>
      <text:p text:style-name="P109">Its purpose is only to determine whether Stage 3 may use a local internal area as support for union-level survival or rejection.</text:p>
      <text:p text:style-name="P109">It must not be used to assign exact valid temporal sub-ranges within the union.</text:p>
      <text:p text:style-name="P109"/>
      <text:p text:style-name="Heading_20_2">Cell-specific after-reference use</text:p>
      <text:p text:style-name="P109">If a small leftover part of the footprint remains unresolved at the end of the union, Stage 3 may still use a cell-specific or sub-region-specific after reference for that leftover area, provided that after reference is trustworthy and does not borrow unrelated future activity.</text:p>
      <text:p text:style-name="P109">This is primarily for invalidation, not for positive validation.</text:p>
      <text:p text:style-name="P109">If the leftover cells can be shown by a trustworthy after reference to match the before state, those cells may be invalidated.</text:p>
      <text:p text:style-name="P109">If the leftover cells cannot be confidently invalidated because no trustworthy after reference exists for them, those cells remain ambiguous.</text:p>
      <text:p text:style-name="P109"><text:soft-page-break/></text:p>
      <text:p text:style-name="Heading_20_2">Snapshot rescue outcome rule</text:p>
      <text:p text:style-name="P109">Snapshot rescue should be evaluated through one fixed decision order and should end in one of four final outcome categories:</text:p>
      <text:list text:style-name="L19">
        <text:list-item>
          <text:p text:style-name="P127">rescue-supported survival</text:p>
        </text:list-item>
        <text:list-item>
          <text:p text:style-name="P127">rescue-supported rejection</text:p>
        </text:list-item>
        <text:list-item>
          <text:p text:style-name="P127">survival with bounded ambiguity</text:p>
        </text:list-item>
        <text:list-item>
          <text:p text:style-name="P127">rescue failure</text:p>
        </text:list-item>
      </text:list>
      <text:p text:style-name="P109">Rescue-supported survival is the final outcome category used when snapshot rescue provides enough trustworthy evidence for Stage 3 to keep the union alive by positive resolved evidence and the reconstructed before-state coverage also satisfies the minimum reconstructed-before coverage threshold.</text:p>
      <text:p text:style-name="P109">This may occur through full-resolution rescue or through partial-resolution changed-evidence survival, depending on how much of the footprint snapshot rescue was able to resolve.</text:p>
      <text:p text:style-name="P109">A candidate union reaches rescue-supported rejection only when snapshot rescue reconstructs enough trustworthy before-state coverage to fully account for the footprint, and the fully resolved footprint evidence shows no meaningful lasting change.</text:p>
      <text:p text:style-name="P109">Survival with bounded ambiguity does not require the minimum reconstructed-before coverage threshold in the same way that rescue-supported survival does, because this category exists specifically for bounded unresolved remainder cases.</text:p>
      <text:p text:style-name="P109">A candidate union reaches rescue failure when snapshot rescue cannot reconstruct enough trustworthy before-state coverage to support a meaningful coarse judgment.</text:p>
      <text:p text:style-name="P109"/>
      <text:p text:style-name="Heading_20_2">Snapshot rescue decision-order rule</text:p>
      <text:p text:style-name="P109">Stage 3 should evaluate snapshot rescue outcomes in a fixed order.</text:p>
      <text:p text:style-name="P109">First, Stage 3 should attempt Step 1.</text:p>
      <text:p text:style-name="P109">If Step 1 is sufficient and clear, Stage 3 should classify the union immediately and should not enter snapshot rescue.</text:p>
      <text:p text:style-name="P109">If Step 1 is insufficient or unclear, Stage 3 should enter snapshot rescue.</text:p>
      <text:p text:style-name="P109">Once snapshot rescue begins, Stage 3 should evaluate rescue outcomes in the following order:</text:p>
      <text:list text:style-name="L20">
        <text:list-item>
          <text:p text:style-name="P128">full-resolution rescue outcome</text:p>
        </text:list-item>
        <text:list-item>
          <text:p text:style-name="P128">partial-resolution rescue outcome</text:p>
        </text:list-item>
        <text:list-item>
          <text:p text:style-name="P128">rescue failure outcome</text:p>
        </text:list-item>
        <text:list-item>
          <text:p text:style-name="P128">Full-resolution rescue outcome</text:p>
        </text:list-item>
      </text:list>
      <text:p text:style-name="P109"><text:soft-page-break/>If snapshot rescue reconstructs enough trustworthy before-state coverage to fully account for the footprint, Stage 3 should decide between rescue-supported survival and rescue-supported rejection from that fully resolved footprint evidence.</text:p>
      <text:p text:style-name="P109"/>
      <text:p text:style-name="Heading_20_2">Partial-resolution rescue outcome</text:p>
      <text:p text:style-name="P109">If snapshot rescue does not fully account for the footprint but still reconstructs enough coverage to support a meaningful coarse judgment, Stage 3 should decide in the following order:</text:p>
      <text:list text:style-name="L21">
        <text:list-item>
          <text:p text:style-name="P129">reach rescue-supported survival if the resolved changed coverage is already strong enough to support changed-evidence survival under the Stage 3 threshold and rescue rules, and the reconstructed before-state coverage also satisfies the minimum reconstructed-before coverage threshold</text:p>
        </text:list-item>
        <text:list-item>
          <text:p text:style-name="P129">otherwise reach survival with bounded ambiguity if the remaining resolved ambiguous coverage still satisfies the bounded-ambiguity rules</text:p>
        </text:list-item>
        <text:list-item>
          <text:p text:style-name="P129">otherwise reject by resolved evidence if the resolved unchanged evidence is strong enough and the remaining ambiguity is not sufficient to block rejection</text:p>
        </text:list-item>
      </text:list>
      <text:p text:style-name="P109"/>
      <text:p text:style-name="Heading_20_2">Rescue failure outcome</text:p>
      <text:p text:style-name="P109">If snapshot rescue cannot reconstruct enough trustworthy before-state coverage to support even a meaningful coarse judgment, Stage 3 should treat that state as rescue failure and apply the rescue-failure rule.</text:p>
      <text:p text:style-name="P109"/>
      <text:p text:style-name="P117">Design note:</text:p>
      <text:p text:style-name="P109">This decision order exists to keep Stage 3 behavior deterministic.</text:p>
      <text:p text:style-name="P109">It ensures that full-resolution rescue decisions, partial-resolution rescue decisions, and true rescue-failure cases are not mixed together or labeled inconsistently.</text:p>
      <text:p text:style-name="P109"/>
      <text:p text:style-name="Heading_20_2">Rescue failure rule</text:p>
      <text:p text:style-name="P109">Rescue failure does not automatically allow a candidate union to survive.</text:p>
      <text:p text:style-name="P109">If rescue fails, Stage 3 should still decide the union from the resolved changed, resolved unchanged, and resolved ambiguous footprint coverage that is available.</text:p>
      <text:p text:style-name="P109">However, rescue failure must not produce rescue-supported survival by changed evidence, because rescue-supported survival requires the minimum reconstructed-before coverage threshold to be satisfied.</text:p>
      <text:p text:style-name="P109">If the remaining ambiguity is still bounded, localized, and cannot be confidently invalidated, the union may survive with ambiguity.</text:p>
      <text:p text:style-name="P109">Otherwise, the union should be rejected.</text:p>
      <text:p text:style-name="P109">Stage 3 must not treat rescue failure itself as positive evidence.</text:p>
      <text:p text:style-name="P109"><text:soft-page-break/></text:p>
      <text:p text:style-name="P117">Design note:</text:p>
      <text:p text:style-name="P109">This rule prevents snapshot rescue from becoming a backdoor provisional-survival rule.</text:p>
      <text:p text:style-name="P109">Snapshot rescue exists to improve reference quality and resolve troublesome unions more honestly. If it fails to reach the minimum reconstructed-before threshold, Stage 3 may still preserve the union only through bounded ambiguity, not through positive rescue-supported survival.</text:p>
      <text:p text:style-name="P109"/>
      <text:p text:style-name="P117">Additional rejection note:</text:p>
      <text:p text:style-name="P109">Stage 3 should not reject a union merely because most of the footprint has been resolved unchanged.</text:p>
      <text:p text:style-name="P109">If any remaining cells are still genuinely unresolved and cannot be confidently invalidated by trustworthy after-reference checks, those cells must be treated as resolved ambiguous rather than being ignored, and the union should be handled under survival with bounded ambiguity rather than rescue-supported rejection.</text:p>
      <text:p text:style-name="P109"/>
      <text:p text:style-name="P109"/>
      <text:p text:style-name="Heading_20_2">Endpoint ambiguity rule</text:p>
      <text:p text:style-name="P109">Stage 3 does not need to resolve every endpoint-obscured cell perfectly.</text:p>
      <text:p text:style-name="P109">If most of the footprint can be resolved but a small bounded endpoint area remains ambiguous because the cursor or ongoing motion still obscures it, Stage 3 may allow the union to survive rather than forcing a false rejection.</text:p>
      <text:p text:style-name="P109">This is acceptable because Stage 3 is a coarse screening stage and later stages are responsible for finer local temporal analysis.</text:p>
      <text:p text:style-name="P109">However, Stage 3 should still reject clearly weak unions whenever the available evidence is sufficient to invalidate the footprint, including any leftover ambiguous cells that can be invalidated by trustworthy after-reference checks.</text:p>
      <text:p text:style-name="P109"/>
      <text:p text:style-name="Heading_20_2">Endpoint ambiguity cap rule</text:p>
      <text:p text:style-name="P109">Endpoint ambiguity is allowed only when the remaining resolved ambiguous area is small, localized, and not already contradicted by the resolved evidence.</text:p>
      <text:p text:style-name="P109">A candidate union must not survive on endpoint ambiguity if the resolved ambiguous cells are too numerous, too spatially diffuse, or too disconnected from the endpoint-style obscuration that created the ambiguity.</text:p>
      <text:p text:style-name="P109"/>
      <text:p text:style-name="P109">For Stage 3, endpoint ambiguity should be treated as bounded only when all of the following are true:</text:p>
      <text:list text:style-name="L22">
        <text:list-item>
          <text:p text:style-name="P130">the resolved ambiguous cells occupy no more than a small minority of the full union footprint</text:p>
        </text:list-item>
        <text:list-item>
          <text:p text:style-name="P130">the resolved ambiguous cells remain spatially localized as one connected ambiguous cluster rather than being scattered broadly across the footprint</text:p>
        </text:list-item>
        <text:list-item>
          <text:p text:style-name="P130"><text:soft-page-break/>the resolved ambiguous cells are plausibly explained by endpoint-style obscuration, lingering cursor coverage, or similarly localized unresolved contamination</text:p>
        </text:list-item>
        <text:list-item>
          <text:p text:style-name="P130">the resolved changed and resolved unchanged evidence outside that ambiguous remainder does not already justify clear rejection</text:p>
        </text:list-item>
      </text:list>
      <text:p text:style-name="P109">If the resolved ambiguous area grows too large, too diffuse, or too weakly tied to endpoint-style obscuration, it should no longer qualify as bounded ambiguity.</text:p>
      <text:p text:style-name="P109">In those cases, Stage 3 should decide the union from the resolved evidence that is available, rather than allowing ambiguity itself to keep the union alive.</text:p>
      <text:p text:style-name="P109"/>
      <text:p text:style-name="Heading_20_2">Bounded-ambiguity spatial rule</text:p>
      <text:p text:style-name="P109">For the first implementation, bounded ambiguity should satisfy a simple connected-cluster rule in addition to the existing size and endpoint-style rules.</text:p>
      <text:p text:style-name="P109">A resolved ambiguous remainder should count as spatially bounded only when it forms one connected ambiguous cluster within the footprint.</text:p>
      <text:p text:style-name="P109">For the current default design, ambiguous cells belong to the same ambiguous cluster only when they are orthogonally adjacent to one another within the footprint.</text:p>
      <text:p text:style-name="P109">Diagonal-only contact does not count as belonging to the same ambiguous cluster for this bounded-ambiguity rule.</text:p>
      <text:p text:style-name="P109">If the remaining resolved ambiguous cells are split into multiple separated clusters, Stage 3 should not treat that remainder as bounded ambiguity unless a later tuning revision explicitly allows a more permissive rule.</text:p>
      <text:p text:style-name="P109"/>
      <text:p text:style-name="P117">Design note:</text:p>
      <text:p text:style-name="P109">This rule exists to make the bounded-ambiguity shape constraint operational for implementation.</text:p>
      <text:p text:style-name="P109">For the first implementation, Stage 3 should treat one small connected ambiguous cluster as eligible for bounded-ambiguity survival, but should not treat multiple separated ambiguous islands as equivalent to one localized endpoint remainder.</text:p>
      <text:p text:style-name="P109"/>
      <text:p text:style-name="P109"/>
      <text:p text:style-name="Heading_20_2">Rejection-priority rule</text:p>
      <text:p text:style-name="P109">Endpoint ambiguity must not override strong resolved-unchanged evidence.</text:p>
      <text:p text:style-name="P109">If the resolved footprint evidence already shows that the union has no meaningful lasting change and the remaining ambiguous cells are too limited, too weak, or too unsupported to plausibly change that conclusion, the union should be rejected.</text:p>
      <text:p text:style-name="P109"/>
      <text:p text:style-name="Heading_20_2"><text:soft-page-break/>Tuning note</text:p>
      <text:p text:style-name="P109">The exact numeric cap for maximum allowed resolved ambiguous cells, and the exact spatial rule for how localized they must remain, are tuning parameters rather than conceptual truths.</text:p>
      <text:p text:style-name="P109">These values should be defined separately as Stage 3 tuning parameters.</text:p>
      <text:p text:style-name="P109"/>
      <text:p text:style-name="P117">Design note:</text:p>
      <text:p text:style-name="P109">This rule keeps endpoint ambiguity narrow.</text:p>
      <text:p text:style-name="P109">Endpoint ambiguity exists to prevent false rejection when a small leftover area cannot be confidently invalidated at Stage 3's coarse level.</text:p>
      <text:p text:style-name="P109">It does not exist to let large or diffuse unresolved regions survive merely because Stage 3 could not finish resolving them.</text:p>
      <text:p text:style-name="P109"/>
      <text:p text:style-name="Heading_20_2">Comparison region rule</text:p>
      <text:p text:style-name="P109">Stage 3 should compare reference material using the union footprint or the relevant unresolved sub-region of that footprint. It should not compare the whole frame, and it should not yet use Stage 4 or Stage 5 time-slice logic.</text:p>
      <text:p text:style-name="P109"/>
      <text:p text:style-name="Heading_20_2">Lasting change rule</text:p>
      <text:p text:style-name="P109">For Stage 3, enough lasting change means that the union footprint or a meaningful portion of it shows a visible difference from the reconstructed before state, and that this difference remains present after the movement has passed through that region strongly enough to count as a persistent result rather than a transient cursor or overlay artifact.</text:p>
      <text:p text:style-name="P109">Stage 3 should not require precision about exactly where within the union the final valid change occurred. It only needs enough evidence to decide whether the union is worth refining further.</text:p>
      <text:p text:style-name="P109"/>
      <text:p text:style-name="Heading_20_1">Stage 3 classification rule</text:p>
      <text:p text:style-name="Text_20_body">A candidate union should be rejected when Stage 3 can confidently determine that the union footprint shows no meaningful lasting change.</text:p>
      <text:p text:style-name="Text_20_body">A candidate union should survive when Stage 3 can confidently determine that meaningful lasting change is present, or when a bounded resolved ambiguous portion of the footprint cannot be confidently invalidated at Stage 3's coarse level.</text:p>
      <text:p text:style-name="Text_20_body">A candidate union should not survive merely because the comparison is weak, noisy, or inconvenient. Survival should remain tied to either positive evidence of lasting change or unresolved ambiguity that cannot be confidently invalidated.</text:p>
      <text:p text:style-name="Text_20_body"/>
      <text:p text:style-name="Heading_20_2"><text:soft-page-break/>Debug output rule</text:p>
      <text:p text:style-name="normal">Stage 3 should record enough debug output to make the union-screening decision auditable.</text:p>
      <text:p text:style-name="normal">At minimum, Stage 3 debug output should record:</text:p>
      <text:p text:style-name="normal"/>
      <text:list text:style-name="L23">
        <text:list-item>
          <text:p text:style-name="P131">which Stage 3 path was used for the union</text:p>
        </text:list-item>
        <text:list-item>
          <text:p text:style-name="P131">whether the simple nearby comparison path was sufficient</text:p>
        </text:list-item>
        <text:list-item>
          <text:p text:style-name="P131">whether snapshot rescue was used</text:p>
        </text:list-item>
        <text:list-item>
          <text:p text:style-name="P131">whether the union survived with endpoint ambiguity</text:p>
        </text:list-item>
        <text:list-item>
          <text:p text:style-name="P131">whether a trustworthy whole-footprint before reference was found for Step 1</text:p>
        </text:list-item>
        <text:list-item>
          <text:p text:style-name="P131">whether a trustworthy whole-footprint after reference was found for Step 1</text:p>
        </text:list-item>
        <text:list-item>
          <text:p text:style-name="P131">whether any cell-specific after-reference invalidation was used</text:p>
        </text:list-item>
        <text:list-item>
          <text:p text:style-name="P131">whether later material was considered and rejected under the anti-borrowing rule</text:p>
        </text:list-item>
      </text:list>
      <text:p text:style-name="normal"/>
      <text:p text:style-name="normal">Stage 3 should also record footprint-resolution coverage values that are sufficient to explain the final decision.</text:p>
      <text:p text:style-name="normal">At minimum, this should include values equivalent to:</text:p>
      <text:p text:style-name="normal"/>
      <text:list text:style-name="L24">
        <text:list-item>
          <text:p text:style-name="P132">resolved_changed_coverage</text:p>
        </text:list-item>
        <text:list-item>
          <text:p text:style-name="P132">resolved_unchanged_coverage</text:p>
        </text:list-item>
        <text:list-item>
          <text:p text:style-name="P132">resolved_ambiguous_coverage</text:p>
        </text:list-item>
      </text:list>
      <text:p text:style-name="normal"/>
      <text:p text:style-name="normal">If useful for tuning and investigation, Stage 3 may also record:</text:p>
      <text:p text:style-name="normal"/>
      <text:list text:style-name="L25">
        <text:list-item>
          <text:p text:style-name="P133">step1_before_reference_available</text:p>
        </text:list-item>
        <text:list-item>
          <text:p text:style-name="P133">step1_after_reference_available</text:p>
        </text:list-item>
        <text:list-item>
          <text:p text:style-name="P133">snapshot_rescue_used</text:p>
        </text:list-item>
        <text:list-item>
          <text:p text:style-name="P133">surviving_with_endpoint_ambiguity</text:p>
        </text:list-item>
        <text:list-item>
          <text:p text:style-name="P133">cell_specific_after_invalidation_used</text:p>
        </text:list-item>
        <text:list-item>
          <text:p text:style-name="P133">anti_borrowing_guardrail_triggered</text:p>
        </text:list-item>
        <text:list-item>
          <text:p text:style-name="P133">final_stage3_outcome_reason</text:p>
        </text:list-item>
      </text:list>
      <text:p text:style-name="normal"/>
      <text:p text:style-name="normal">Example outcome reasons may include:</text:p>
      <text:p text:style-name="normal"/>
      <text:list text:style-name="L26">
        <text:list-item>
          <text:p text:style-name="P134">survived_by_changed_evidence</text:p>
        </text:list-item>
        <text:list-item>
          <text:p text:style-name="P134">survived_by_bounded_ambiguity</text:p>
        </text:list-item>
        <text:list-item>
          <text:p text:style-name="P134">rejected_by_resolved_unchanged_evidence</text:p>
        </text:list-item>
        <text:list-item>
          <text:p text:style-name="P134">rejected_after_rescue_failure</text:p>
        </text:list-item>
        <text:list-item>
          <text:p text:style-name="P134">step1_clear_survival</text:p>
        </text:list-item>
        <text:list-item>
          <text:p text:style-name="P134">step1_clear_rejection</text:p>
        </text:list-item>
      </text:list>
      <text:p text:style-name="normal"><text:soft-page-break/></text:p>
      <text:p text:style-name="P135">Design note:</text:p>
      <text:p text:style-name="normal">These debug outputs are not part of the conceptual validity decision itself.</text:p>
      <text:p text:style-name="normal">Their purpose is to make Stage 3 behavior inspectable during implementation, tuning, and benchmark review, especially in cases involving snapshot rescue, endpoint ambiguity, or possible borrowed-future contamination.</text:p>
      <text:p text:style-name="Text_20_body"/>
      <text:p text:style-name="Heading_20_2">Stage 3 terminology rule</text:p>
      <text:p text:style-name="Text_20_body">For Stage 3, the following terms should be used consistently:</text:p>
      <text:p text:style-name="Text_20_body"/>
      <text:p text:style-name="P71">clean / contaminated</text:p>
      <text:p text:style-name="Text_20_body">These terms describe whether a footprint cell or reference window is free of meaningful movement contamination.</text:p>
      <text:p text:style-name="Text_20_body">A clean cell or clean reference window is one that is usable for coarse comparison.</text:p>
      <text:p text:style-name="Text_20_body">A contaminated cell or contaminated reference window is one that is still affected by meaningful movement, obscuration, or unstable comparison state.</text:p>
      <text:p text:style-name="Text_20_body"/>
      <text:p text:style-name="P71">trustworthy</text:p>
      <text:p text:style-name="Text_20_body">This term describes whether a reference window is acceptable for Stage 3 use.</text:p>
      <text:p text:style-name="Text_20_body">A reference window is trustworthy only when the evaluated footprint cells within it are clean enough and stable enough to support the intended comparison.</text:p>
      <text:p text:style-name="Text_20_body"/>
      <text:p text:style-name="P71">settled / unsettled</text:p>
      <text:p text:style-name="Text_20_body">These terms describe whether a post-movement visual state has stabilized enough to support lasting-change judgment.</text:p>
      <text:p text:style-name="Text_20_body">A settled region may support coarse or local comparison.</text:p>
      <text:p text:style-name="Text_20_body">An unsettled region must not be treated as lasting-change support yet.</text:p>
      <text:p text:style-name="Text_20_body">resolved changed / resolved unchanged / resolved ambiguous</text:p>
      <text:p text:style-name="Text_20_body"/>
      <text:p text:style-name="P136">These are the official Stage 3 footprint-coverage buckets. <text:line-break/>Stage 3 should use these terms rather than looser alternatives when describing the outcome of cell-level comparison.</text:p>
      <text:p text:style-name="Text_20_body"/>
      <text:p text:style-name="P71">reference window</text:p>
      <text:p text:style-name="Text_20_body">This term should be used for the before reference window and after reference window used by Stage 3.</text:p>
      <text:p text:style-name="Text_20_body"><text:soft-page-break/>The document should prefer reference window over bare window when the meaning is specifically the Stage 3 comparison window.</text:p>
      <text:p text:style-name="Text_20_body"/>
      <text:p text:style-name="P71">full footprint</text:p>
      <text:p text:style-name="Text_20_body">This term should be used when Stage 3 means the entire union footprint.</text:p>
      <text:p text:style-name="Text_20_body">sub-region or cell-specific region should be used when only part of the footprint is being evaluated.</text:p>
      <text:p text:style-name="P71">bounded ambiguity / endpoint ambiguity</text:p>
      <text:p text:style-name="Text_20_body">Endpoint ambiguity is the specific Stage 3 case where a small localized unresolved remainder remains near the endpoint of the union because of lingering obscuration or unresolved contamination.</text:p>
      <text:p text:style-name="Text_20_body">Bounded ambiguity is the broader rule category that allows survival only when that unresolved remainder stays small, localized, and not contradicted by the resolved evidence.</text:p>
      <text:p text:style-name="Text_20_body"/>
      <text:p text:style-name="P71">Design note:</text:p>
      <text:p text:style-name="Text_20_body">This terminology rule exists to keep Stage 3 implementation and debugging language consistent.</text:p>
      <text:p text:style-name="Text_20_body">The document should avoid switching casually between similar words such as usable, quiet, clean, trustworthy, unresolved, and ambiguous when one of the standardized terms above is the more precise choice.</text:p>
      <text:p text:style-name="Text_20_body"/>
      <text:p text:style-name="Text_20_body"/>
      <text:p text:style-name="Heading_20_2">Stage 3 coverage-bucket rule</text:p>
      <text:p text:style-name="normal">For Stage 3, the union footprint should be evaluated at the level of individual footprint cells.</text:p>
      <text:p text:style-name="normal">After Step 1 and, if needed, snapshot rescue, each footprint cell should be placed into one of three coverage buckets:</text:p>
      <text:list text:style-name="L27">
        <text:list-item>
          <text:p text:style-name="P137">resolved changed</text:p>
        </text:list-item>
        <text:list-item>
          <text:p text:style-name="P137">resolved unchanged</text:p>
        </text:list-item>
        <text:list-item>
          <text:p text:style-name="P137">resolved ambiguous</text:p>
        </text:list-item>
      </text:list>
      <text:p text:style-name="normal"/>
      <text:p text:style-name="normal">A cell is resolved changed when Stage 3 has enough trustworthy comparison evidence to determine that the cell shows lasting change relative to the reconstructed before state.</text:p>
      <text:p text:style-name="normal">A cell is resolved unchanged when Stage 3 has enough trustworthy comparison evidence to determine that the cell does not show lasting change relative to the reconstructed before state.</text:p>
      <text:p text:style-name="normal">A cell is resolved ambiguous when Stage 3 does not yet have enough trustworthy comparison evidence to classify the cell as either changed or unchanged.</text:p>
      <text:p text:style-name="normal"/>
      <text:p text:style-name="normal">The purpose of these buckets is to make the Stage 3 decision explicit. Stage 3 does not decide union survival from vague overall impressions. It decides from how much of the footprint has been resolved as changed, resolved as unchanged, or remains resolved ambiguous.</text:p>
      <text:p text:style-name="normal"/>
      <text:p text:style-name="Heading_20_2"><text:soft-page-break/>Stage 3 coverage aggregation rule</text:p>
      <text:p text:style-name="normal">For the current default design, Stage 3 coverage values should be computed as the proportion of union-footprint cells assigned to each Stage 3 coverage bucket.</text:p>
      <text:p text:style-name="normal"/>
      <text:p text:style-name="normal">This means:</text:p>
      <text:list text:style-name="L28">
        <text:list-item>
          <text:p text:style-name="P138">resolved changed coverage = the number of union-footprint cells classified as resolved changed divided by the total number of cells in the union footprint</text:p>
        </text:list-item>
        <text:list-item>
          <text:p text:style-name="P138">resolved unchanged coverage = the number of union-footprint cells classified as resolved unchanged divided by the total number of cells in the union footprint</text:p>
        </text:list-item>
        <text:list-item>
          <text:p text:style-name="P138">resolved ambiguous coverage = the number of union-footprint cells classified as resolved ambiguous divided by the total number of cells in the union footprint</text:p>
        </text:list-item>
      </text:list>
      <text:p text:style-name="normal">These coverage values should therefore be normalized proportions in the range 0.0 to 1.0.</text:p>
      <text:p text:style-name="normal"/>
      <text:p text:style-name="Heading_20_2">Coverage aggregation note</text:p>
      <text:p text:style-name="normal">For the current default design, Stage 3 should use unweighted footprint-cell coverage.</text:p>
      <text:p text:style-name="normal">Each footprint cell contributes equally to the Stage 3 coverage totals unless a later design revision explicitly introduces weighted coverage.</text:p>
      <text:p text:style-name="normal">This means Stage 3 should not assume confidence weighting, area weighting, or connectedness weighting unless those rules are later added explicitly.</text:p>
      <text:p text:style-name="normal"/>
      <text:p text:style-name="P135">Design note:</text:p>
      <text:p text:style-name="normal">This aggregation rule exists to ensure that Stage 3 placeholder thresholds, debug outputs, and union-level decision rules all refer to the same underlying coverage measurement.</text:p>
      <text:p text:style-name="normal"/>
      <text:p text:style-name="P139">Stage 3 changed-cluster rule</text:p>
      <text:p text:style-name="P140">For the current default design, the minimum changed-cluster size for changed-evidence survival should be interpreted spatially rather than as any two changed cells anywhere in the footprint.</text:p>
      <text:p text:style-name="P140">A changed cluster me<text:span text:style-name="T35">an</text:span>s one connected group of footprint cells that are all classified as resolved changed.</text:p>
      <text:p text:style-name="P140">For the current placeholder rule, cells belong to the same changed cluster only when they are orthogonally adjacent to one another within the footprint.</text:p>
      <text:p text:style-name="P140">Diagonal-only contact does not count as belonging to the same changed cluster for this minimum-cluster rule.</text:p>
      <text:p text:style-name="P140">This means the placeholder parameter:</text:p>
      <text:list text:style-name="L29">
        <text:list-item>
          <text:p text:style-name="P141">Minimum Changed-Cluster Size For Survival = 2 cells</text:p>
        </text:list-item>
      </text:list>
      <text:p text:style-name="P140">should be interpreted as requiring at least one connected resolved-changed cluster containing two orthogonally adjacent footprint cells before Stage 3 may treat changed evidence as strong enough for changed-evidence survival.</text:p>
      <text:p text:style-name="P140"/>
      <text:p text:style-name="P142">Design note:</text:p>
      <text:p text:style-name="P140">This rule exists to prevent Stage 3 from treating two scattered single changed cells as equivalent to one small coherent changed patch.</text:p>
      <text:p text:style-name="P140"><text:soft-page-break/>The exact connectivity rule may be tuned later, but the first implementation should use this simple connected-cluster interpretation.</text:p>
      <text:p text:style-name="P140"/>
      <text:p text:style-name="P140"/>
      <text:p text:style-name="Heading_20_2">Stage 3 union-level decision rule</text:p>
      <text:p text:style-name="normal">Stage 3 should make its union-level survive or reject decision from the footprint coverage buckets.</text:p>
      <text:p text:style-name="normal">A candidate union should survive when enough footprint cells are resolved changed to show meaningful lasting change.</text:p>
      <text:p text:style-name="normal">A candidate union should also survive when a bounded remainder of the footprint remains resolved ambiguous and that ambiguous remainder cannot be confidently invalidated at Stage 3's coarse level.</text:p>
      <text:p text:style-name="normal">A candidate union should be rejected when the resolved footprint evidence shows no meaningful lasting change and any remaining ambiguous cells can either be invalidated by trustworthy after-reference checks or are too weak or too insignificant to prevent rejection.</text:p>
      <text:p text:style-name="normal">A candidate union must not survive merely because the comparison is noisy, weak, inconvenient, or incomplete in a generic sense.</text:p>
      <text:p text:style-name="normal">Ambiguity-based survival applies only when the ambiguous remainder is real, bounded, and cannot be confidently invalidated by the evidence available to Stage 3.</text:p>
      <text:p text:style-name="normal"/>
      <text:p text:style-name="P143"><text:span text:style-name="T1">Design note:</text:span> </text:p>
      <text:p text:style-name="P143">This rule makes Stage 3 concrete without turning it into a slice-level refinement stage.</text:p>
      <text:p text:style-name="P143">Stage 3 still remains a coarse whole-union screening pass. It may reason about individual footprint cells in order to decide whether the union as a whole should survive, but it does not use those cell decisions to temporally localize exact valid internal ranges. That remains the responsibility of Stage 4 and Stage 5.</text:p>
      <text:p text:style-name="P143"/>
      <text:p text:style-name="Heading_20_2">Stage 3 placeholder threshold rule</text:p>
      <text:p text:style-name="normal">For implementation and early benchmark testing, Stage 3 should use explicit placeholder thresholds when converting footprint coverage buckets into survive or reject decisions.</text:p>
      <text:p text:style-name="normal">The purpose of these thresholds is not to define final truth, but to prevent implementation drift while the design is being tested and tuned.</text:p>
      <text:p text:style-name="normal"/>
      <text:p text:style-name="normal">The following placeholder thresholds should be used for the current default design:</text:p>
      <text:list text:style-name="L30">
        <text:list-item>
          <text:p text:style-name="P144">Minimum Resolved-Changed Coverage For Survival = 0.10</text:p>
        </text:list-item>
        <text:list-item>
          <text:p text:style-name="P144">Maximum Resolved-Ambiguous Coverage For Bounded Ambiguity = 0.10</text:p>
        </text:list-item>
        <text:list-item>
          <text:p text:style-name="P144">Minimum Reconstructed-Before Coverage For Rescue-Supported Survival = 0.80</text:p>
        </text:list-item>
        <text:list-item>
          <text:p text:style-name="P144">Resolved-Unchanged Rejection Priority Threshold = 0.85</text:p>
        </text:list-item>
        <text:list-item>
          <text:p text:style-name="P144">Minimum Changed-Cluster Size For Survival = 2 cells</text:p>
        </text:list-item>
      </text:list>
      <text:p text:style-name="normal"/>
      <text:p text:style-name="Heading_20_2">Threshold precedence rule</text:p>
      <text:p text:style-name="normal">If more than one threshold-based outcome appears to be satisfied at the same time, Stage 3 must resolve that conflict by precedence rather than by ad hoc judgment.</text:p>
      <text:p text:style-name="normal"><text:soft-page-break/>For the current default design, rejection-priority takes precedence over changed-evidence survival when the resolved-unchanged rejection-priority threshold is met.</text:p>
      <text:p text:style-name="normal">This means a candidate union must not survive by changed-evidence threshold alone if the same footprint evidence also satisfies the rejection-priority rule.</text:p>
      <text:p text:style-name="normal">Changed-evidence survival should be evaluated only after the rejection-priority rule has failed.</text:p>
      <text:p text:style-name="normal"/>
      <text:p text:style-name="Heading_20_2">Threshold interpretation rule</text:p>
      <text:p text:style-name="normal">A candidate union should survive by changed evidence only when all of the following are true:</text:p>
      <text:list text:style-name="L31">
        <text:list-item>
          <text:p text:style-name="P145">resolved changed coverage reaches at least the minimum resolved-changed coverage threshold</text:p>
        </text:list-item>
        <text:list-item>
          <text:p text:style-name="P145">the changed evidence includes at least one connected resolved-changed cluster that satisfies the minimum changed-cluster size under the Stage 3 changed-cluster rule</text:p>
        </text:list-item>
        <text:list-item>
          <text:p text:style-name="P145">the resolved-unchanged rejection-priority threshold is not simultaneously satisfied</text:p>
        </text:list-item>
      </text:list>
      <text:p text:style-name="normal">A candidate union may survive by bounded ambiguity only when resolved ambiguous coverage does not exceed the maximum bounded-ambiguity threshold and the other bounded-ambiguity rules are satisfied.</text:p>
      <text:p text:style-name="normal">A candidate union should not reach rescue-supported survival through either full-resolution rescue or partial-resolution changed-evidence survival unless the reconstructed before-state coverage reaches at least the minimum reconstructed-before coverage threshold.</text:p>
      <text:p text:style-name="normal">A candidate union may be rejected by resolved evidence when resolved unchanged coverage reaches at least the rejection-priority threshold and the remaining resolved ambiguous coverage does not exceed the bounded-ambiguity threshold or has otherwise been confidently invalidated.</text:p>
      <text:p text:style-name="normal"/>
      <text:p text:style-name="P135">Design note:</text:p>
      <text:p text:style-name="normal">These are temporary implementation thresholds for the current default design.</text:p>
      <text:p text:style-name="normal">They should be treated as starting values for testing, debugging, and benchmark review, not as permanent design truths.</text:p>
      <text:p text:style-name="normal"/>
      <text:p text:style-name="P146"/>
      <text:p text:style-name="Heading_20_2"/>
      <text:p text:style-name="Heading_20_2">Stage 3 / Stage 4 boundary rule</text:p>
      <text:p text:style-name="normal">Stage 3 and Stage 4 serve different purposes and must remain distinct.</text:p>
      <text:p text:style-name="normal">Stage 3 is a coarse whole-union screening stage.</text:p>
      <text:p text:style-name="normal">Stage 3 is allowed to inspect the union footprint spatially, reason about individual footprint cells, reconstruct a composite before-state baseline, use trustworthy cell-specific invalidation checks, and determine whether the union as a whole should survive or be rejected.</text:p>
      <text:p text:style-name="normal">However, Stage 3 must not divide the union into internal temporal units, must not assign validity to exact internal time ranges, and must not attempt to label which specific sub-ranges inside the union are the true valid portions.</text:p>
      <text:p text:style-name="normal">Stage 4 is the first stage that performs explicit internal temporal localization.</text:p>
      <text:p text:style-name="normal">Once a union survives Stage 3, Stage 4 may divide that surviving union into time slices and classify those internal temporal parts as valid, invalid, or undetermined.</text:p>
      <text:p text:style-name="normal"><text:soft-page-break/>Stage 3 may use the union's own later internal settled state only as coarse support for the union-level survival decision.</text:p>
      <text:p text:style-name="normal">It may not use that internal inspection to define exact valid start and end points inside the union.</text:p>
      <text:p text:style-name="normal"/>
      <text:p text:style-name="P135">Design note:</text:p>
      <text:p text:style-name="normal">The purpose of this boundary is to let Stage 3 become smarter about reference validity and coarse rescue logic without turning it into a hidden time-slicing stage.</text:p>
      <text:p text:style-name="normal">Stage 3 decides whether the union is worth refining.</text:p>
      <text:p text:style-name="normal">Stage 4 begins the work of determining where inside that surviving union the valid temporal material actually lies.</text:p>
      <text:p text:style-name="normal"/>
      <text:p text:style-name="normal"/>
      <text:p text:style-name="normal"/>
      <text:p text:style-name="P81">Design principles for Stage 3</text:p>
      <text:list xml:id="list145013637929610" text:continue-list="list145012115394945" text:style-name="WWNum6">
        <text:list-header>
          <text:p text:style-name="P147"><text:span text:style-name="T36">S</text:span>tage 3 should follow these principles:</text:p>
        </text:list-header>
        <text:list-item>
          <text:p text:style-name="P103">use the union footprint, not the whole frame</text:p>
        </text:list-item>
        <text:list-item>
          <text:p text:style-name="P103">prefer nearby trustworthy references first</text:p>
        </text:list-item>
        <text:list-item>
          <text:p text:style-name="P103">use short reference windows for the simple path, not single frames</text:p>
        </text:list-item>
        <text:list-item>
          <text:p text:style-name="P103">allow composite before-state rescue when a single clean reference is unavailable</text:p>
        </text:list-item>
        <text:list-item>
          <text:p text:style-name="P103"><text:span text:style-name="T36">a</text:span>void borrowing unrelated future activity as proof for the current union</text:p>
        </text:list-item>
        <text:list-item>
          <text:p text:style-name="P103">treat lasting change as something that remains after movement has passed through the region</text:p>
        </text:list-item>
        <text:list-item>
          <text:p text:style-name="P103">optimize for coarse screening, not precision slicing</text:p>
        </text:list-item>
        <text:list-item>
          <text:p text:style-name="P103">reject clearly weak unions early while keeping genuinely plausible or unresolved unions alive for refinement</text:p>
        </text:list-item>
        <text:list-item>
          <text:p text:style-name="P103">allow a broad mixed union to survive when it contains one or more locally credible settled-change clusters</text:p>
        </text:list-item>
        <text:list-item>
          <text:p text:style-name="P103">do not require valid lasting change to dominate the entire union footprint in order for the union to survive</text:p>
        </text:list-item>
        <text:list-item>
          <text:p text:style-name="P103">derive local clusters from the union’s own movement footprint rather than from arbitrary fixed canvas partitions</text:p>
        </text:list-item>
      </text:list>
      <text:p text:style-name="P81">Placeholder tuning guidance</text:p>
      <text:p text:style-name="P95">The exact numeric parameters for Stage 3 are still tuning parameters, not final design truths.</text:p>
      <text:p text:style-name="P95">These include:</text:p>
      <text:list text:style-name="L32">
        <text:list-item>
          <text:p text:style-name="P148">the nearby simple-search window length</text:p>
        </text:list-item>
        <text:list-item>
          <text:p text:style-name="P148"><text:soft-page-break/>the before reference window length</text:p>
        </text:list-item>
        <text:list-item>
          <text:p text:style-name="P148">the after reference window length</text:p>
        </text:list-item>
        <text:list-item>
          <text:p text:style-name="P148">the minimum evidence needed for clear broad union-level survival</text:p>
        </text:list-item>
        <text:list-item>
          <text:p text:style-name="P148">the minimum credible local cluster footprint</text:p>
        </text:list-item>
        <text:list-item>
          <text:p text:style-name="P148">the local cluster merge adjacency rule</text:p>
        </text:list-item>
        <text:list-item>
          <text:p text:style-name="P148">the minimum local persistent-difference score for a credible changed cluster</text:p>
        </text:list-item>
        <text:list-item>
          <text:p text:style-name="P148">the minimum local after-window persistence for a credible changed cluster</text:p>
        </text:list-item>
        <text:list-item>
          <text:p text:style-name="P148">the maximum unresolved ratio allowed inside a credible changed cluster</text:p>
        </text:list-item>
      </text:list>
      <text:p text:style-name="P95">These values should be defined separately as tunable parameters, not embedded into the conceptual definition itself.</text:p>
      <text:p text:style-name="P95"/>
      <text:p text:style-name="P36"><text:bookmark text:name="_1fda0m5k6e3s"/>Initial default parameters</text:p>
      <text:p text:style-name="P37">For initial implementation and benchmark testing, Stage 3 should initially assume:</text:p>
      <text:p text:style-name="P37"/>
      <text:list text:style-name="L33">
        <text:list-item>
          <text:p text:style-name="P149">Nearby Simple Search Window = 00:00:10:00</text:p>
        </text:list-item>
        <text:list-item>
          <text:p text:style-name="P149">Before Reference Window Length = 00:00:00:10</text:p>
        </text:list-item>
        <text:list-item>
          <text:p text:style-name="P149">Before Reference Offset = 00:00:00:05</text:p>
        </text:list-item>
        <text:list-item>
          <text:p text:style-name="P149">After Reference Delay = 00:00:00:05</text:p>
        </text:list-item>
        <text:list-item>
          <text:p text:style-name="P149">After Reference Window Length = 00:00:00:10</text:p>
        </text:list-item>
        <text:list-item>
          <text:p text:style-name="P149">Maximum Snapshot Rescue Search Distance = 00:00:30:00</text:p>
        </text:list-item>
        <text:list-item>
          <text:p text:style-name="P149">Stage 3 Reference Stability Check Length = 3 frames</text:p>
        </text:list-item>
        <text:list-item>
          <text:p text:style-name="P149">Stage 3 Internal Settlement Check Length = 3 frames</text:p>
        </text:list-item>
      </text:list>
      <text:p text:style-name="P37"/>
      <text:list text:continue-numbering="true" text:style-name="L33">
        <text:list-item>
          <text:p text:style-name="P149">Minimum Resolved-Changed Coverage For Survival = 0.10</text:p>
        </text:list-item>
        <text:list-item>
          <text:p text:style-name="P149">Maximum Resolved-Ambiguous Coverage For Bounded Ambiguity = 0.10</text:p>
        </text:list-item>
        <text:list-item>
          <text:p text:style-name="P149">Minimum Reconstructed-Before Coverage For Rescue-Supported Survival = 0.80</text:p>
        </text:list-item>
        <text:list-item>
          <text:p text:style-name="P149">Resolved-Unchanged Rejection Priority Threshold = 0.85</text:p>
        </text:list-item>
        <text:list-item>
          <text:p text:style-name="P149">Minimum Changed-Cluster Size For Survival = 2 cells</text:p>
        </text:list-item>
      </text:list>
      <text:p text:style-name="P37"/>
      <text:p text:style-name="P37">These are starting defaults, not final truths, and may be tuned later through benchmark testing.</text:p>
      <text:p text:style-name="P37"/>
      <text:p text:style-name="P81">Open parameter questions</text:p>
      <text:p text:style-name="P37">The exact placeholder values still need to be chosen for:</text:p>
      <text:p text:style-name="P37"/>
      <text:list text:style-name="L34">
        <text:list-item>
          <text:p text:style-name="P150">the nearby simple-search window length</text:p>
        </text:list-item>
        <text:list-item>
          <text:p text:style-name="P150">the before reference window length</text:p>
        </text:list-item>
        <text:list-item>
          <text:p text:style-name="P150">the after reference window length</text:p>
        </text:list-item>
        <text:list-item>
          <text:p text:style-name="P150">the broad union-level survival threshold</text:p>
        </text:list-item>
        <text:list-item>
          <text:p text:style-name="P150"><text:soft-page-break/>the minimum credible local cluster footprint</text:p>
        </text:list-item>
        <text:list-item>
          <text:p text:style-name="P150">the local cluster merge adjacency rule</text:p>
        </text:list-item>
        <text:list-item>
          <text:p text:style-name="P150">the local cluster valid threshold</text:p>
        </text:list-item>
        <text:list-item>
          <text:p text:style-name="P150">the maximum unresolved ratio allowed inside a rescuing cluster</text:p>
        </text:list-item>
      </text:list>
      <text:p text:style-name="P37">These are tuning parameters, not conceptual definitions.</text:p>
      <text:p text:style-name="P37"/>
      <text:p text:style-name="P37"/>
      <text:p text:style-name="P37"/>
      <text:p text:style-name="P37"/>
      <text:p text:style-name="Title">Stage 4: <text:span text:style-name="T37">Top-Level </text:span>Time Slice Classification</text:p>
      <text:p text:style-name="Heading_20_1">Purpose</text:p>
      <text:p text:style-name="P37">Stage 4 takes each surviving union from Stage 3 and determines where in time the valid art-changing activity actually lives inside that union.</text:p>
      <text:p text:style-name="P37">Its role is not to decide whether the union should survive at all. Stage 3 has already answered that coarse whole-union question.</text:p>
      <text:p text:style-name="P37">Its role is to scan through the surviving union, detect where meaningful lasting canvas change begins and ends, and construct provisional valid activity bands from those findings.</text:p>
      <text:p text:style-name="P37">Stage 4 should therefore operate as a temporal localization stage built on cell-level evidence rather than as a broad whole-slice scoring stage.</text:p>
      <text:p text:style-name="P37"/>
      <text:p text:style-name="Heading_20_1">Inputs</text:p>
      <text:list xml:id="list145013507031348" text:continue-list="list145013637929610" text:style-name="WWNum6">
        <text:list-header>
          <text:p text:style-name="P147">Stage 4 receives:</text:p>
        </text:list-header>
        <text:list-item>
          <text:p text:style-name="P151">surviving unions from Stage 3</text:p>
        </text:list-item>
        <text:list-item>
          <text:p text:style-name="P151">the movement evidence record</text:p>
        </text:list-item>
        <text:list-item>
          <text:p text:style-name="P152">reusable sampled frame payloads and art-state data from earlier stages</text:p>
        </text:list-item>
        <text:list-item>
          <text:p text:style-name="P152">the baseline comparison state available for the surviving union</text:p>
        </text:list-item>
        <text:list-item>
          <text:p text:style-name="P152">Stage 3 debug and support information when useful for local interpretation</text:p>
          <text:p text:style-name="P152">The baseline comparison state is the best trusted “before” reference currently available for the cells being evaluated. It normally begins with the union-level before-state established in Stage 3, but Stage 4 may later supplement it with evidence gathered from earlier probes when that helps clarify local time structure.</text:p>
        </text:list-item>
      </text:list>
      <text:p text:style-name="P84"/>
      <text:p text:style-name="P84"/>
      <text:p text:style-name="Heading_20_1">Outputs</text:p>
      <text:p text:style-name="P153">Stage 4 outputs a list of provisional time bands inside each surviving union. Each provisional band stores:</text:p>
      <text:p text:style-name="P153"><text:soft-page-break/></text:p>
      <text:list text:style-name="L35">
        <text:list-item>
          <text:p text:style-name="P154">start_time</text:p>
        </text:list-item>
        <text:list-item>
          <text:p text:style-name="P154">end_time</text:p>
        </text:list-item>
        <text:list-item>
          <text:p text:style-name="P154">parent_union_index</text:p>
        </text:list-item>
        <text:list-item>
          <text:p text:style-name="P154">classification</text:p>
        </text:list-item>
        <text:list-item>
          <text:p text:style-name="P154">supporting probe evidence</text:p>
        </text:list-item>
        <text:list-item>
          <text:p text:style-name="P154">boundary confidence metadata</text:p>
        </text:list-item>
      </text:list>
      <text:p text:style-name="P153">Stage 4 may also output non-valid gaps between valid bands when that information is useful for later refinement or debugging.</text:p>
      <text:p text:style-name="P153"/>
      <text:p text:style-name="Heading_20_1">Responsibilities</text:p>
      <text:list text:continue-list="list145013507031348" text:style-name="WWNum6">
        <text:list-header>
          <text:p text:style-name="P147">Stage 4:</text:p>
        </text:list-header>
        <text:list-item>
          <text:p text:style-name="P152">scans through each surviving union in time order</text:p>
        </text:list-item>
        <text:list-item>
          <text:p text:style-name="P152">evaluates probe points across the union timeline</text:p>
        </text:list-item>
        <text:list-item>
          <text:p text:style-name="P152">determines which currently relevant cells show meaningful lasting change</text:p>
        </text:list-item>
        <text:list-item>
          <text:p text:style-name="P152">distinguishes changed, unchanged, contaminated, and unresolved local evidence</text:p>
        </text:list-item>
        <text:list-item>
          <text:p text:style-name="P152">builds probe-level support over time</text:p>
        </text:list-item>
        <text:list-item>
          <text:p text:style-name="P152">groups consecutive probe results into provisional valid activity bands</text:p>
        </text:list-item>
        <text:list-item>
          <text:p text:style-name="P152">closes bands when valid support clearly ceases</text:p>
        </text:list-item>
        <text:list-item>
          <text:p text:style-name="P152">passes uncertain band boundaries forward for later refinement</text:p>
        </text:list-item>
      </text:list>
      <text:p text:style-name="P84"/>
      <text:p text:style-name="P84"/>
      <text:list xml:id="list145013054789219" text:continue-numbering="true" text:style-name="WWNum6">
        <text:list-header>
          <text:p text:style-name="P152">Stage 4 does not:</text:p>
        </text:list-header>
        <text:list-item>
          <text:p text:style-name="P152">decide whether a union survives or is rejected</text:p>
        </text:list-item>
        <text:list-item>
          <text:p text:style-name="P152">rely on broad whole-slice evidence as its primary decision unit</text:p>
        </text:list-item>
        <text:list-item>
          <text:p text:style-name="P155">recursively subdivide time ranges by default in order to discover structure</text:p>
        </text:list-item>
        <text:list-item>
          <text:p text:style-name="P155">finalize editorial clip padding or final output construction</text:p>
        </text:list-item>
      </text:list>
      <text:p text:style-name="P84"/>
      <text:p text:style-name="P156">Decision Model</text:p>
      <text:p text:style-name="P157">Stage 4 uses a probe-based temporal localization model.</text:p>
      <text:p text:style-name="P158"><text:soft-page-break/>Rather than first splitting a surviving union into broad halves and asking whether each half is valid, Stage 4 scans the union from beginning to end using probe points placed at regular coarse intervals.</text:p>
      <text:p text:style-name="P159">Each probe examines a short probe-local evaluation window around its probe anchor time, identifies the cells most relevant to that moment, and estimates whether meaningful lasting canvas change is present, absent, or still unresolved.</text:p>
      <text:p text:style-name="P159">Stage 4 then uses the sequence of probe results to build provisional valid activity bands across the union timeline.</text:p>
      <text:p text:style-name="P159">This means Stage 4 is primarily answering:</text:p>
      <text:p text:style-name="P159"/>
      <text:list text:style-name="L36">
        <text:list-item>
          <text:p text:style-name="P160">where in time valid art-changing activity begins</text:p>
        </text:list-item>
        <text:list-item>
          <text:p text:style-name="P160">where it remains active</text:p>
        </text:list-item>
        <text:list-item>
          <text:p text:style-name="P160">where it stops</text:p>
        </text:list-item>
        <text:list-item>
          <text:p text:style-name="P160">whether internal gaps exist between separate valid activity bands</text:p>
        </text:list-item>
      </text:list>
      <text:p text:style-name="P159">If the probe sequence already defines those bands clearly enough, Stage 4 should output them directly without unnecessary recursive subdivision.</text:p>
      <text:p text:style-name="P159"/>
      <text:p text:style-name="P156">Probe Model </text:p>
      <text:p text:style-name="normal">A Stage 4 probe is a local time-based evaluation performed at a probe anchor time inside a surviving union.</text:p>
      <text:p text:style-name="P159">The probe anchor time is the central timestamp the probe is organized around.</text:p>
      <text:p text:style-name="P159">The probe-local evaluation window is the short local span around that anchor time used to gather movement, contamination, and cell-state evidence. It is not a single exact frame.</text:p>
      <text:p text:style-name="P159">For each probe, Stage 4 should:</text:p>
      <text:list text:style-name="L37">
        <text:list-item>
          <text:p text:style-name="P161">identify recently active cells inside the surviving union footprint</text:p>
        </text:list-item>
        <text:list-item>
          <text:p text:style-name="P161">identify which of those cells are judgeable at the current probe</text:p>
        </text:list-item>
        <text:list-item>
          <text:p text:style-name="P161">identify which relevant cells remain contaminated or unresolved</text:p>
        </text:list-item>
        <text:list-item>
          <text:p text:style-name="P161">compare judgeable cells against the current baseline comparison state</text:p>
        </text:list-item>
        <text:list-item>
          <text:p text:style-name="P161">determine whether the probe shows meaningful valid art-changing support</text:p>
        </text:list-item>
      </text:list>
      <text:p text:style-name="P159">The probe is therefore the basic evidence unit Stage 4 uses to map valid activity through time.</text:p>
      <text:p text:style-name="P159"/>
      <text:p text:style-name="P156">Probe Result Fields</text:p>
      <text:p text:style-name="normal">Each Stage 4 probe result should store:</text:p>
      <text:list text:style-name="L38">
        <text:list-item>
          <text:p text:style-name="P162"><text:span text:style-name="T1">probe_anchor_time:</text:span> <text:span text:style-name="T38">T</text:span>he central timestamp the probe is built around.</text:p>
        </text:list-item>
        <text:list-item>
          <text:p text:style-name="P162"><text:span text:style-name="T39">P</text:span><text:span text:style-name="T1">robe_local_evaluation_window: </text:span>The short local time span used to gather evidence for the probe.</text:p>
        </text:list-item>
        <text:list-item>
          <text:p text:style-name="P163"><text:span text:style-name="T39">R</text:span><text:span text:style-name="T1">ecently_active_cells: </text:span>Cells with movement evidence during the probe-local window or in the span since the previous probe.</text:p>
        </text:list-item>
        <text:list-item>
          <text:p text:style-name="P164"><text:span text:style-name="T39">J</text:span><text:span text:style-name="T1">udgeable_cells: </text:span>Relevant cells that are currently readable enough to compare against the baseline comparison state.</text:p>
        </text:list-item>
        <text:list-item>
          <text:p text:style-name="P164"><text:span text:style-name="T1">contaminated_cells:</text:span> Relevant cells that are still too obscured by current cursor presence or motion to support a clean decision.</text:p>
        </text:list-item>
        <text:list-item>
          <text:p text:style-name="P164"><text:span text:style-name="T1">confirmed_changed_cells:</text:span> Judgeable cells that clearly show meaningful lasting change.</text:p>
        </text:list-item>
        <text:list-item>
          <text:p text:style-name="P164"><text:soft-page-break/><text:span text:style-name="T1">confirmed_unchanged_cells</text:span>: Judgeable cells that remain within the unchanged / noise band.</text:p>
        </text:list-item>
        <text:list-item>
          <text:p text:style-name="P164"><text:span text:style-name="T1">unresolved_cells</text:span>: Relevant cells that cannot yet be confidently called changed or unchanged.</text:p>
        </text:list-item>
        <text:list-item>
          <text:p text:style-name="P164"><text:span text:style-name="T1">changed_support_score</text:span>: A probe-level score describing how much credible changed evidence is present.</text:p>
        </text:list-item>
        <text:list-item>
          <text:p text:style-name="P164"><text:span text:style-name="T1">unchanged_support_score</text:span>: A probe-level score describing how much credible unchanged evidence is present.</text:p>
        </text:list-item>
        <text:list-item>
          <text:p text:style-name="P164"><text:span text:style-name="T1">unresolved_support_score:</text:span> A probe-level score describing how much relevant evidence remains unresolved.</text:p>
        </text:list-item>
        <text:list-item>
          <text:p text:style-name="P164"><text:span text:style-name="T1">final_probe_label:</text:span> The probe’s final classification after all local evidence has been summarized.</text:p>
        </text:list-item>
      </text:list>
      <text:p text:style-name="P159"/>
      <text:p text:style-name="P159">The recommended initial final probe labels are:</text:p>
      <text:list text:style-name="L39">
        <text:list-item>
          <text:p text:style-name="P165">positiv<text:span text:style-name="T40">e</text:span></text:p>
        </text:list-item>
        <text:list-item>
          <text:p text:style-name="P165">negative</text:p>
        </text:list-item>
        <text:list-item>
          <text:p text:style-name="P165">holding</text:p>
        </text:list-item>
        <text:list-item>
          <text:p text:style-name="P165">unclear</text:p>
        </text:list-item>
      </text:list>
      <text:p text:style-name="P159"/>
      <text:p text:style-name="P156">Cell-lev<text:span text:style-name="T40">e</text:span>l Judgment Rule</text:p>
      <text:p text:style-name="P159">Stage 4 should judge cells individually only after first limiting attention to cells that are relevant to the current probe.</text:p>
      <text:p text:style-name="P159">A judgeable cell should then be classified into one of three categories:</text:p>
      <text:list text:style-name="L40">
        <text:list-item>
          <text:p text:style-name="P166">- confirmed_changed</text:p>
        </text:list-item>
        <text:list-item>
          <text:p text:style-name="P166">- confirmed_unchanged</text:p>
        </text:list-item>
        <text:list-item>
          <text:p text:style-name="P166">- unresolved</text:p>
        </text:list-item>
      </text:list>
      <text:p text:style-name="P159"/>
      <text:p text:style-name="P159">A judgeable cell becomes confirmed_changed when its current readable state differs from the baseline comparison state by enough to clearly exceed the normal flicker and noise level for that cell, and when that difference is consistent with meaningful lasting canvas change rather than transient contamination.</text:p>
      <text:p text:style-name="P159"/>
      <text:p text:style-name="P159">A judgeable cell becomes confirmed_unchanged when its current readable state remains within the normal no-change / ambient-noise band for that cell.</text:p>
      <text:p text:style-name="P159"/>
      <text:p text:style-name="P159">A judgeable cell becomes unresolved when the measured difference is too large to confidently call unchanged but not yet strong or stable enough to confidently call changed.</text:p>
      <text:p text:style-name="P159"/>
      <text:p text:style-name="P159">This means Stage 4 should use a three-band rule:</text:p>
      <text:list text:style-name="L41">
        <text:list-item>
          <text:p text:style-name="P167">unchanged band near natural noise</text:p>
        </text:list-item>
        <text:list-item>
          <text:p text:style-name="P167">changed band clearly above natural noise</text:p>
        </text:list-item>
        <text:list-item>
          <text:p text:style-name="P167">unresolved band between them</text:p>
        </text:list-item>
      </text:list>
      <text:p text:style-name="P159"/>
      <text:p text:style-name="P159"><text:soft-page-break/>The exact numeric thresholds are tuning parameters, but the changed threshold should be clearly above the normal flicker band so that small real art updates still clear noise without requiring large strokes.</text:p>
      <text:p text:style-name="P159"/>
      <text:p text:style-name="P168">Stage 4 Band Construction Rule </text:p>
      <text:p text:style-name="P159">Stage 4 should construct provisional valid activity bands from the sequence of probe results across the surviving union.</text:p>
      <text:p text:style-name="P159">A positive probe indicates that meaningful valid art-changing activity is present at that point in time.</text:p>
      <text:p text:style-name="P159">A negative probe indicates that meaningful valid art-changing activity is not present at that point in time.</text:p>
      <text:p text:style-name="P159">A holding probe indicates that the current area is still partially unresolved in a way that is consistent with valid activity continuing, such as when important cells remain contaminated by ongoing motion but surrounding evidence remains supportive.</text:p>
      <text:p text:style-name="P159">An unclear probe indicates that the probe does not yet contribute enough reliable evidence to confidently help open or close a band.</text:p>
      <text:p text:style-name="P159">Stage 4 should open, continue, or close provisional valid bands by examining the continuity of positive, holding, and negative probe results over time rather than by recursively halving the union by default.</text:p>
      <text:p text:style-name="P159"/>
      <text:p text:style-name="P169">Stage 4 Boundary Refinement Handoff rule </text:p>
      <text:p text:style-name="P159">Stage 4 should aim to discover the correct internal valid bands of each surviving union at a coarse but structurally correct level.</text:p>
      <text:p text:style-name="P159">If a provisional band’s boundaries remain uncertain after the coarse probe scan, Stage 4 should pass those uncertain boundaries forward for later refinement rather than recursively re-solving the entire interior of the band.</text:p>
      <text:p text:style-name="P159">This means later refinement should focus mainly on sharpening starts and ends, not on rediscovering where valid activity exists at all.</text:p>
      <text:p text:style-name="P159"/>
      <text:p text:style-name="P170">Design principles for Stage 4</text:p>
      <text:list text:continue-list="list145013054789219" text:style-name="WWNum6">
        <text:list-header>
          <text:p text:style-name="P147">Stage 4 should follow these principles:</text:p>
        </text:list-header>
        <text:list-item>
          <text:p text:style-name="P103">Stage 4 performs temporal localization, not union survival screening</text:p>
        </text:list-item>
        <text:list-item>
          <text:p text:style-name="P103">it should scan through each surviving union in time order</text:p>
        </text:list-item>
        <text:list-item>
          <text:p text:style-name="P103">it should use probe-based evidence rather than broad whole-slice scoring as its primary logic</text:p>
        </text:list-item>
        <text:list-item>
          <text:p text:style-name="P103">it should reuse trusted earlier-stage comparison state whenever practical</text:p>
        </text:list-item>
        <text:list-item>
          <text:p text:style-name="P103">it should judge only the cells that are relevant to the current probe</text:p>
        </text:list-item>
        <text:list-item>
          <text:p text:style-name="P103">it should treat contamination as unresolved evidence, not automatically as negative evidence</text:p>
        </text:list-item>
        <text:list-item>
          <text:p text:style-name="P103">it should allow unresolved evidence to be carried forward to later probes</text:p>
        </text:list-item>
        <text:list-item>
          <text:p text:style-name="P103"><text:soft-page-break/>it should discover valid activity bands directly when possible rather than relying on recursive halving by default</text:p>
        </text:list-item>
        <text:list-item>
          <text:p text:style-name="P103">it should prefer structural correctness of valid bands over premature temporal precision</text:p>
        </text:list-item>
        <text:list-item>
          <text:p text:style-name="P103">it should hand uncertain boundaries forward for refinement rather than forcing brittle decisions too early</text:p>
        </text:list-item>
      </text:list>
      <text:p text:style-name="P171"/>
      <text:p text:style-name="P171"/>
      <text:p text:style-name="Heading_20_1">Placeholder tuning guidance</text:p>
      <text:p text:style-name="P37">The exact numeric parameters for Stage 4 are still tuning parameters, not final design truths.</text:p>
      <text:p text:style-name="P37"/>
      <text:p text:style-name="P37">These include:</text:p>
      <text:p text:style-name="P37">- the coarse probe interval</text:p>
      <text:p text:style-name="P37">- the probe-local evaluation window length</text:p>
      <text:p text:style-name="P37">- the changed-cell threshold above noise</text:p>
      <text:p text:style-name="P37">- the unchanged-cell threshold</text:p>
      <text:p text:style-name="P37">- the unresolved band width</text:p>
      <text:p text:style-name="P37">- the minimum changed support needed for a positive probe</text:p>
      <text:p text:style-name="P37">- the unchanged support needed for a negative probe</text:p>
      <text:p text:style-name="P37">- the holding-probe rule</text:p>
      <text:p text:style-name="P37">- the provisional band opening rule</text:p>
      <text:p text:style-name="P37">- the provisional band closing rule</text:p>
      <text:p text:style-name="P37"/>
      <text:p text:style-name="P37">These values should be defined separately as tunable parameters, not embedded into the conceptual definition itself.</text:p>
      <text:p text:style-name="P37"/>
      <text:p text:style-name="P37"/>
      <text:p text:style-name="Heading_20_1">Open parameter questions</text:p>
      <text:p text:style-name="P37">The exact placeholder values still need to be chosen for:</text:p>
      <text:p text:style-name="P37"/>
      <text:p text:style-name="P37">- coarse probe interval</text:p>
      <text:p text:style-name="P37">- probe-local evaluation window length</text:p>
      <text:p text:style-name="P37">- changed-cell threshold</text:p>
      <text:p text:style-name="P37">- unchanged-cell threshold</text:p>
      <text:p text:style-name="P37">- unresolved band width</text:p>
      <text:p text:style-name="P37">- positive probe threshold</text:p>
      <text:p text:style-name="P37">- negative probe threshold</text:p>
      <text:p text:style-name="P37">- holding-probe rule</text:p>
      <text:p text:style-name="P37"><text:soft-page-break/>- valid band opening rule</text:p>
      <text:p text:style-name="P37">- valid band closing rule</text:p>
      <text:p text:style-name="P37"/>
      <text:p text:style-name="P37">These are tuning parameters, not conceptual definitions.</text:p>
      <text:p text:style-name="P37"/>
      <text:p text:style-name="P37"/>
      <text:p text:style-name="P37"/>
      <text:p text:style-name="P37"/>
      <text:p text:style-name="Title">Stage 5: <text:span text:style-name="T41">Local Boundary </text:span>Refinement</text:p>
      <text:p text:style-name="Heading_20_1">Purpose</text:p>
      <text:p text:style-name="P37">Stage 5 refines uncertain boundaries left behind by Stage 4.</text:p>
      <text:p text:style-name="P37">Its role is no longer to serve as the primary discovery engine for where valid activity exists inside a surviving union. Stage 4 should already have identified the provisional valid activity bands.</text:p>
      <text:p text:style-name="P37">Stage 5 exists to improve temporal precision at the edges of those provisional bands when the coarse Stage 4 probe scan was structurally correct but not yet frame-accurate enough.</text:p>
      <text:p text:style-name="P37"/>
      <text:p text:style-name="Heading_20_1">Inputs</text:p>
      <text:list text:continue-numbering="true" text:style-name="WWNum6">
        <text:list-header>
          <text:p text:style-name="P172">Stage 5 receives:</text:p>
        </text:list-header>
        <text:list-item>
          <text:p text:style-name="P173">- provisional valid activity bands from Stage 4</text:p>
        </text:list-item>
        <text:list-item>
          <text:p text:style-name="P173">- uncertain or low-confidence Stage 4 band boundaries</text:p>
        </text:list-item>
        <text:list-item>
          <text:p text:style-name="P173">- movement evidence and reusable sampled-frame data from earlier stages</text:p>
        </text:list-item>
        <text:list-item>
          <text:p text:style-name="P173">- Stage 4 probe evidence and boundary metadata</text:p>
        </text:list-item>
      </text:list>
      <text:p text:style-name="P174"/>
      <text:p text:style-name="Heading_20_1">Outputs</text:p>
      <text:p text:style-name="P153"/>
      <text:list text:continue-numbering="true" text:style-name="WWNum6">
        <text:list-header>
          <text:p text:style-name="P152">Stage 5 outputs a refined list of retained activity bands and boundary-adjusted supporting material.</text:p>
          <text:p text:style-name="P152"><text:span text:style-name="T42">E</text:span>ach Stage 5 output unit stores:</text:p>
        </text:list-header>
        <text:list-item>
          <text:p text:style-name="P152">- start_time</text:p>
        </text:list-item>
        <text:list-item>
          <text:p text:style-name="P152">- end_time</text:p>
        </text:list-item>
        <text:list-item>
          <text:p text:style-name="P152">- parent_union_index</text:p>
        </text:list-item>
        <text:list-item>
          <text:p text:style-name="P152">- classification</text:p>
        </text:list-item>
        <text:list-item>
          <text:p text:style-name="P152"><text:soft-page-break/>- whether the unit came from inward trimming, outward recovery, or unchanged carry-through</text:p>
        </text:list-item>
        <text:list-item>
          <text:p text:style-name="P152">- boundary confidence metadata</text:p>
        </text:list-item>
      </text:list>
      <text:p text:style-name="P84"/>
      <text:list text:continue-numbering="true" text:style-name="WWNum6">
        <text:list-header>
          <text:p text:style-name="P152"><text:span text:style-name="T42">St</text:span>age 5 does not create a new broad structural interpretation of the surviving union. Its outputs are refinements of the provisional valid activity bands already identified by Stage 4.</text:p>
        </text:list-header>
      </text:list>
      <text:p text:style-name="P84"/>
      <text:p text:style-name="P84"/>
      <text:p text:style-name="Heading_20_1">Responsibilities</text:p>
      <text:list text:continue-numbering="true" text:style-name="WWNum6">
        <text:list-header>
          <text:p text:style-name="P147">Stage 5:</text:p>
        </text:list-header>
        <text:list-item>
          <text:p text:style-name="P152">- refines uncertain starts and ends of Stage 4 provisional bands</text:p>
        </text:list-item>
        <text:list-item>
          <text:p text:style-name="P152">- performs more local and more precise checks near those boundaries</text:p>
        </text:list-item>
        <text:list-item>
          <text:p text:style-name="P152">- trims over-kept idle material from valid bands</text:p>
        </text:list-item>
        <text:list-item>
          <text:p text:style-name="P152">- recovers edge material that Stage 4 could not confidently keep or reject</text:p>
        </text:list-item>
        <text:list-item>
          <text:p text:style-name="P175">- resolves small uncertain boundary zones into final valid, boundary, or invalid material</text:p>
          <text:p text:style-name="P175"/>
          <text:p text:style-name="P176"><text:span text:style-name="T41">Non-</text:span>Responsibilities</text:p>
          <text:p text:style-name="P175">Stage 5 does not:</text:p>
        </text:list-item>
        <text:list-item>
          <text:p text:style-name="P152">- rediscover the broad internal structure of a surviving union from scratch</text:p>
        </text:list-item>
        <text:list-item>
          <text:p text:style-name="P152">- act as the default mechanism for finding valid bands that Stage 4 failed to identify</text:p>
        </text:list-item>
        <text:list-item>
          <text:p text:style-name="P152">- repeatedly subdivide already-clear valid interiors without boundary uncertainty</text:p>
          <text:p text:style-name="P152"/>
        </text:list-item>
      </text:list>
      <text:p text:style-name="Heading_20_1"/>
      <text:p text:style-name="Heading_20_1">Evidence reuse rule</text:p>
      <text:p text:style-name="P37">Stage 5 refines the movement evidence and slice metadata carried forward from earlier stages rather than re-scanning raw video from scratch by default.</text:p>
      <text:p text:style-name="P177"/>
      <text:p text:style-name="P178">Stage 5 Boundary Refinement Scope </text:p>
      <text:p text:style-name="normal">Stage 5 should focus only on local boundary refinement problems.</text:p>
      <text:p text:style-name="P179">Examples include:</text:p>
      <text:p text:style-name="P179"><text:soft-page-break/>- a valid Stage 4 band that begins slightly too early</text:p>
      <text:p text:style-name="P179">- a valid Stage 4 band that ends slightly too late</text:p>
      <text:p text:style-name="P179">- a short uncertain bridge between two clearly valid regions</text:p>
      <text:p text:style-name="P179">- a narrow unresolved edge where contamination prevented a clean Stage 4 decision</text:p>
      <text:p text:style-name="P179"/>
      <text:p text:style-name="P179">Stage 5 should therefore operate on limited edge regions rather than broad whole-band interiors whenever possible.</text:p>
      <text:p text:style-name="P179"/>
      <text:p text:style-name="P180">Design principles for Stage 5</text:p>
      <text:list text:continue-numbering="true" text:style-name="WWNum6">
        <text:list-header>
          <text:p text:style-name="P147">Stage 5 should follow these principles:</text:p>
        </text:list-header>
        <text:list-item>
          <text:p text:style-name="P152">- Stage 5 refines boundaries rather than discovering broad activity structure</text:p>
        </text:list-item>
        <text:list-item>
          <text:p text:style-name="P152">- it should operate locally and conservatively</text:p>
        </text:list-item>
        <text:list-item>
          <text:p text:style-name="P152">- it should spend computation mainly where Stage 4 left genuine uncertainty</text:p>
        </text:list-item>
        <text:list-item>
          <text:p text:style-name="P152">- it should avoid re-analyzing already-clear valid interiors unnecessarily</text:p>
        </text:list-item>
        <text:list-item>
          <text:p text:style-name="P152">- it should improve temporal precision without undoing Stage 4’s broader structural decisions unless strong evidence requires that</text:p>
        </text:list-item>
      </text:list>
      <text:p text:style-name="P174"/>
      <text:p text:style-name="P174"/>
      <text:p text:style-name="P181">Placeholder Tuning Guidance</text:p>
      <text:p text:style-name="normal">The exact numeric parameters for Stage 5 are still tuning parameters, not final design truths.</text:p>
      <text:p text:style-name="normal">These include:</text:p>
      <text:p text:style-name="normal"/>
      <text:p text:style-name="normal">- the boundary refinement window length</text:p>
      <text:p text:style-name="normal">- the fine boundary probe interval</text:p>
      <text:p text:style-name="normal">- the maximum distance Stage 5 is allowed to trim inward from a Stage 4 provisional boundary in one pass</text:p>
      <text:p text:style-name="normal">- the maximum distance Stage 5 is allowed to extend outward when recovering edge material</text:p>
      <text:p text:style-name="normal">- the evidence threshold for confirming a refined boundary</text:p>
      <text:p text:style-name="normal">- the unresolved tolerance allowed at a refined boundary</text:p>
      <text:p text:style-name="normal"/>
      <text:p text:style-name="normal">These values should be defined separately as tunable parameters, not embedded into the conceptual definition itself.</text:p>
      <text:p text:style-name="normal"/>
      <text:p text:style-name="P181">Open Parameter Questions</text:p>
      <text:p text:style-name="normal">The exact placeholder values still need to be chosen for:</text:p>
      <text:p text:style-name="normal"><text:soft-page-break/>- boundary refinement window length</text:p>
      <text:p text:style-name="normal">- fine boundary probe interval</text:p>
      <text:p text:style-name="normal">- inward trim limit</text:p>
      <text:p text:style-name="normal">- outward recovery limit</text:p>
      <text:p text:style-name="normal">- refined boundary evidence threshold</text:p>
      <text:p text:style-name="normal">- unresolved tolerance at a refined boundary</text:p>
      <text:p text:style-name="normal"/>
      <text:p text:style-name="normal">These are tuning parameters, not conceptual definitions.</text:p>
      <text:p text:style-name="normal"/>
      <text:p text:style-name="P182"/>
      <text:p text:style-name="Title">Stage 6: Final Clip Construction</text:p>
      <text:p text:style-name="P183"><text:bookmark text:name="_pw1bdr8aq6cc"/>Purpose</text:p>
      <text:p text:style-name="P37">Stage 6 takes the retained material produced by Stage 4 and Stage 5 and constructs the final clips.</text:p>
      <text:p text:style-name="P37">Its role is to:</text:p>
      <text:p text:style-name="P37">- gather all retained units</text:p>
      <text:p text:style-name="P37">- merge nearby retained units into pre-clips</text:p>
      <text:p text:style-name="P37">- apply lead-in and tail-after to each pre-clip</text:p>
      <text:p text:style-name="P37">- merge any expanded clips that overlap or touch</text:p>
      <text:p text:style-name="P37">- output the final clip ranges</text:p>
      <text:p text:style-name="P37">Stage 6 is the first stage that creates output intended for export or editing use.</text:p>
      <text:p text:style-name="P37"/>
      <text:p text:style-name="P183"><text:bookmark text:name="_raqyv3y2bz3j"/>Inputs</text:p>
      <text:list text:style-name="WWNum15">
        <text:list-header>
          <text:p text:style-name="P184">Stage 6 receives:</text:p>
        </text:list-header>
        <text:list-item>
          <text:p text:style-name="P184">- refined valid activity bands</text:p>
        </text:list-item>
        <text:list-item>
          <text:p text:style-name="P185">- refined boundary-supporting retained material</text:p>
          <text:p text:style-name="P185"><text:span text:style-name="T43">T</text:span>ogether, these form the retained material used by Stage 6.</text:p>
        </text:list-item>
      </text:list>
      <text:p text:style-name="P186"/>
      <text:p text:style-name="P40"/>
      <text:p text:style-name="P183"><text:bookmark text:name="_3xw9ho7pmlj"/>Outputs</text:p>
      <text:p text:style-name="P187">Stage 6 outputs a list of final clips.</text:p>
      <text:p text:style-name="P187">Each clip stores:</text:p>
      <text:p text:style-name="P187">- start_time</text:p>
      <text:p text:style-name="P187">- end_time</text:p>
      <text:p text:style-name="P188"/>
      <text:p text:style-name="P188"/>
      <text:p text:style-name="P183"><text:bookmark text:name="_rwebifrkrzjm"/><text:soft-page-break/>Responsibilities</text:p>
      <text:p text:style-name="P37">Stage 6:</text:p>
      <text:p text:style-name="P37">- collects all retained units</text:p>
      <text:p text:style-name="P37">- orders them chronologically</text:p>
      <text:p text:style-name="P37">- merges nearby retained units into pre-clips using the merge rule</text:p>
      <text:p text:style-name="P37">- ensures each pre-clip contains at least one valid retained band and is not formed from boundary-supporting retained material alone</text:p>
      <text:p text:style-name="P37">- applies lead-in and tail-after to each pre-clip</text:p>
      <text:p text:style-name="P37">- merges any expanded clips that overlap or touch</text:p>
      <text:p text:style-name="P37">- outputs the final clip list</text:p>
      <text:p text:style-name="P37"/>
      <text:p text:style-name="P183"><text:bookmark text:name="_nxem6cfg3f6a"/>Non-responsibilities</text:p>
      <text:p text:style-name="P37">Stage 6 does not:</text:p>
      <text:p text:style-name="P37">- classify material as valid, invalid, unresolved, or boundary-supporting</text:p>
      <text:p text:style-name="P37">- refine unresolved material further</text:p>
      <text:p text:style-name="P37">- revisit earlier union or band-level decisions</text:p>
      <text:p text:style-name="P37"/>
      <text:p text:style-name="P37"/>
      <text:p text:style-name="P183"><text:bookmark text:name="_dyy460qlgebr"/>Pre-clip rule</text:p>
      <text:p text:style-name="P37">A pre-clip is formed by merging nearby retained units that are close enough in time to belong together under the merge rule.</text:p>
      <text:p text:style-name="P37">A pre-clip must contain at least one valid retained band.</text:p>
      <text:p text:style-name="P37">Boundary-supporting retained material may contribute to a pre-clip, but may not form a pre-clip on its own.</text:p>
      <text:p text:style-name="P37"/>
      <text:p text:style-name="P183"><text:bookmark text:name="_j70685t0cyms"/>Merge rule</text:p>
      <text:p text:style-name="P37">Two retained units may merge into the same pre-clip when:</text:p>
      <text:list text:style-name="WWNum11">
        <text:list-item>
          <text:p text:style-name="P189">they overlap in time</text:p>
        </text:list-item>
        <text:list-item>
          <text:p text:style-name="P189">or they touch</text:p>
        </text:list-item>
        <text:list-item>
          <text:p text:style-name="P189">or the gap between them is no greater than the maximum merge gap</text:p>
        </text:list-item>
      </text:list>
      <text:p text:style-name="P37">The maximum merge gap should be small and conservative, because boundary material already provides a buffer around valid material.</text:p>
      <text:p text:style-name="P37"/>
      <text:p text:style-name="P190">Union-lineage rule</text:p>
      <text:p text:style-name="P191">Stage 6 is allowed to merge retained units across original surviving union boundaries when the normal merge rule is satisfied.</text:p>
      <text:p text:style-name="P191">Candidate unions and surviving unions are analysis containers, not final clip boundaries.</text:p>
      <text:p text:style-name="P191">A final clip may therefore include retained material that originated from more than one surviving union, provided the merged result still contains at least one valid retained band and does not violate the normal merge constraints.</text:p>
      <text:p text:style-name="P191"/>
      <text:p text:style-name="P183"><text:bookmark text:name="_h1br45hs6cnx"/><text:soft-page-break/>Lead-in and tail-after rule</text:p>
      <text:p text:style-name="P37">Lead-in and tail-after are applied after retained units have already been merged into a pre-clip.</text:p>
      <text:p text:style-name="P37">They are not used to decide whether retained units should merge.</text:p>
      <text:p text:style-name="P37">This keeps the merge logic structural and the lead-in / tail-after logic editorial.</text:p>
      <text:p text:style-name="P183"><text:bookmark text:name="_79lu43c56igw"/>Post-expansion merge rule</text:p>
      <text:p text:style-name="P37">If lead-in and tail-after expansion causes two clips to overlap or touch, they are merged into a single final clip.</text:p>
      <text:p text:style-name="P37">This avoids duplicated overlapping footage and keeps the final output clean.</text:p>
      <text:p text:style-name="P183"><text:bookmark text:name="_keu9ibjz97sd"/>Testing rule</text:p>
      <text:p text:style-name="P37">During testing and validation, lead-in and tail-after may be set to zero so that the underlying merge and refinement behavior can be inspected without editorial expansion masking errors.</text:p>
      <text:p text:style-name="P37"/>
      <text:p text:style-name="P183"><text:bookmark text:name="_km4uq4sx8d4z"/>Design principles for Stage 6</text:p>
      <text:p text:style-name="P37">Stage 6 should follow these principles:</text:p>
      <text:p text:style-name="P37">- Stage 6 performs construction, not classification</text:p>
      <text:p text:style-name="P37">- every final clip must contain at least one valid retained band and may not be formed from boundary-supporting retained material alone</text:p>
      <text:p text:style-name="P37">- boundary-supporting retained material may support a clip, but may not create one on its own</text:p>
      <text:p text:style-name="P37">- merge decisions should be conservative</text:p>
      <text:p text:style-name="P37">- lead-in and tail-after should be applied after pre-clips are formed</text:p>
      <text:p text:style-name="P37">- overlapping expanded clips should merge into one final clip</text:p>
      <text:p text:style-name="P37"/>
      <text:p text:style-name="P183"><text:bookmark text:name="_ja1m3u19hsxm"/>Placeholder tuning guidance</text:p>
      <text:p text:style-name="P37">The exact numeric parameters for Stage 6 are still tuning parameters, not final design truths.</text:p>
      <text:p text:style-name="P37">These include:</text:p>
      <text:list text:style-name="WWNum8">
        <text:list-item>
          <text:p text:style-name="P192">the maximum merge gap</text:p>
        </text:list-item>
        <text:list-item>
          <text:p text:style-name="P192">the lead-in duration</text:p>
        </text:list-item>
        <text:list-item>
          <text:p text:style-name="P192">the tail-after duration</text:p>
        </text:list-item>
      </text:list>
      <text:p text:style-name="P37">These values should be defined separately as tunable parameters, not embedded into the conceptual definition itself.</text:p>
      <text:p text:style-name="P37"><text:span text:style-name="T1">Implementation note:</text:span> Final clip boundaries should not extend beyond the actual start or end of the source footage.</text:p>
      <text:p text:style-name="P183"><text:bookmark text:name="_7airop6x1r9c"/>Open parameter questions</text:p>
      <text:p text:style-name="P37">The exact placeholder values still need to be chosen for:</text:p>
      <text:list text:style-name="WWNum16">
        <text:list-item>
          <text:p text:style-name="P193">maximum merge gap</text:p>
        </text:list-item>
        <text:list-item>
          <text:p text:style-name="P193">lead-in duration</text:p>
        </text:list-item>
        <text:list-item>
          <text:p text:style-name="P193">tail-after duration</text:p>
        </text:list-item>
      </text:list>
      <text:p text:style-name="P40">These are tuning parameters, not conceptual defini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left="0cm" fo:margin-top="0cm" fo:margin-bottom="0.141cm" style:contextual-spacing="false" fo:line-height="112%" fo:text-align="left" style:justify-single-word="false" fo:orphans="2" fo:widows="2" fo:text-indent="0cm" style:auto-text-indent="false" style:writing-mode="lr-tb"/>
      <style:text-properties style:font-name="Aptos" fo:font-family="Aptos" style:font-family-generic="roman" style:font-pitch="variable" fo:font-size="10.5pt" style:font-name-asian="Aptos1" style:font-family-asian="Aptos" style:font-family-generic-asian="system" style:font-pitch-asian="variable" style:font-size-asian="10.5pt"/>
    </style:style>
    <style:style style:name="Heading_20_1" style:display-name="Heading 1" style:family="paragraph" style:parent-style-name="normal" style:next-style-name="normal" style:class="chapter">
      <style:paragraph-properties fo:margin-top="0.423cm" fo:margin-bottom="0.141cm" style:contextual-spacing="false" fo:line-height="102%" fo:keep-together="always" fo:keep-with-next="always"/>
      <style:text-properties fo:color="#1f4e79" loext:opacity="100%" style:font-name="Aptos" fo:font-family="Aptos" style:font-family-generic="roman" style:font-pitch="variable" fo:font-size="14pt" fo:font-style="normal" fo:font-weight="bold" style:font-name-asian="Aptos1" style:font-family-asian="Aptos"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5pt" style:font-weight-complex="bold"/>
    </style:style>
    <style:style style:name="Heading_20_2" style:display-name="Heading 2" style:family="paragraph" style:parent-style-name="normal" style:next-style-name="normal" style:class="chapter">
      <style:paragraph-properties fo:margin-left="0cm" fo:margin-top="0.353cm" fo:margin-bottom="0.141cm" style:contextual-spacing="false" fo:line-height="108%" fo:text-align="left" style:justify-single-word="false" fo:keep-together="always" fo:text-indent="0cm" style:auto-text-indent="false" fo:keep-with-next="always"/>
      <style:text-properties fo:color="#2f5496" loext:opacity="100%" style:font-name="Aptos" fo:font-family="Aptos" style:font-family-generic="roman" style:font-pitch="variable" fo:font-size="11.5pt" fo:font-style="normal" fo:font-weight="bold" style:font-name-asian="Aptos1" style:font-family-asian="Aptos" style:font-family-generic-asian="system" style:font-pitch-asian="variable" style:font-size-asian="11.5pt" style:font-style-asian="normal"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normal" style:next-style-name="normal" style:class="chapter">
      <style:paragraph-properties fo:margin-top="0.212cm" fo:margin-bottom="0.071cm" style:contextual-spacing="false" fo:line-height="102%" fo:keep-together="always" fo:keep-with-next="always"/>
      <style:text-properties fo:color="#4472c4" loext:opacity="100%" style:font-name="Aptos" fo:font-family="Aptos" style:font-family-generic="roman" style:font-pitch="variable" fo:font-size="10.5pt" fo:font-style="normal" fo:font-weight="bold" style:font-name-asian="Aptos1" style:font-family-asian="Aptos" style:font-family-generic-asian="system" style:font-pitch-asian="variable" style:font-size-asian="10.5pt" style:font-style-asian="normal" style:font-weight-asian="bold" style:font-name-complex="Calibri1" style:font-family-complex="Calibri" style:font-family-generic-complex="system" style:font-pitch-complex="variable" style:font-size-complex="11pt" style:font-weight-complex="bold"/>
    </style:style>
    <style:style style:name="Heading_20_4" style:display-name="Heading 4" style:family="paragraph" style:parent-style-name="normal" style:next-style-name="normal" style:class="chapter">
      <style:paragraph-properties fo:margin-top="0.176cm" fo:margin-bottom="0.035cm" style:contextual-spacing="false" fo:line-height="100%" fo:keep-together="always" fo:keep-with-next="always"/>
      <style:text-properties fo:color="#505050" loext:opacity="100%" style:font-name="Aptos" fo:font-family="Aptos" style:font-family-generic="roman" style:font-pitch="variable" fo:font-size="10.5pt" fo:font-style="italic" fo:font-weight="bold" style:font-name-asian="Aptos1" style:font-family-asian="Aptos" style:font-family-generic-asian="system" style:font-pitch-asian="variable" style:font-size-asian="10.5pt"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Title" style:family="paragraph" style:parent-style-name="normal" style:next-style-name="normal" style:class="chapter">
      <style:paragraph-properties fo:margin-top="0cm" fo:margin-bottom="0.494cm" style:contextual-spacing="false" fo:line-height="100%" fo:text-align="left" style:justify-single-word="false" fo:padding-left="0cm" fo:padding-right="0cm" fo:padding-top="0cm" fo:padding-bottom="0.141cm" fo:border-left="none" fo:border-right="none" fo:border-top="none" fo:border-bottom="0.99pt solid #4f81bd" fo:keep-with-next="always"/>
      <style:text-properties fo:color="#1f4e79" loext:opacity="100%" style:font-name="Aptos Display" fo:font-family="'Aptos Display'" style:font-family-generic="roman" style:font-pitch="variable" fo:font-size="22pt" fo:font-weight="bold" style:font-name-asian="Aptos Display1" style:font-family-asian="'Aptos Display'" style:font-family-generic-asian="system" style:font-pitch-asian="variable" style:font-size-asian="22pt" style:font-weight-asian="bold" style:font-name-complex="Calibri1" style:font-family-complex="Calibri" style:font-family-generic-complex="system" style:font-pitch-complex="variable" style:font-size-complex="20pt" style:font-weight-complex="bold"/>
    </style:style>
    <style:style style:name="Subtitle" style:family="paragraph" style:parent-style-name="normal" style:next-style-name="normal" style:class="chapter">
      <style:text-properties fo:color="#4f81bd" loext:opacity="100%"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Noto Sans Symbols'" style:font-style-name="Regular" style:font-pitch="variable"/>
      </text:list-level-style-bullet>
      <text:list-level-style-bullet text:level="2" text:style-name="ListLabel_20_47"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56" loext:num-list-format="%2%" text:bullet-char="">
        <style:list-level-properties text:list-level-position-and-space-mode="label-alignment">
          <style:list-level-label-alignment text:label-followed-by="listtab"/>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032cm" fo:margin-bottom="2.032cm" fo:margin-left="2.286cm" fo:margin-right="2.286cm" style:writing-mode="lr-tb" style:layout-grid-color="#c0c0c0" style:layout-grid-lines="23876"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10T14:50:10.327342100</dc:date>
    <meta:editing-duration>PT18H17M26S</meta:editing-duration>
    <meta:editing-cycles>238</meta:editing-cycles>
    <meta:generator>LibreOffice/26.2.2.2$Windows_X86_64 LibreOffice_project/1f77d10d6938fd34972958f64b2bcfa54f8b1ba5</meta:generator>
    <meta:document-statistic meta:table-count="0" meta:image-count="0" meta:object-count="0" meta:page-count="59" meta:paragraph-count="1292" meta:word-count="17806" meta:character-count="115748" meta:non-whitespace-character-count="99621"/>
  </office:meta>
</office:document-meta>
</file>